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Eczar" svg:font-family="Eczar" style:font-family-generic="system" style:font-pitch="variable"/>
  </office:font-face-decls>
  <office:automatic-styles>
    <style:style style:name="co1" style:family="table-column">
      <style:table-column-properties fo:break-before="auto" style:column-width="2.45cm"/>
    </style:style>
    <style:style style:name="co2" style:family="table-column">
      <style:table-column-properties fo:break-before="auto" style:column-width="5.583cm"/>
    </style:style>
    <style:style style:name="co3" style:family="table-column">
      <style:table-column-properties fo:break-before="auto" style:column-width="0.748cm"/>
    </style:style>
    <style:style style:name="co4" style:family="table-column">
      <style:table-column-properties fo:break-before="auto" style:column-width="1.6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8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81d41a"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8f2a1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e8f2a1"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81d41a" style:text-align-source="fix" style:repeat-content="false" fo:wrap-option="wrap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6f9d4"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81d41a" style:text-align-source="fix" style:repeat-content="false" fo:wrap-option="wrap" style:rotation-angle="9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13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center" fo:margin-left="0cm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5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4" style:family="table-cell" style:parent-style-name="Default">
      <style:table-cell-properties fo:background-color="#f6f9d4" style:text-align-source="fix" style:repeat-content="false" fo:wrap-option="wrap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81d41a" style:text-align-source="fix" style:repeat-content="false" fo:wrap-option="wrap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e8f2a1" style:text-align-source="fix" style:repeat-content="false" fo:wrap-option="wrap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cm"/>
    </style:style>
    <style:style style:name="gr1" style:family="graphic">
      <style:graphic-properties draw:textarea-horizontal-align="justify" draw:textarea-vertical-align="middle" draw:auto-grow-height="false" fo:min-height="0.136cm" fo:min-width="2.735cm"/>
    </style:style>
    <style:style style:name="gr2" style:family="graphic">
      <style:graphic-properties draw:textarea-horizontal-align="justify" draw:textarea-vertical-align="middle" draw:auto-grow-height="false" fo:min-height="3.063cm" fo:min-width="0.192cm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shapes>
          <draw:custom-shape draw:z-index="0" draw:style-name="gr1" draw:text-style-name="P1" svg:width="3.125cm" svg:height="0.272cm" svg:x="2.658cm" svg:y="0.20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style-name="gr2" draw:text-style-name="P1" svg:width="0.382cm" svg:height="3.5cm" svg:x="0.608cm" svg:y="0.61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36" table:default-cell-style-name="ce12"/>
        <table:table-column table:style-name="co4" table:number-columns-repeated="2" table:default-cell-style-name="ce12"/>
        <table:table-column table:style-name="co5" table:number-columns-repeated="2" table:default-cell-style-name="ce12"/>
        <table:table-column table:style-name="co4" table:number-columns-repeated="981" table:default-cell-style-name="ce12"/>
        <table:table-row table:style-name="ro1">
          <table:table-cell office:value-type="string" calcext:value-type="string">
            <text:p>Fiú / Lány</text:p>
          </table:table-cell>
          <table:table-cell table:style-name="ce8"/>
          <table:table-cell table:style-name="ce6" office:value-type="string" calcext:value-type="string" table:number-columns-spanned="3" table:number-rows-spanned="1">
            <text:p>Mesha</text:p>
          </table:table-cell>
          <table:covered-table-cell table:number-columns-repeated="2" table:style-name="ce6"/>
          <table:table-cell table:style-name="ce17" office:value-type="string" calcext:value-type="string" table:number-columns-spanned="3" table:number-rows-spanned="1">
            <text:p>Vrishaba</text:p>
          </table:table-cell>
          <table:covered-table-cell table:number-columns-repeated="2" table:style-name="ce17"/>
          <table:table-cell table:style-name="ce6" office:value-type="string" calcext:value-type="string" table:number-columns-spanned="3" table:number-rows-spanned="1">
            <text:p>Midhuna</text:p>
          </table:table-cell>
          <table:covered-table-cell table:number-columns-repeated="2" table:style-name="ce6"/>
          <table:table-cell table:style-name="ce17" office:value-type="string" calcext:value-type="string" table:number-columns-spanned="3" table:number-rows-spanned="1">
            <text:p>Karka</text:p>
          </table:table-cell>
          <table:covered-table-cell table:number-columns-repeated="2" table:style-name="ce17"/>
          <table:table-cell table:style-name="ce6" office:value-type="string" calcext:value-type="string" table:number-columns-spanned="3" table:number-rows-spanned="1">
            <text:p>Simha</text:p>
          </table:table-cell>
          <table:covered-table-cell table:number-columns-repeated="2" table:style-name="ce6"/>
          <table:table-cell table:style-name="ce17" office:value-type="string" calcext:value-type="string" table:number-columns-spanned="3" table:number-rows-spanned="1">
            <text:p>Kanya</text:p>
          </table:table-cell>
          <table:covered-table-cell table:number-columns-repeated="2" table:style-name="ce17"/>
          <table:table-cell table:style-name="ce6" office:value-type="string" calcext:value-type="string" table:number-columns-spanned="3" table:number-rows-spanned="1">
            <text:p>Tula</text:p>
          </table:table-cell>
          <table:covered-table-cell table:number-columns-repeated="2" table:style-name="ce6"/>
          <table:table-cell table:style-name="ce17" office:value-type="string" calcext:value-type="string" table:number-columns-spanned="3" table:number-rows-spanned="1">
            <text:p>Vriscika</text:p>
          </table:table-cell>
          <table:covered-table-cell table:number-columns-repeated="2" table:style-name="ce17"/>
          <table:table-cell table:style-name="ce6" office:value-type="string" calcext:value-type="string" table:number-columns-spanned="3" table:number-rows-spanned="1">
            <text:p>Dhanu</text:p>
          </table:table-cell>
          <table:covered-table-cell table:number-columns-repeated="2" table:style-name="ce6"/>
          <table:table-cell table:style-name="ce17" office:value-type="string" calcext:value-type="string" table:number-columns-spanned="3" table:number-rows-spanned="1">
            <text:p>Makara</text:p>
          </table:table-cell>
          <table:covered-table-cell table:number-columns-repeated="2" table:style-name="ce17"/>
          <table:table-cell table:style-name="ce6" office:value-type="string" calcext:value-type="string" table:number-columns-spanned="3" table:number-rows-spanned="1">
            <text:p>Kumbha</text:p>
          </table:table-cell>
          <table:covered-table-cell table:number-columns-repeated="2" table:style-name="ce6"/>
          <table:table-cell table:style-name="ce17" office:value-type="string" calcext:value-type="string" table:number-columns-spanned="3" table:number-rows-spanned="1">
            <text:p>Meena</text:p>
          </table:table-cell>
          <table:covered-table-cell table:number-columns-repeated="2" table:style-name="ce17"/>
          <table:table-cell table:style-name="ce1" table:number-columns-repeated="985"/>
        </table:table-row>
        <table:table-row table:style-name="ro2">
          <table:table-cell table:number-columns-repeated="2"/>
          <table:table-cell table:style-name="ce11" office:value-type="string" calcext:value-type="string">
            <text:p>Aswini 1,2,3,4</text:p>
          </table:table-cell>
          <table:table-cell table:style-name="ce14" office:value-type="string" calcext:value-type="string">
            <text:p>Bharani 1,2,3,4</text:p>
          </table:table-cell>
          <table:table-cell table:style-name="ce15" office:value-type="string" calcext:value-type="string">
            <text:p>Krittika 1</text:p>
          </table:table-cell>
          <table:table-cell table:style-name="ce16" office:value-type="string" calcext:value-type="string">
            <text:p>Krittika 2,3,4</text:p>
          </table:table-cell>
          <table:table-cell table:style-name="ce14" office:value-type="string" calcext:value-type="string">
            <text:p>Rohini 1,2,3,4</text:p>
          </table:table-cell>
          <table:table-cell table:style-name="ce16" office:value-type="string" calcext:value-type="string">
            <text:p>Mrigasira 1,2</text:p>
          </table:table-cell>
          <table:table-cell table:style-name="ce15" office:value-type="string" calcext:value-type="string">
            <text:p>Mrigasira 3,4</text:p>
          </table:table-cell>
          <table:table-cell table:style-name="ce14" office:value-type="string" calcext:value-type="string">
            <text:p>Ardra 1,2,3,4</text:p>
          </table:table-cell>
          <table:table-cell table:style-name="ce15" office:value-type="string" calcext:value-type="string">
            <text:p>Punarvasu 1,2,3</text:p>
          </table:table-cell>
          <table:table-cell table:style-name="ce16" office:value-type="string" calcext:value-type="string">
            <text:p>Punarvasu 4</text:p>
          </table:table-cell>
          <table:table-cell table:style-name="ce14" office:value-type="string" calcext:value-type="string">
            <text:p>Pushya 1,2,3,4</text:p>
          </table:table-cell>
          <table:table-cell table:style-name="ce16" office:value-type="string" calcext:value-type="string">
            <text:p>Aslesha 1,2,3,4</text:p>
          </table:table-cell>
          <table:table-cell table:style-name="ce15" office:value-type="string" calcext:value-type="string">
            <text:p>Magha 1,2,3,4</text:p>
          </table:table-cell>
          <table:table-cell table:style-name="ce14" office:value-type="string" calcext:value-type="string">
            <text:p>Purvaphalguni 1,2,3,4</text:p>
          </table:table-cell>
          <table:table-cell table:style-name="ce15" office:value-type="string" calcext:value-type="string">
            <text:p>Uttara Phalgunī 1</text:p>
          </table:table-cell>
          <table:table-cell table:style-name="ce16" office:value-type="string" calcext:value-type="string">
            <text:p>Uttara Phalgunī 2,3,4</text:p>
          </table:table-cell>
          <table:table-cell table:style-name="ce14" office:value-type="string" calcext:value-type="string">
            <text:p>Hasta 1,2,3,4</text:p>
          </table:table-cell>
          <table:table-cell table:style-name="ce16" office:value-type="string" calcext:value-type="string">
            <text:p>Chitra 1,2</text:p>
          </table:table-cell>
          <table:table-cell table:style-name="ce15" office:value-type="string" calcext:value-type="string">
            <text:p>Chitra 3,4</text:p>
          </table:table-cell>
          <table:table-cell table:style-name="ce14" office:value-type="string" calcext:value-type="string">
            <text:p>Svati 1,2,3,4</text:p>
          </table:table-cell>
          <table:table-cell table:style-name="ce15" office:value-type="string" calcext:value-type="string">
            <text:p>Visakha 1,2,3</text:p>
          </table:table-cell>
          <table:table-cell table:style-name="ce16" office:value-type="string" calcext:value-type="string">
            <text:p>Visakha 4</text:p>
          </table:table-cell>
          <table:table-cell table:style-name="ce14" office:value-type="string" calcext:value-type="string">
            <text:p>Anuradha 1,2,3,4</text:p>
          </table:table-cell>
          <table:table-cell table:style-name="ce16" office:value-type="string" calcext:value-type="string">
            <text:p>Jyeshtha 1,2,3,4</text:p>
          </table:table-cell>
          <table:table-cell table:style-name="ce15" office:value-type="string" calcext:value-type="string">
            <text:p>Mula 1,2,3,4</text:p>
          </table:table-cell>
          <table:table-cell table:style-name="ce14" office:value-type="string" calcext:value-type="string">
            <text:p>Purvashadha 1,2,3,4</text:p>
          </table:table-cell>
          <table:table-cell table:style-name="ce15" office:value-type="string" calcext:value-type="string">
            <text:p>Uttara Ashadha 1</text:p>
          </table:table-cell>
          <table:table-cell table:style-name="ce16" office:value-type="string" calcext:value-type="string">
            <text:p>Uttara Ashadha 2,3,4</text:p>
          </table:table-cell>
          <table:table-cell table:style-name="ce14" office:value-type="string" calcext:value-type="string">
            <text:p>Sravana 1,2,3,4</text:p>
          </table:table-cell>
          <table:table-cell table:style-name="ce16" office:value-type="string" calcext:value-type="string">
            <text:p>Dhanishta 1,2</text:p>
          </table:table-cell>
          <table:table-cell table:style-name="ce15" office:value-type="string" calcext:value-type="string">
            <text:p>Dhanishta 3,4</text:p>
          </table:table-cell>
          <table:table-cell table:style-name="ce14" office:value-type="string" calcext:value-type="string">
            <text:p>Shatabhisha 1,2,3,4</text:p>
          </table:table-cell>
          <table:table-cell table:style-name="ce15" office:value-type="string" calcext:value-type="string">
            <text:p>Purvabhadrapada 1,2,3</text:p>
          </table:table-cell>
          <table:table-cell table:style-name="ce16" office:value-type="string" calcext:value-type="string">
            <text:p>Purvabhadrapada 4</text:p>
          </table:table-cell>
          <table:table-cell table:style-name="ce14" office:value-type="string" calcext:value-type="string">
            <text:p>Uttara Bhadrapada 1,2,3,4</text:p>
          </table:table-cell>
          <table:table-cell table:style-name="ce16" office:value-type="string" calcext:value-type="string">
            <text:p>Revati 1,2,3,4</text:p>
          </table:table-cell>
          <table:table-cell table:style-name="ce1" table:number-columns-repeated="985"/>
        </table:table-row>
        <table:table-row table:style-name="ro1">
          <table:table-cell table:style-name="ce2" office:value-type="string" calcext:value-type="string" table:number-columns-spanned="1" table:number-rows-spanned="3">
            <text:p>Mesha</text:p>
          </table:table-cell>
          <table:table-cell table:style-name="ce9" office:value-type="string" calcext:value-type="string">
            <text:p>Aswini 1,2,3,4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Mesha</text:p>
          </table:table-cell>
          <table:table-cell office:value-type="string" calcext:value-type="string">
            <text:p>Aires</text:p>
          </table:table-cell>
          <table:table-cell table:style-name="ce13" office:value-type="string" calcext:value-type="string">
            <text:p>03-21</text:p>
          </table:table-cell>
          <table:table-cell office:value-type="string" calcext:value-type="string">
            <text:p>04-20</text:p>
          </table:table-cell>
          <table:table-cell table:number-columns-repeated="980"/>
        </table:table-row>
        <table:table-row table:style-name="ro1">
          <table:covered-table-cell table:style-name="ce6"/>
          <table:table-cell table:style-name="ce10" office:value-type="string" calcext:value-type="string">
            <text:p>Bharani 1,2,3,4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Vrishaba</text:p>
          </table:table-cell>
          <table:table-cell office:value-type="string" calcext:value-type="string">
            <text:p>Taurus</text:p>
          </table:table-cell>
          <table:table-cell office:value-type="string" calcext:value-type="string">
            <text:p>04-21</text:p>
          </table:table-cell>
          <table:table-cell office:value-type="string" calcext:value-type="string">
            <text:p>05-21</text:p>
          </table:table-cell>
          <table:table-cell table:number-columns-repeated="980"/>
        </table:table-row>
        <table:table-row table:style-name="ro1">
          <table:covered-table-cell table:style-name="ce6"/>
          <table:table-cell table:style-name="ce6" office:value-type="string" calcext:value-type="string">
            <text:p>Krittika 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Midhuna</text:p>
          </table:table-cell>
          <table:table-cell office:value-type="string" calcext:value-type="string">
            <text:p>Gemini</text:p>
          </table:table-cell>
          <table:table-cell office:value-type="string" calcext:value-type="string">
            <text:p>05-22</text:p>
          </table:table-cell>
          <table:table-cell office:value-type="string" calcext:value-type="string">
            <text:p>06-21</text:p>
          </table:table-cell>
          <table:table-cell table:number-columns-repeated="980"/>
        </table:table-row>
        <table:table-row table:style-name="ro1">
          <table:table-cell table:style-name="ce4" office:value-type="string" calcext:value-type="string" table:number-columns-spanned="1" table:number-rows-spanned="3">
            <text:p>Vrishaba</text:p>
          </table:table-cell>
          <table:table-cell table:style-name="ce17" office:value-type="string" calcext:value-type="string">
            <text:p>Krittika 2,3,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/>
          <table:table-cell office:value-type="string" calcext:value-type="string">
            <text:p>Karka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06-22</text:p>
          </table:table-cell>
          <table:table-cell office:value-type="string" calcext:value-type="string">
            <text:p>07-22</text:p>
          </table:table-cell>
          <table:table-cell table:number-columns-repeated="980"/>
        </table:table-row>
        <table:table-row table:style-name="ro1">
          <table:covered-table-cell table:style-name="ce17"/>
          <table:table-cell table:style-name="ce10" office:value-type="string" calcext:value-type="string">
            <text:p>Rohini 1,2,3,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Simha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07-23</text:p>
          </table:table-cell>
          <table:table-cell office:value-type="string" calcext:value-type="string">
            <text:p>08-21</text:p>
          </table:table-cell>
          <table:table-cell table:number-columns-repeated="980"/>
        </table:table-row>
        <table:table-row table:style-name="ro1">
          <table:covered-table-cell table:style-name="ce17"/>
          <table:table-cell table:style-name="ce17" office:value-type="string" calcext:value-type="string">
            <text:p>Mrigasira 1,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Kanya</text:p>
          </table:table-cell>
          <table:table-cell office:value-type="string" calcext:value-type="string">
            <text:p>Virgo</text:p>
          </table:table-cell>
          <table:table-cell office:value-type="string" calcext:value-type="string">
            <text:p>08-22</text:p>
          </table:table-cell>
          <table:table-cell office:value-type="string" calcext:value-type="string">
            <text:p>09-23</text:p>
          </table:table-cell>
          <table:table-cell table:number-columns-repeated="980"/>
        </table:table-row>
        <table:table-row table:style-name="ro1">
          <table:table-cell table:style-name="ce2" office:value-type="string" calcext:value-type="string" table:number-columns-spanned="1" table:number-rows-spanned="3">
            <text:p>Midhuna</text:p>
          </table:table-cell>
          <table:table-cell table:style-name="ce6" office:value-type="string" calcext:value-type="string">
            <text:p>Mrigasira 3,4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Tula</text:p>
          </table:table-cell>
          <table:table-cell office:value-type="string" calcext:value-type="string">
            <text:p>Libra</text:p>
          </table:table-cell>
          <table:table-cell office:value-type="string" calcext:value-type="string">
            <text:p>09-24</text:p>
          </table:table-cell>
          <table:table-cell office:value-type="string" calcext:value-type="string">
            <text:p>10-23</text:p>
          </table:table-cell>
          <table:table-cell table:number-columns-repeated="980"/>
        </table:table-row>
        <table:table-row table:style-name="ro1">
          <table:covered-table-cell table:style-name="ce6"/>
          <table:table-cell table:style-name="ce10" office:value-type="string" calcext:value-type="string">
            <text:p>Ardra 1,2,3,4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Vriscika</text:p>
          </table:table-cell>
          <table:table-cell office:value-type="string" calcext:value-type="string">
            <text:p>Scorpio</text:p>
          </table:table-cell>
          <table:table-cell office:value-type="string" calcext:value-type="string">
            <text:p>10-24</text:p>
          </table:table-cell>
          <table:table-cell office:value-type="string" calcext:value-type="string">
            <text:p>11-22</text:p>
          </table:table-cell>
          <table:table-cell table:number-columns-repeated="980"/>
        </table:table-row>
        <table:table-row table:style-name="ro1">
          <table:covered-table-cell table:style-name="ce6"/>
          <table:table-cell table:style-name="ce6" office:value-type="string" calcext:value-type="string">
            <text:p>Punarvasu 1,2,3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Dhanu</text:p>
          </table:table-cell>
          <table:table-cell office:value-type="string" calcext:value-type="string">
            <text:p>Saggitarius</text:p>
          </table:table-cell>
          <table:table-cell office:value-type="string" calcext:value-type="string">
            <text:p>11-23</text:p>
          </table:table-cell>
          <table:table-cell office:value-type="string" calcext:value-type="string">
            <text:p>12-22</text:p>
          </table:table-cell>
          <table:table-cell table:number-columns-repeated="980"/>
        </table:table-row>
        <table:table-row table:style-name="ro1">
          <table:table-cell table:style-name="ce4" office:value-type="string" calcext:value-type="string" table:number-columns-spanned="1" table:number-rows-spanned="3">
            <text:p>Karka</text:p>
          </table:table-cell>
          <table:table-cell table:style-name="ce17" office:value-type="string" calcext:value-type="string">
            <text:p>Punarvasu 4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Makara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12-22</text:p>
          </table:table-cell>
          <table:table-cell office:value-type="string" calcext:value-type="string">
            <text:p>01-20</text:p>
          </table:table-cell>
          <table:table-cell table:number-columns-repeated="980"/>
        </table:table-row>
        <table:table-row table:style-name="ro1">
          <table:covered-table-cell table:style-name="ce17"/>
          <table:table-cell table:style-name="ce10" office:value-type="string" calcext:value-type="string">
            <text:p>Pushya 1,2,3,4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Kumbha</text:p>
          </table:table-cell>
          <table:table-cell office:value-type="string" calcext:value-type="string">
            <text:p>Aquarius</text:p>
          </table:table-cell>
          <table:table-cell office:value-type="string" calcext:value-type="string">
            <text:p>01-21</text:p>
          </table:table-cell>
          <table:table-cell office:value-type="string" calcext:value-type="string">
            <text:p>02-19</text:p>
          </table:table-cell>
          <table:table-cell table:number-columns-repeated="980"/>
        </table:table-row>
        <table:table-row table:style-name="ro1">
          <table:covered-table-cell table:style-name="ce17"/>
          <table:table-cell table:style-name="ce17" office:value-type="string" calcext:value-type="string">
            <text:p>Aslesha 1,2,3,4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Meena</text:p>
          </table:table-cell>
          <table:table-cell office:value-type="string" calcext:value-type="string">
            <text:p>Pisces</text:p>
          </table:table-cell>
          <table:table-cell office:value-type="string" calcext:value-type="string">
            <text:p>02-20</text:p>
          </table:table-cell>
          <table:table-cell office:value-type="string" calcext:value-type="string">
            <text:p>03-20</text:p>
          </table:table-cell>
          <table:table-cell table:number-columns-repeated="980"/>
        </table:table-row>
        <table:table-row table:style-name="ro1">
          <table:table-cell table:style-name="ce2" office:value-type="string" calcext:value-type="string" table:number-columns-spanned="1" table:number-rows-spanned="3">
            <text:p>Simha</text:p>
          </table:table-cell>
          <table:table-cell table:style-name="ce6" office:value-type="string" calcext:value-type="string">
            <text:p>Magha 1,2,3,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985"/>
        </table:table-row>
        <table:table-row table:style-name="ro1">
          <table:covered-table-cell table:style-name="ce6"/>
          <table:table-cell table:style-name="ce10" office:value-type="string" calcext:value-type="string">
            <text:p>Purvaphalguni 1,2,3,4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number-columns-repeated="985"/>
        </table:table-row>
        <table:table-row table:style-name="ro1">
          <table:covered-table-cell table:style-name="ce6"/>
          <table:table-cell table:style-name="ce6" office:value-type="string" calcext:value-type="string">
            <text:p>Uttara Phalgunī 1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style-name="ce31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985"/>
        </table:table-row>
        <table:table-row table:style-name="ro1">
          <table:table-cell table:style-name="ce4" office:value-type="string" calcext:value-type="string" table:number-columns-spanned="1" table:number-rows-spanned="3">
            <text:p>Kanya</text:p>
          </table:table-cell>
          <table:table-cell table:style-name="ce17" office:value-type="string" calcext:value-type="string">
            <text:p>Uttara Phalgunī 2,3,4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number-columns-repeated="985"/>
        </table:table-row>
        <table:table-row table:style-name="ro1">
          <table:covered-table-cell table:style-name="ce17"/>
          <table:table-cell table:style-name="ce10" office:value-type="string" calcext:value-type="string">
            <text:p>Hasta 1,2,3,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985"/>
        </table:table-row>
        <table:table-row table:style-name="ro1">
          <table:covered-table-cell table:style-name="ce17"/>
          <table:table-cell table:style-name="ce17" office:value-type="string" calcext:value-type="string">
            <text:p>Chitra 1,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 table:number-columns-spanned="1" table:number-rows-spanned="3">
            <text:p>Tula</text:p>
          </table:table-cell>
          <table:table-cell table:style-name="ce6" office:value-type="string" calcext:value-type="string">
            <text:p>Chitra 3,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985"/>
        </table:table-row>
        <table:table-row table:style-name="ro1">
          <table:covered-table-cell table:style-name="ce6"/>
          <table:table-cell table:style-name="ce10" office:value-type="string" calcext:value-type="string">
            <text:p>Svati 1,2,3,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number-columns-repeated="985"/>
        </table:table-row>
        <table:table-row table:style-name="ro1">
          <table:covered-table-cell table:style-name="ce6"/>
          <table:table-cell table:style-name="ce6" office:value-type="string" calcext:value-type="string">
            <text:p>Visakha 1,2,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985"/>
        </table:table-row>
        <table:table-row table:style-name="ro1">
          <table:table-cell table:style-name="ce4" office:value-type="string" calcext:value-type="string" table:number-columns-spanned="1" table:number-rows-spanned="3">
            <text:p>Vriscika</text:p>
          </table:table-cell>
          <table:table-cell table:style-name="ce17" office:value-type="string" calcext:value-type="string">
            <text:p>Visakha 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985"/>
        </table:table-row>
        <table:table-row table:style-name="ro1">
          <table:covered-table-cell table:style-name="ce17"/>
          <table:table-cell table:style-name="ce10" office:value-type="string" calcext:value-type="string">
            <text:p>Anuradha 1,2,3,4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number-columns-repeated="985"/>
        </table:table-row>
        <table:table-row table:style-name="ro1">
          <table:covered-table-cell table:style-name="ce17"/>
          <table:table-cell table:style-name="ce17" office:value-type="string" calcext:value-type="string">
            <text:p>Jyeshtha 1,2,3,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 table:number-columns-spanned="1" table:number-rows-spanned="3">
            <text:p>Dhanu</text:p>
          </table:table-cell>
          <table:table-cell table:style-name="ce6" office:value-type="string" calcext:value-type="string">
            <text:p>Mula 1,2,3,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style-name="ce31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number-columns-repeated="985"/>
        </table:table-row>
        <table:table-row table:style-name="ro1">
          <table:covered-table-cell table:style-name="ce6"/>
          <table:table-cell table:style-name="ce10" office:value-type="string" calcext:value-type="string">
            <text:p>Purvashadha 1,2,3,4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985"/>
        </table:table-row>
        <table:table-row table:style-name="ro1">
          <table:covered-table-cell table:style-name="ce6"/>
          <table:table-cell table:style-name="ce6" office:value-type="string" calcext:value-type="string">
            <text:p>Uttara Ashadha 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table:number-columns-repeated="985"/>
        </table:table-row>
        <table:table-row table:style-name="ro1">
          <table:table-cell table:style-name="ce4" office:value-type="string" calcext:value-type="string" table:number-columns-spanned="1" table:number-rows-spanned="3">
            <text:p>Makara</text:p>
          </table:table-cell>
          <table:table-cell table:style-name="ce17" office:value-type="string" calcext:value-type="string">
            <text:p>Uttara Ashadha 2,3,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table:number-columns-repeated="985"/>
        </table:table-row>
        <table:table-row table:style-name="ro1">
          <table:covered-table-cell table:style-name="ce17"/>
          <table:table-cell table:style-name="ce10" office:value-type="string" calcext:value-type="string">
            <text:p>Sravana 1,2,3,4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number-columns-repeated="985"/>
        </table:table-row>
        <table:table-row table:style-name="ro1">
          <table:covered-table-cell table:style-name="ce17"/>
          <table:table-cell table:style-name="ce17" office:value-type="string" calcext:value-type="string">
            <text:p>Dhanishta 1,2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 table:number-columns-spanned="1" table:number-rows-spanned="3">
            <text:p>Kumbha</text:p>
          </table:table-cell>
          <table:table-cell table:style-name="ce6" office:value-type="string" calcext:value-type="string">
            <text:p>Dhanishta 3,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style-name="ce31" office:value-type="float" office:value="14" calcext:value-type="float">
            <text:p>14</text:p>
          </table:table-cell>
          <table:table-cell table:number-columns-repeated="985"/>
        </table:table-row>
        <table:table-row table:style-name="ro1">
          <table:covered-table-cell table:style-name="ce6"/>
          <table:table-cell table:style-name="ce10" office:value-type="string" calcext:value-type="string">
            <text:p>Shatabhisha 1,2,3,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style-name="ce31"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985"/>
        </table:table-row>
        <table:table-row table:style-name="ro1">
          <table:covered-table-cell table:style-name="ce6"/>
          <table:table-cell table:style-name="ce6" office:value-type="string" calcext:value-type="string">
            <text:p>Purvabhadrapada 1,2,3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985"/>
        </table:table-row>
        <table:table-row table:style-name="ro1">
          <table:table-cell table:style-name="ce4" office:value-type="string" calcext:value-type="string" table:number-columns-spanned="1" table:number-rows-spanned="3">
            <text:p>Meena</text:p>
          </table:table-cell>
          <table:table-cell table:style-name="ce17" office:value-type="string" calcext:value-type="string">
            <text:p>Purvabhadrapada 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table:number-columns-repeated="985"/>
        </table:table-row>
        <table:table-row table:style-name="ro1">
          <table:covered-table-cell table:style-name="ce17"/>
          <table:table-cell table:style-name="ce10" office:value-type="string" calcext:value-type="string">
            <text:p>Uttara Bhadrapada 1,2,3,4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table:number-columns-repeated="985"/>
        </table:table-row>
        <table:table-row table:style-name="ro1">
          <table:covered-table-cell table:style-name="ce17"/>
          <table:table-cell table:style-name="ce17" office:value-type="string" calcext:value-type="string">
            <text:p>Revati 1,2,3,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table:number-columns-repeated="985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1-17</text:p>
          </table:table-cell>
          <table:table-cell office:value-type="string" calcext:value-type="string">
            <text:p>below avara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8-25</text:p>
          </table:table-cell>
          <table:table-cell office:value-type="string" calcext:value-type="string">
            <text:p>avara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5-27</text:p>
          </table:table-cell>
          <table:table-cell office:value-type="string" calcext:value-type="string">
            <text:p>fai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7-32</text:p>
          </table:table-cell>
          <table:table-cell office:value-type="string" calcext:value-type="string">
            <text:p>good</text:p>
          </table:table-cell>
          <table:table-cell table:style-name="ce13"/>
          <table:table-cell table:number-columns-repeated="1020"/>
        </table:table-row>
        <table:table-row table:style-name="ro1">
          <table:table-cell office:value-type="string" calcext:value-type="string">
            <text:p>32-36</text:p>
          </table:table-cell>
          <table:table-cell office:value-type="string" calcext:value-type="string">
            <text:p>excellent</text:p>
          </table:table-cell>
          <table:table-cell table:number-columns-repeated="1021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Syamajiu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7" calcext:value-type="float">
            <text:p>27</text:p>
          </table:table-cell>
          <table:table-cell table:number-columns-repeated="2" table:style-name="ce24" office:value-type="float" office:value="19" calcext:value-type="float">
            <text:p>19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4" calcext:value-type="float">
            <text:p>24</text:p>
          </table:table-cell>
          <table:table-cell table:number-columns-repeated="2" table:style-name="ce24" office:value-type="float" office:value="12" calcext:value-type="float">
            <text:p>12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7" calcext:value-type="float">
            <text:p>27</text:p>
          </table:table-cell>
          <table:table-cell table:number-columns-repeated="2" table:style-name="ce24" office:value-type="float" office:value="20" calcext:value-type="float">
            <text:p>20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5" calcext:value-type="float">
            <text:p>25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8" calcext:value-type="float">
            <text:p>18</text:p>
          </table:table-cell>
          <table:table-cell table:number-columns-repeated="2" table:style-name="ce24" office:value-type="float" office:value="20" calcext:value-type="float">
            <text:p>2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4" calcext:value-type="float">
            <text:p>24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5" calcext:value-type="float">
            <text:p>15</text:p>
          </table:table-cell>
          <table:table-cell table:number-columns-repeated="2" table:style-name="ce24" office:value-type="float" office:value="21" calcext:value-type="float">
            <text:p>2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2" calcext:value-type="float">
            <text:p>22</text:p>
          </table:table-cell>
          <table:table-cell table:number-columns-repeated="2" table:style-name="ce24" office:value-type="float" office:value="16" calcext:value-type="float">
            <text:p>1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9" calcext:value-type="float">
            <text:p>19</text:p>
          </table:table-cell>
          <table:table-cell table:number-columns-repeated="2" table:style-name="ce24" office:value-type="float" office:value="24" calcext:value-type="float">
            <text:p>2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3" calcext:value-type="float">
            <text:p>13</text:p>
          </table:table-cell>
          <table:table-cell table:number-columns-repeated="2" table:style-name="ce24" office:value-type="float" office:value="26" calcext:value-type="float">
            <text:p>26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1" calcext:value-type="float">
            <text:p>11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9" calcext:value-type="float">
            <text:p>19</text:p>
          </table:table-cell>
          <table:table-cell table:style-name="ce25" office:value-type="float" office:value="7" calcext:value-type="float">
            <text:p>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7" calcext:value-type="float">
            <text:p>27</text:p>
          </table:table-cell>
          <table:table-cell table:number-columns-repeated="2" table:style-name="ce24" office:value-type="float" office:value="18" calcext:value-type="float">
            <text:p>1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3" calcext:value-type="float">
            <text:p>23</text:p>
          </table:table-cell>
          <table:table-cell table:number-columns-repeated="2" table:style-name="ce24" office:value-type="float" office:value="21" calcext:value-type="float">
            <text:p>2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9" calcext:value-type="float">
            <text:p>19</text:p>
          </table:table-cell>
          <table:table-cell table:number-columns-repeated="2" table:style-name="ce24" office:value-type="float" office:value="21" calcext:value-type="float">
            <text:p>21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3" calcext:value-type="float">
            <text:p>23</text:p>
          </table:table-cell>
          <table:table-cell table:number-columns-repeated="2" table:style-name="ce24" office:value-type="float" office:value="24" calcext:value-type="float">
            <text:p>24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6" calcext:value-type="float">
            <text:p>26</text:p>
          </table:table-cell>
          <table:table-cell table:number-columns-repeated="2" table:style-name="ce24" office:value-type="float" office:value="20" calcext:value-type="float">
            <text:p>20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1" calcext:value-type="float">
            <text:p>11</text:p>
          </table:table-cell>
          <table:table-cell table:number-columns-repeated="2" table:style-name="ce24" office:value-type="float" office:value="17" calcext:value-type="float">
            <text:p>1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7" calcext:value-type="float">
            <text:p>17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2" calcext:value-type="float">
            <text:p>22</text:p>
          </table:table-cell>
          <table:table-cell table:number-columns-repeated="2" table:style-name="ce24" office:value-type="float" office:value="15" calcext:value-type="float">
            <text:p>1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6" calcext:value-type="float">
            <text:p>26</text:p>
          </table:table-cell>
          <table:table-cell table:number-columns-repeated="2" table:style-name="ce24" office:value-type="float" office:value="12" calcext:value-type="float">
            <text:p>12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6" calcext:value-type="float">
            <text:p>26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5" calcext:value-type="float">
            <text:p>25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1" calcext:value-type="float">
            <text:p>21</text:p>
          </table:table-cell>
          <table:table-cell table:number-columns-repeated="2" table:style-name="ce24" office:value-type="float" office:value="23" calcext:value-type="float">
            <text:p>2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" calcext:value-type="float">
            <text:p>15</text:p>
          </table:table-cell>
          <table:table-cell table:number-columns-repeated="2" table:style-name="ce24" office:value-type="float" office:value="26" calcext:value-type="float">
            <text:p>2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4" calcext:value-type="float">
            <text:p>24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8" calcext:value-type="float">
            <text:p>18</text:p>
          </table:table-cell>
          <table:table-cell table:number-columns-repeated="2" table:style-name="ce24" office:value-type="float" office:value="23" calcext:value-type="float">
            <text:p>23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1" calcext:value-type="float">
            <text:p>21</text:p>
          </table:table-cell>
          <table:table-cell table:number-columns-repeated="2" table:style-name="ce24" office:value-type="float" office:value="23" calcext:value-type="float">
            <text:p>2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" calcext:value-type="float">
            <text:p>12</text:p>
          </table:table-cell>
          <table:table-cell table:number-columns-repeated="2" table:style-name="ce24" office:value-type="float" office:value="26" calcext:value-type="float">
            <text:p>2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5" calcext:value-type="float">
            <text:p>25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6" calcext:value-type="float">
            <text:p>16</text:p>
          </table:table-cell>
          <table:table-cell table:number-columns-repeated="2" table:style-name="ce24" office:value-type="float" office:value="19" calcext:value-type="float">
            <text:p>19</text:p>
          </table:table-cell>
          <table:table-cell table:number-columns-repeated="2" table:style-name="ce24" office:value-type="float" office:value="20" calcext:value-type="float">
            <text:p>20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8" calcext:value-type="float">
            <text:p>8</text:p>
          </table:table-cell>
          <table:table-cell table:number-columns-repeated="2" table:style-name="ce24" office:value-type="float" office:value="23" calcext:value-type="float">
            <text:p>2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4" calcext:value-type="float">
            <text:p>24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5" calcext:value-type="float">
            <text:p>35</text:p>
          </table:table-cell>
          <table:table-cell table:number-columns-repeated="2" table:style-name="ce24" office:value-type="float" office:value="28" calcext:value-type="float">
            <text:p>28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5" calcext:value-type="float">
            <text:p>25</text:p>
          </table:table-cell>
          <table:table-cell table:number-columns-repeated="2" table:style-name="ce24" office:value-type="float" office:value="28" calcext:value-type="float">
            <text:p>28</text:p>
          </table:table-cell>
          <table:table-cell table:number-columns-repeated="2" table:style-name="ce24" office:value-type="float" office:value="12" calcext:value-type="float">
            <text:p>12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1" calcext:value-type="float">
            <text:p>21</text:p>
          </table:table-cell>
          <table:table-cell table:number-columns-repeated="2" table:style-name="ce24" office:value-type="float" office:value="18" calcext:value-type="float">
            <text:p>1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7" calcext:value-type="float">
            <text:p>27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8" calcext:value-type="float">
            <text:p>28</text:p>
          </table:table-cell>
          <table:table-cell table:number-columns-repeated="2" table:style-name="ce24" office:value-type="float" office:value="16" calcext:value-type="float">
            <text:p>16</text:p>
          </table:table-cell>
          <table:table-cell table:style-name="ce24" office:value-type="float" office:value="18" calcext:value-type="float">
            <text:p>18</text:p>
          </table:table-cell>
          <table:table-cell table:number-columns-repeated="2" table:style-name="ce24" office:value-type="float" office:value="21" calcext:value-type="float">
            <text:p>21</text:p>
          </table:table-cell>
          <table:table-cell table:number-columns-repeated="2" table:style-name="ce24" office:value-type="float" office:value="26" calcext:value-type="float">
            <text:p>26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8" calcext:value-type="float">
            <text:p>28</text:p>
          </table:table-cell>
          <table:table-cell table:number-columns-repeated="2" table:style-name="ce24" office:value-type="float" office:value="20" calcext:value-type="float">
            <text:p>2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3" calcext:value-type="float">
            <text:p>13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number-columns-repeated="2" table:style-name="ce24" office:value-type="float" office:value="21" calcext:value-type="float">
            <text:p>2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6" calcext:value-type="float">
            <text:p>26</text:p>
          </table:table-cell>
          <table:table-cell table:number-columns-repeated="2" table:style-name="ce24" office:value-type="float" office:value="17" calcext:value-type="float">
            <text:p>17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2" calcext:value-type="float">
            <text:p>12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3" calcext:value-type="float">
            <text:p>23</text:p>
          </table:table-cell>
          <table:table-cell table:number-columns-repeated="2" table:style-name="ce24" office:value-type="float" office:value="19" calcext:value-type="float">
            <text:p>19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2" calcext:value-type="float">
            <text:p>22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5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2" calcext:value-type="float">
            <text:p>22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6" calcext:value-type="float">
            <text:p>26</text:p>
          </table:table-cell>
          <table:table-cell table:number-columns-repeated="2" table:style-name="ce24" office:value-type="float" office:value="13" calcext:value-type="float">
            <text:p>1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4" calcext:value-type="float">
            <text:p>24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9" calcext:value-type="float">
            <text:p>9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4" calcext:value-type="float">
            <text:p>34</text:p>
          </table:table-cell>
          <table:table-cell table:number-columns-repeated="2" table:style-name="ce24" office:value-type="float" office:value="24" calcext:value-type="float">
            <text:p>2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7" calcext:value-type="float">
            <text:p>27</text:p>
          </table:table-cell>
          <table:table-cell table:number-columns-repeated="2" table:style-name="ce24" office:value-type="float" office:value="25" calcext:value-type="float">
            <text:p>25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 table:number-columns-repeated="2" table:style-name="ce24" office:value-type="float" office:value="26" calcext:value-type="float">
            <text:p>26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number-columns-repeated="2" table:style-name="ce24" office:value-type="float" office:value="21" calcext:value-type="float">
            <text:p>2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0" calcext:value-type="float">
            <text:p>20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1" calcext:value-type="float">
            <text:p>11</text:p>
          </table:table-cell>
          <table:table-cell table:number-columns-repeated="2" table:style-name="ce24" office:value-type="float" office:value="25" calcext:value-type="float">
            <text:p>25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0" calcext:value-type="float">
            <text:p>20</text:p>
          </table:table-cell>
          <table:table-cell table:number-columns-repeated="2" table:style-name="ce24" office:value-type="float" office:value="28" calcext:value-type="float">
            <text:p>28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3" calcext:value-type="float">
            <text:p>13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5" calcext:value-type="float">
            <text:p>25</text:p>
          </table:table-cell>
          <table:table-cell table:number-columns-repeated="4" table:style-name="ce24" office:value-type="float" office:value="27" calcext:value-type="float">
            <text:p>27</text:p>
          </table:table-cell>
          <table:table-cell table:style-name="ce24" office:value-type="float" office:value="26" calcext:value-type="float">
            <text:p>26</text:p>
          </table:table-cell>
          <table:table-cell table:number-columns-repeated="2" table:style-name="ce24" office:value-type="float" office:value="11" calcext:value-type="float">
            <text:p>1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9" calcext:value-type="float">
            <text:p>19</text:p>
          </table:table-cell>
          <table:table-cell table:number-columns-repeated="2" table:style-name="ce24" office:value-type="float" office:value="23" calcext:value-type="float">
            <text:p>2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1" calcext:value-type="float">
            <text:p>11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number-columns-repeated="2" table:style-name="ce24" office:value-type="float" office:value="22" calcext:value-type="float">
            <text:p>2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8" calcext:value-type="float">
            <text:p>28</text:p>
          </table:table-cell>
          <table:table-cell table:number-columns-repeated="2" table:style-name="ce24" office:value-type="float" office:value="17" calcext:value-type="float">
            <text:p>1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2" calcext:value-type="float">
            <text:p>12</text:p>
          </table:table-cell>
          <table:table-cell table:number-columns-repeated="2" table:style-name="ce24" office:value-type="float" office:value="16" calcext:value-type="float">
            <text:p>16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number-columns-repeated="2" table:style-name="ce24" office:value-type="float" office:value="19" calcext:value-type="float">
            <text:p>19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4" calcext:value-type="float">
            <text:p>14</text:p>
          </table:table-cell>
          <table:table-cell table:number-columns-repeated="2" table:style-name="ce24" office:value-type="float" office:value="13" calcext:value-type="float">
            <text:p>13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8" calcext:value-type="float">
            <text:p>18</text:p>
          </table:table-cell>
          <table:table-cell table:number-columns-repeated="2" table:style-name="ce24" office:value-type="float" office:value="28" calcext:value-type="float">
            <text:p>28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1" calcext:value-type="float">
            <text:p>11</text:p>
          </table:table-cell>
          <table:table-cell table:number-columns-repeated="2" table:style-name="ce24" office:value-type="float" office:value="14" calcext:value-type="float">
            <text:p>14</text:p>
          </table:table-cell>
          <table:table-cell table:number-columns-repeated="2" table:style-name="ce24" office:value-type="float" office:value="28" calcext:value-type="float">
            <text:p>28</text:p>
          </table:table-cell>
          <table:table-cell table:style-name="ce24" office:value-type="float" office:value="26" calcext:value-type="float">
            <text:p>26</text:p>
          </table:table-cell>
          <table:table-cell table:number-columns-repeated="2" table:style-name="ce24" office:value-type="float" office:value="21" calcext:value-type="float">
            <text:p>21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2" calcext:value-type="float">
            <text:p>12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5" calcext:value-type="float">
            <text:p>25</text:p>
          </table:table-cell>
          <table:table-cell table:number-columns-repeated="2" table:style-name="ce24" office:value-type="float" office:value="28" calcext:value-type="float">
            <text:p>28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1" calcext:value-type="float">
            <text:p>21</text:p>
          </table:table-cell>
          <table:table-cell table:number-columns-repeated="2" table:style-name="ce24" office:value-type="float" office:value="27" calcext:value-type="float">
            <text:p>2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7" calcext:value-type="float">
            <text:p>27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1" calcext:value-type="float">
            <text:p>21</text:p>
          </table:table-cell>
          <table:table-cell table:number-columns-repeated="2" table:style-name="ce24" office:value-type="float" office:value="31" calcext:value-type="float">
            <text:p>31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6" calcext:value-type="float">
            <text:p>16</text:p>
          </table:table-cell>
          <table:table-cell table:number-columns-repeated="2" table:style-name="ce24" office:value-type="float" office:value="19" calcext:value-type="float">
            <text:p>19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1" calcext:value-type="float">
            <text:p>11</text:p>
          </table:table-cell>
          <table:table-cell table:number-columns-repeated="2" table:style-name="ce24" office:value-type="float" office:value="22" calcext:value-type="float">
            <text:p>22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4" calcext:value-type="float">
            <text:p>14</text:p>
          </table:table-cell>
          <table:table-cell table:number-columns-repeated="2" table:style-name="ce24" office:value-type="float" office:value="28" calcext:value-type="float">
            <text:p>28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2" calcext:value-type="float">
            <text:p>22</text:p>
          </table:table-cell>
          <table:table-cell table:number-columns-repeated="2" table:style-name="ce24" office:value-type="float" office:value="15" calcext:value-type="float">
            <text:p>15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7" calcext:value-type="float">
            <text:p>27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6" calcext:value-type="float">
            <text:p>26</text:p>
          </table:table-cell>
          <table:table-cell table:number-columns-repeated="2" table:style-name="ce24" office:value-type="float" office:value="13" calcext:value-type="float">
            <text:p>1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7" calcext:value-type="float">
            <text:p>17</text:p>
          </table:table-cell>
          <table:table-cell table:number-columns-repeated="2" table:style-name="ce24" office:value-type="float" office:value="14" calcext:value-type="float">
            <text:p>1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4" calcext:value-type="float">
            <text:p>34</text:p>
          </table:table-cell>
          <table:table-cell table:number-columns-repeated="2" table:style-name="ce24" office:value-type="float" office:value="25" calcext:value-type="float">
            <text:p>2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30" calcext:value-type="float">
            <text:p>30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4" calcext:value-type="float">
            <text:p>24</text:p>
          </table:table-cell>
          <table:table-cell table:number-columns-repeated="2" table:style-name="ce24" office:value-type="float" office:value="27" calcext:value-type="float">
            <text:p>2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7" calcext:value-type="float">
            <text:p>27</text:p>
          </table:table-cell>
          <table:table-cell table:number-columns-repeated="2" table:style-name="ce24" office:value-type="float" office:value="21" calcext:value-type="float">
            <text:p>2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1" calcext:value-type="float">
            <text:p>21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5" calcext:value-type="float">
            <text:p>25</text:p>
          </table:table-cell>
          <table:table-cell table:number-columns-repeated="2" table:style-name="ce24" office:value-type="float" office:value="18" calcext:value-type="float">
            <text:p>1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9" calcext:value-type="float">
            <text:p>19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6" calcext:value-type="float">
            <text:p>26</text:p>
          </table:table-cell>
          <table:table-cell table:number-columns-repeated="2" table:style-name="ce24" office:value-type="float" office:value="10" calcext:value-type="float">
            <text:p>1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8" calcext:value-type="float">
            <text:p>28</text:p>
          </table:table-cell>
          <table:table-cell table:number-columns-repeated="2" table:style-name="ce24" office:value-type="float" office:value="21" calcext:value-type="float">
            <text:p>2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2" calcext:value-type="float">
            <text:p>22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2" calcext:value-type="float">
            <text:p>12</text:p>
          </table:table-cell>
          <table:table-cell table:number-columns-repeated="2" table:style-name="ce24" office:value-type="float" office:value="17" calcext:value-type="float">
            <text:p>1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2" calcext:value-type="float">
            <text:p>22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3" calcext:value-type="float">
            <text:p>13</text:p>
          </table:table-cell>
          <table:table-cell table:number-columns-repeated="2" table:style-name="ce24" office:value-type="float" office:value="18" calcext:value-type="float">
            <text:p>18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2" calcext:value-type="float">
            <text:p>12</text:p>
          </table:table-cell>
          <table:table-cell table:number-columns-repeated="2" table:style-name="ce24" office:value-type="float" office:value="25" calcext:value-type="float">
            <text:p>25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8" calcext:value-type="float">
            <text:p>28</text:p>
          </table:table-cell>
          <table:table-cell table:style-name="ce25" office:value-type="float" office:value="3" calcext:value-type="float">
            <text:p>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4" calcext:value-type="float">
            <text:p>14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1" calcext:value-type="float">
            <text:p>21</text:p>
          </table:table-cell>
          <table:table-cell table:number-columns-repeated="2" table:style-name="ce24" office:value-type="float" office:value="11" calcext:value-type="float">
            <text:p>1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0" calcext:value-type="float">
            <text:p>20</text:p>
          </table:table-cell>
          <table:table-cell table:number-columns-repeated="2" table:style-name="ce24" office:value-type="float" office:value="26" calcext:value-type="float">
            <text:p>2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1" calcext:value-type="float">
            <text:p>21</text:p>
          </table:table-cell>
          <table:table-cell table:number-columns-repeated="2" table:style-name="ce24" office:value-type="float" office:value="22" calcext:value-type="float">
            <text:p>22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7" calcext:value-type="float">
            <text:p>7</text:p>
          </table:table-cell>
          <table:table-cell table:number-columns-repeated="2" table:style-name="ce24" office:value-type="float" office:value="16" calcext:value-type="float">
            <text:p>16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6" calcext:value-type="float">
            <text:p>16</text:p>
          </table:table-cell>
          <table:table-cell table:number-columns-repeated="2" table:style-name="ce24" office:value-type="float" office:value="14" calcext:value-type="float">
            <text:p>1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5" calcext:value-type="float">
            <text:p>25</text:p>
          </table:table-cell>
          <table:table-cell table:number-columns-repeated="2" table:style-name="ce24" office:value-type="float" office:value="22" calcext:value-type="float">
            <text:p>22</text:p>
          </table:table-cell>
          <table:table-cell table:style-name="ce24" office:value-type="float" office:value="24" calcext:value-type="float">
            <text:p>24</text:p>
          </table:table-cell>
          <table:table-cell table:number-columns-repeated="2" table:style-name="ce24" office:value-type="float" office:value="11" calcext:value-type="float">
            <text:p>11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8" calcext:value-type="float">
            <text:p>28</text:p>
          </table:table-cell>
          <table:table-cell table:number-columns-repeated="2" table:style-name="ce24" office:value-type="float" office:value="23" calcext:value-type="float">
            <text:p>23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8" calcext:value-type="float">
            <text:p>18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7" calcext:value-type="float">
            <text:p>27</text:p>
          </table:table-cell>
          <table:table-cell table:number-columns-repeated="2" table:style-name="ce24" office:value-type="float" office:value="19" calcext:value-type="float">
            <text:p>19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9" calcext:value-type="float">
            <text:p>29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6" calcext:value-type="float">
            <text:p>26</text:p>
          </table:table-cell>
          <table:table-cell table:number-columns-repeated="2" table:style-name="ce24" office:value-type="float" office:value="17" calcext:value-type="float">
            <text:p>17</text:p>
          </table:table-cell>
          <table:table-cell table:number-columns-repeated="2" table:style-name="ce24" office:value-type="float" office:value="27" calcext:value-type="float">
            <text:p>27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3" calcext:value-type="float">
            <text:p>13</text:p>
          </table:table-cell>
          <table:table-cell table:number-columns-repeated="2" table:style-name="ce24" office:value-type="float" office:value="18" calcext:value-type="float">
            <text:p>18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3" calcext:value-type="float">
            <text:p>23</text:p>
          </table:table-cell>
          <table:table-cell table:number-columns-repeated="2" table:style-name="ce24" office:value-type="float" office:value="32" calcext:value-type="float">
            <text:p>32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3" calcext:value-type="float">
            <text:p>33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9" calcext:value-type="float">
            <text:p>19</text:p>
          </table:table-cell>
          <table:table-cell table:number-columns-repeated="3"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7" calcext:value-type="float">
            <text:p>27</text:p>
          </table:table-cell>
          <table:table-cell table:number-columns-repeated="2" table:style-name="ce24" office:value-type="float" office:value="12" calcext:value-type="float">
            <text:p>12</text:p>
          </table:table-cell>
          <table:table-cell table:number-columns-repeated="2" table:style-name="ce24" office:value-type="float" office:value="24" calcext:value-type="float">
            <text:p>24</text:p>
          </table:table-cell>
          <table:table-cell table:number-columns-repeated="2" table:style-name="ce24" office:value-type="float" office:value="27" calcext:value-type="float">
            <text:p>27</text:p>
          </table:table-cell>
          <table:table-cell table:style-name="ce24" office:value-type="float" office:value="21" calcext:value-type="float">
            <text:p>21</text:p>
          </table:table-cell>
          <table:table-cell table:number-columns-repeated="2" table:style-name="ce24" office:value-type="float" office:value="13" calcext:value-type="float">
            <text:p>1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2" calcext:value-type="float">
            <text:p>32</text:p>
          </table:table-cell>
          <table:table-cell table:number-columns-repeated="2" table:style-name="ce24" office:value-type="float" office:value="23" calcext:value-type="float">
            <text:p>2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8" calcext:value-type="float">
            <text:p>28</text:p>
          </table:table-cell>
          <table:table-cell table:number-columns-repeated="985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ifi</text:p>
          </table:table-cell>
          <table:table-cell table:style-name="ce24" table:formula="of:=IF([.C3]=[.C49];&quot;&quot;; [.C3]-[.C49])">
            <text:p/>
          </table:table-cell>
          <table:table-cell table:style-name="ce24" table:formula="of:=IF([.D3]=[.D49];&quot;&quot;; [.D3]-[.D49])">
            <text:p/>
          </table:table-cell>
          <table:table-cell table:style-name="ce24" table:formula="of:=IF([.E3]=[.E49];&quot;&quot;; [.E3]-[.E49])">
            <text:p/>
          </table:table-cell>
          <table:table-cell table:style-name="ce24" table:formula="of:=IF([.F3]=[.F49];&quot;&quot;; [.F3]-[.F49])">
            <text:p/>
          </table:table-cell>
          <table:table-cell table:style-name="ce24" table:formula="of:=IF([.G3]=[.G49];&quot;&quot;; [.G3]-[.G49])">
            <text:p/>
          </table:table-cell>
          <table:table-cell table:style-name="ce24" table:formula="of:=IF([.H3]=[.H49];&quot;&quot;; [.H3]-[.H49])">
            <text:p/>
          </table:table-cell>
          <table:table-cell table:style-name="ce24" table:formula="of:=IF([.I3]=[.I49];&quot;&quot;; [.I3]-[.I49])">
            <text:p/>
          </table:table-cell>
          <table:table-cell table:style-name="ce24" table:formula="of:=IF([.J3]=[.J49];&quot;&quot;; [.J3]-[.J49])">
            <text:p/>
          </table:table-cell>
          <table:table-cell table:style-name="ce24" table:formula="of:=IF([.K3]=[.K49];&quot;&quot;; [.K3]-[.K49])">
            <text:p/>
          </table:table-cell>
          <table:table-cell table:style-name="ce24" table:formula="of:=IF([.L3]=[.L49];&quot;&quot;; [.L3]-[.L49])">
            <text:p/>
          </table:table-cell>
          <table:table-cell table:style-name="ce24" table:formula="of:=IF([.M3]=[.M49];&quot;&quot;; [.M3]-[.M49])">
            <text:p/>
          </table:table-cell>
          <table:table-cell table:style-name="ce24" table:formula="of:=IF([.N3]=[.N49];&quot;&quot;; [.N3]-[.N49])">
            <text:p/>
          </table:table-cell>
          <table:table-cell table:style-name="ce24" table:formula="of:=IF([.O3]=[.O49];&quot;&quot;; [.O3]-[.O49])">
            <text:p/>
          </table:table-cell>
          <table:table-cell table:style-name="ce24" table:formula="of:=IF([.P3]=[.P49];&quot;&quot;; [.P3]-[.P49])">
            <text:p/>
          </table:table-cell>
          <table:table-cell table:style-name="ce24" table:formula="of:=IF([.Q3]=[.Q49];&quot;&quot;; [.Q3]-[.Q49])">
            <text:p/>
          </table:table-cell>
          <table:table-cell table:style-name="ce24" table:formula="of:=IF([.R3]=[.R49];&quot;&quot;; [.R3]-[.R49])">
            <text:p/>
          </table:table-cell>
          <table:table-cell table:style-name="ce24" table:formula="of:=IF([.S3]=[.S49];&quot;&quot;; [.S3]-[.S49])">
            <text:p/>
          </table:table-cell>
          <table:table-cell table:style-name="ce24" table:formula="of:=IF([.T3]=[.T49];&quot;&quot;; [.T3]-[.T49])">
            <text:p/>
          </table:table-cell>
          <table:table-cell table:style-name="ce24" table:formula="of:=IF([.U3]=[.U49];&quot;&quot;; [.U3]-[.U49])">
            <text:p/>
          </table:table-cell>
          <table:table-cell table:style-name="ce24" table:formula="of:=IF([.V3]=[.V49];&quot;&quot;; [.V3]-[.V49])">
            <text:p/>
          </table:table-cell>
          <table:table-cell table:style-name="ce24" table:formula="of:=IF([.W3]=[.W49];&quot;&quot;; [.W3]-[.W49])">
            <text:p/>
          </table:table-cell>
          <table:table-cell table:style-name="ce24" table:formula="of:=IF([.X3]=[.X49];&quot;&quot;; [.X3]-[.X49])">
            <text:p/>
          </table:table-cell>
          <table:table-cell table:style-name="ce24" table:formula="of:=IF([.Y3]=[.Y49];&quot;&quot;; [.Y3]-[.Y49])">
            <text:p/>
          </table:table-cell>
          <table:table-cell table:style-name="ce24" table:formula="of:=IF([.Z3]=[.Z49];&quot;&quot;; [.Z3]-[.Z49])">
            <text:p/>
          </table:table-cell>
          <table:table-cell table:style-name="ce24" table:formula="of:=IF([.AA3]=[.AA49];&quot;&quot;; [.AA3]-[.AA49])">
            <text:p/>
          </table:table-cell>
          <table:table-cell table:style-name="ce24" table:formula="of:=IF([.AB3]=[.AB49];&quot;&quot;; [.AB3]-[.AB49])">
            <text:p/>
          </table:table-cell>
          <table:table-cell table:style-name="ce24" table:formula="of:=IF([.AC3]=[.AC49];&quot;&quot;; [.AC3]-[.AC49])">
            <text:p/>
          </table:table-cell>
          <table:table-cell table:style-name="ce24" table:formula="of:=IF([.AD3]=[.AD49];&quot;&quot;; [.AD3]-[.AD49])">
            <text:p/>
          </table:table-cell>
          <table:table-cell table:style-name="ce24" table:formula="of:=IF([.AE3]=[.AE49];&quot;&quot;; [.AE3]-[.AE49])">
            <text:p/>
          </table:table-cell>
          <table:table-cell table:style-name="ce24" table:formula="of:=IF([.AF3]=[.AF49];&quot;&quot;; [.AF3]-[.AF49])">
            <text:p/>
          </table:table-cell>
          <table:table-cell table:style-name="ce24" table:formula="of:=IF([.AG3]=[.AG49];&quot;&quot;; [.AG3]-[.AG49])">
            <text:p/>
          </table:table-cell>
          <table:table-cell table:style-name="ce24" table:formula="of:=IF([.AH3]=[.AH49];&quot;&quot;; [.AH3]-[.AH49])">
            <text:p/>
          </table:table-cell>
          <table:table-cell table:style-name="ce24" table:formula="of:=IF([.AI3]=[.AI49];&quot;&quot;; [.AI3]-[.AI49])">
            <text:p/>
          </table:table-cell>
          <table:table-cell table:style-name="ce24" table:formula="of:=IF([.AJ3]=[.AJ49];&quot;&quot;; [.AJ3]-[.AJ49])">
            <text:p/>
          </table:table-cell>
          <table:table-cell table:style-name="ce24" table:formula="of:=IF([.AK3]=[.AK49];&quot;&quot;; [.AK3]-[.AK49])">
            <text:p/>
          </table:table-cell>
          <table:table-cell table:style-name="ce24" table:formula="of:=IF([.AL3]=[.AL49];&quot;&quot;; [.AL3]-[.AL49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4]=[.C50];&quot;&quot;; [.C4]-[.C50])">
            <text:p/>
          </table:table-cell>
          <table:table-cell table:style-name="ce24" table:formula="of:=IF([.D4]=[.D50];&quot;&quot;; [.D4]-[.D50])">
            <text:p/>
          </table:table-cell>
          <table:table-cell table:style-name="ce24" table:formula="of:=IF([.E4]=[.E50];&quot;&quot;; [.E4]-[.E50])">
            <text:p/>
          </table:table-cell>
          <table:table-cell table:style-name="ce24" table:formula="of:=IF([.F4]=[.F50];&quot;&quot;; [.F4]-[.F50])">
            <text:p/>
          </table:table-cell>
          <table:table-cell table:style-name="ce24" table:formula="of:=IF([.G4]=[.G50];&quot;&quot;; [.G4]-[.G50])">
            <text:p/>
          </table:table-cell>
          <table:table-cell table:style-name="ce24" table:formula="of:=IF([.H4]=[.H50];&quot;&quot;; [.H4]-[.H50])">
            <text:p/>
          </table:table-cell>
          <table:table-cell table:style-name="ce24" table:formula="of:=IF([.I4]=[.I50];&quot;&quot;; [.I4]-[.I50])">
            <text:p/>
          </table:table-cell>
          <table:table-cell table:style-name="ce24" table:formula="of:=IF([.J4]=[.J50];&quot;&quot;; [.J4]-[.J50])">
            <text:p/>
          </table:table-cell>
          <table:table-cell table:style-name="ce24" table:formula="of:=IF([.K4]=[.K50];&quot;&quot;; [.K4]-[.K50])">
            <text:p/>
          </table:table-cell>
          <table:table-cell table:style-name="ce24" table:formula="of:=IF([.L4]=[.L50];&quot;&quot;; [.L4]-[.L50])">
            <text:p/>
          </table:table-cell>
          <table:table-cell table:style-name="ce24" table:formula="of:=IF([.M4]=[.M50];&quot;&quot;; [.M4]-[.M50])">
            <text:p/>
          </table:table-cell>
          <table:table-cell table:style-name="ce24" table:formula="of:=IF([.N4]=[.N50];&quot;&quot;; [.N4]-[.N50])">
            <text:p/>
          </table:table-cell>
          <table:table-cell table:style-name="ce24" table:formula="of:=IF([.O4]=[.O50];&quot;&quot;; [.O4]-[.O50])">
            <text:p/>
          </table:table-cell>
          <table:table-cell table:style-name="ce24" table:formula="of:=IF([.P4]=[.P50];&quot;&quot;; [.P4]-[.P50])">
            <text:p/>
          </table:table-cell>
          <table:table-cell table:style-name="ce24" table:formula="of:=IF([.Q4]=[.Q50];&quot;&quot;; [.Q4]-[.Q50])">
            <text:p/>
          </table:table-cell>
          <table:table-cell table:style-name="ce24" table:formula="of:=IF([.R4]=[.R50];&quot;&quot;; [.R4]-[.R50])">
            <text:p/>
          </table:table-cell>
          <table:table-cell table:style-name="ce24" table:formula="of:=IF([.S4]=[.S50];&quot;&quot;; [.S4]-[.S50])">
            <text:p/>
          </table:table-cell>
          <table:table-cell table:style-name="ce24" table:formula="of:=IF([.T4]=[.T50];&quot;&quot;; [.T4]-[.T50])">
            <text:p/>
          </table:table-cell>
          <table:table-cell table:style-name="ce24" table:formula="of:=IF([.U4]=[.U50];&quot;&quot;; [.U4]-[.U50])">
            <text:p/>
          </table:table-cell>
          <table:table-cell table:style-name="ce24" table:formula="of:=IF([.V4]=[.V50];&quot;&quot;; [.V4]-[.V50])">
            <text:p/>
          </table:table-cell>
          <table:table-cell table:style-name="ce24" table:formula="of:=IF([.W4]=[.W50];&quot;&quot;; [.W4]-[.W50])">
            <text:p/>
          </table:table-cell>
          <table:table-cell table:style-name="ce24" table:formula="of:=IF([.X4]=[.X50];&quot;&quot;; [.X4]-[.X50])">
            <text:p/>
          </table:table-cell>
          <table:table-cell table:style-name="ce24" table:formula="of:=IF([.Y4]=[.Y50];&quot;&quot;; [.Y4]-[.Y50])">
            <text:p/>
          </table:table-cell>
          <table:table-cell table:style-name="ce24" table:formula="of:=IF([.Z4]=[.Z50];&quot;&quot;; [.Z4]-[.Z50])">
            <text:p/>
          </table:table-cell>
          <table:table-cell table:style-name="ce24" table:formula="of:=IF([.AA4]=[.AA50];&quot;&quot;; [.AA4]-[.AA50])">
            <text:p/>
          </table:table-cell>
          <table:table-cell table:style-name="ce24" table:formula="of:=IF([.AB4]=[.AB50];&quot;&quot;; [.AB4]-[.AB50])">
            <text:p/>
          </table:table-cell>
          <table:table-cell table:style-name="ce24" table:formula="of:=IF([.AC4]=[.AC50];&quot;&quot;; [.AC4]-[.AC50])">
            <text:p/>
          </table:table-cell>
          <table:table-cell table:style-name="ce24" table:formula="of:=IF([.AD4]=[.AD50];&quot;&quot;; [.AD4]-[.AD50])">
            <text:p/>
          </table:table-cell>
          <table:table-cell table:style-name="ce24" table:formula="of:=IF([.AE4]=[.AE50];&quot;&quot;; [.AE4]-[.AE50])">
            <text:p/>
          </table:table-cell>
          <table:table-cell table:style-name="ce24" table:formula="of:=IF([.AF4]=[.AF50];&quot;&quot;; [.AF4]-[.AF50])">
            <text:p/>
          </table:table-cell>
          <table:table-cell table:style-name="ce24" table:formula="of:=IF([.AG4]=[.AG50];&quot;&quot;; [.AG4]-[.AG50])">
            <text:p/>
          </table:table-cell>
          <table:table-cell table:style-name="ce24" table:formula="of:=IF([.AH4]=[.AH50];&quot;&quot;; [.AH4]-[.AH50])">
            <text:p/>
          </table:table-cell>
          <table:table-cell table:style-name="ce24" table:formula="of:=IF([.AI4]=[.AI50];&quot;&quot;; [.AI4]-[.AI50])">
            <text:p/>
          </table:table-cell>
          <table:table-cell table:style-name="ce24" table:formula="of:=IF([.AJ4]=[.AJ50];&quot;&quot;; [.AJ4]-[.AJ50])">
            <text:p/>
          </table:table-cell>
          <table:table-cell table:style-name="ce24" table:formula="of:=IF([.AK4]=[.AK50];&quot;&quot;; [.AK4]-[.AK50])">
            <text:p/>
          </table:table-cell>
          <table:table-cell table:style-name="ce24" table:formula="of:=IF([.AL4]=[.AL50];&quot;&quot;; [.AL4]-[.AL50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5]=[.C51];&quot;&quot;; [.C5]-[.C51])">
            <text:p/>
          </table:table-cell>
          <table:table-cell table:style-name="ce24" table:formula="of:=IF([.D5]=[.D51];&quot;&quot;; [.D5]-[.D51])">
            <text:p/>
          </table:table-cell>
          <table:table-cell table:style-name="ce24" table:formula="of:=IF([.E5]=[.E51];&quot;&quot;; [.E5]-[.E51])">
            <text:p/>
          </table:table-cell>
          <table:table-cell table:style-name="ce24" table:formula="of:=IF([.F5]=[.F51];&quot;&quot;; [.F5]-[.F51])">
            <text:p/>
          </table:table-cell>
          <table:table-cell table:style-name="ce24" table:formula="of:=IF([.G5]=[.G51];&quot;&quot;; [.G5]-[.G51])">
            <text:p/>
          </table:table-cell>
          <table:table-cell table:style-name="ce24" table:formula="of:=IF([.H5]=[.H51];&quot;&quot;; [.H5]-[.H51])">
            <text:p/>
          </table:table-cell>
          <table:table-cell table:style-name="ce24" table:formula="of:=IF([.I5]=[.I51];&quot;&quot;; [.I5]-[.I51])">
            <text:p/>
          </table:table-cell>
          <table:table-cell table:style-name="ce24" table:formula="of:=IF([.J5]=[.J51];&quot;&quot;; [.J5]-[.J51])">
            <text:p/>
          </table:table-cell>
          <table:table-cell table:style-name="ce24" table:formula="of:=IF([.K5]=[.K51];&quot;&quot;; [.K5]-[.K51])">
            <text:p/>
          </table:table-cell>
          <table:table-cell table:style-name="ce24" table:formula="of:=IF([.L5]=[.L51];&quot;&quot;; [.L5]-[.L51])">
            <text:p/>
          </table:table-cell>
          <table:table-cell table:style-name="ce24" table:formula="of:=IF([.M5]=[.M51];&quot;&quot;; [.M5]-[.M51])">
            <text:p/>
          </table:table-cell>
          <table:table-cell table:style-name="ce24" table:formula="of:=IF([.N5]=[.N51];&quot;&quot;; [.N5]-[.N51])">
            <text:p/>
          </table:table-cell>
          <table:table-cell table:style-name="ce24" table:formula="of:=IF([.O5]=[.O51];&quot;&quot;; [.O5]-[.O51])">
            <text:p/>
          </table:table-cell>
          <table:table-cell table:style-name="ce24" table:formula="of:=IF([.P5]=[.P51];&quot;&quot;; [.P5]-[.P51])">
            <text:p/>
          </table:table-cell>
          <table:table-cell table:style-name="ce24" table:formula="of:=IF([.Q5]=[.Q51];&quot;&quot;; [.Q5]-[.Q51])">
            <text:p/>
          </table:table-cell>
          <table:table-cell table:style-name="ce24" table:formula="of:=IF([.R5]=[.R51];&quot;&quot;; [.R5]-[.R51])">
            <text:p/>
          </table:table-cell>
          <table:table-cell table:style-name="ce24" table:formula="of:=IF([.S5]=[.S51];&quot;&quot;; [.S5]-[.S51])">
            <text:p/>
          </table:table-cell>
          <table:table-cell table:style-name="ce24" table:formula="of:=IF([.T5]=[.T51];&quot;&quot;; [.T5]-[.T51])">
            <text:p/>
          </table:table-cell>
          <table:table-cell table:style-name="ce24" table:formula="of:=IF([.U5]=[.U51];&quot;&quot;; [.U5]-[.U51])">
            <text:p/>
          </table:table-cell>
          <table:table-cell table:style-name="ce24" table:formula="of:=IF([.V5]=[.V51];&quot;&quot;; [.V5]-[.V51])">
            <text:p/>
          </table:table-cell>
          <table:table-cell table:style-name="ce24" table:formula="of:=IF([.W5]=[.W51];&quot;&quot;; [.W5]-[.W51])">
            <text:p/>
          </table:table-cell>
          <table:table-cell table:style-name="ce24" table:formula="of:=IF([.X5]=[.X51];&quot;&quot;; [.X5]-[.X51])">
            <text:p/>
          </table:table-cell>
          <table:table-cell table:style-name="ce24" table:formula="of:=IF([.Y5]=[.Y51];&quot;&quot;; [.Y5]-[.Y51])">
            <text:p/>
          </table:table-cell>
          <table:table-cell table:style-name="ce24" table:formula="of:=IF([.Z5]=[.Z51];&quot;&quot;; [.Z5]-[.Z51])">
            <text:p/>
          </table:table-cell>
          <table:table-cell table:style-name="ce24" table:formula="of:=IF([.AA5]=[.AA51];&quot;&quot;; [.AA5]-[.AA51])">
            <text:p/>
          </table:table-cell>
          <table:table-cell table:style-name="ce24" table:formula="of:=IF([.AB5]=[.AB51];&quot;&quot;; [.AB5]-[.AB51])">
            <text:p/>
          </table:table-cell>
          <table:table-cell table:style-name="ce24" table:formula="of:=IF([.AC5]=[.AC51];&quot;&quot;; [.AC5]-[.AC51])">
            <text:p/>
          </table:table-cell>
          <table:table-cell table:style-name="ce24" table:formula="of:=IF([.AD5]=[.AD51];&quot;&quot;; [.AD5]-[.AD51])">
            <text:p/>
          </table:table-cell>
          <table:table-cell table:style-name="ce24" table:formula="of:=IF([.AE5]=[.AE51];&quot;&quot;; [.AE5]-[.AE51])">
            <text:p/>
          </table:table-cell>
          <table:table-cell table:style-name="ce24" table:formula="of:=IF([.AF5]=[.AF51];&quot;&quot;; [.AF5]-[.AF51])">
            <text:p/>
          </table:table-cell>
          <table:table-cell table:style-name="ce24" table:formula="of:=IF([.AG5]=[.AG51];&quot;&quot;; [.AG5]-[.AG51])">
            <text:p/>
          </table:table-cell>
          <table:table-cell table:style-name="ce24" table:formula="of:=IF([.AH5]=[.AH51];&quot;&quot;; [.AH5]-[.AH51])">
            <text:p/>
          </table:table-cell>
          <table:table-cell table:style-name="ce24" table:formula="of:=IF([.AI5]=[.AI51];&quot;&quot;; [.AI5]-[.AI51])">
            <text:p/>
          </table:table-cell>
          <table:table-cell table:style-name="ce24" table:formula="of:=IF([.AJ5]=[.AJ51];&quot;&quot;; [.AJ5]-[.AJ51])">
            <text:p/>
          </table:table-cell>
          <table:table-cell table:style-name="ce24" table:formula="of:=IF([.AK5]=[.AK51];&quot;&quot;; [.AK5]-[.AK51])">
            <text:p/>
          </table:table-cell>
          <table:table-cell table:style-name="ce24" table:formula="of:=IF([.AL5]=[.AL51];&quot;&quot;; [.AL5]-[.AL51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6]=[.C52];&quot;&quot;; [.C6]-[.C52])">
            <text:p/>
          </table:table-cell>
          <table:table-cell table:style-name="ce24" table:formula="of:=IF([.D6]=[.D52];&quot;&quot;; [.D6]-[.D52])">
            <text:p/>
          </table:table-cell>
          <table:table-cell table:style-name="ce24" table:formula="of:=IF([.E6]=[.E52];&quot;&quot;; [.E6]-[.E52])" office:value-type="float" office:value="10" calcext:value-type="float">
            <text:p>10</text:p>
          </table:table-cell>
          <table:table-cell table:style-name="ce24" table:formula="of:=IF([.F6]=[.F52];&quot;&quot;; [.F6]-[.F52])">
            <text:p/>
          </table:table-cell>
          <table:table-cell table:style-name="ce24" table:formula="of:=IF([.G6]=[.G52];&quot;&quot;; [.G6]-[.G52])">
            <text:p/>
          </table:table-cell>
          <table:table-cell table:style-name="ce24" table:formula="of:=IF([.H6]=[.H52];&quot;&quot;; [.H6]-[.H52])">
            <text:p/>
          </table:table-cell>
          <table:table-cell table:style-name="ce24" table:formula="of:=IF([.I6]=[.I52];&quot;&quot;; [.I6]-[.I52])">
            <text:p/>
          </table:table-cell>
          <table:table-cell table:style-name="ce24" table:formula="of:=IF([.J6]=[.J52];&quot;&quot;; [.J6]-[.J52])">
            <text:p/>
          </table:table-cell>
          <table:table-cell table:style-name="ce24" table:formula="of:=IF([.K6]=[.K52];&quot;&quot;; [.K6]-[.K52])">
            <text:p/>
          </table:table-cell>
          <table:table-cell table:style-name="ce24" table:formula="of:=IF([.L6]=[.L52];&quot;&quot;; [.L6]-[.L52])">
            <text:p/>
          </table:table-cell>
          <table:table-cell table:style-name="ce24" table:formula="of:=IF([.M6]=[.M52];&quot;&quot;; [.M6]-[.M52])">
            <text:p/>
          </table:table-cell>
          <table:table-cell table:style-name="ce24" table:formula="of:=IF([.N6]=[.N52];&quot;&quot;; [.N6]-[.N52])">
            <text:p/>
          </table:table-cell>
          <table:table-cell table:style-name="ce24" table:formula="of:=IF([.O6]=[.O52];&quot;&quot;; [.O6]-[.O52])">
            <text:p/>
          </table:table-cell>
          <table:table-cell table:style-name="ce24" table:formula="of:=IF([.P6]=[.P52];&quot;&quot;; [.P6]-[.P52])">
            <text:p/>
          </table:table-cell>
          <table:table-cell table:style-name="ce24" table:formula="of:=IF([.Q6]=[.Q52];&quot;&quot;; [.Q6]-[.Q52])">
            <text:p/>
          </table:table-cell>
          <table:table-cell table:style-name="ce24" table:formula="of:=IF([.R6]=[.R52];&quot;&quot;; [.R6]-[.R52])">
            <text:p/>
          </table:table-cell>
          <table:table-cell table:style-name="ce24" table:formula="of:=IF([.S6]=[.S52];&quot;&quot;; [.S6]-[.S52])">
            <text:p/>
          </table:table-cell>
          <table:table-cell table:style-name="ce24" table:formula="of:=IF([.T6]=[.T52];&quot;&quot;; [.T6]-[.T52])">
            <text:p/>
          </table:table-cell>
          <table:table-cell table:style-name="ce24" table:formula="of:=IF([.U6]=[.U52];&quot;&quot;; [.U6]-[.U52])">
            <text:p/>
          </table:table-cell>
          <table:table-cell table:style-name="ce24" table:formula="of:=IF([.V6]=[.V52];&quot;&quot;; [.V6]-[.V52])">
            <text:p/>
          </table:table-cell>
          <table:table-cell table:style-name="ce24" table:formula="of:=IF([.W6]=[.W52];&quot;&quot;; [.W6]-[.W52])">
            <text:p/>
          </table:table-cell>
          <table:table-cell table:style-name="ce24" table:formula="of:=IF([.X6]=[.X52];&quot;&quot;; [.X6]-[.X52])">
            <text:p/>
          </table:table-cell>
          <table:table-cell table:style-name="ce24" table:formula="of:=IF([.Y6]=[.Y52];&quot;&quot;; [.Y6]-[.Y52])">
            <text:p/>
          </table:table-cell>
          <table:table-cell table:style-name="ce24" table:formula="of:=IF([.Z6]=[.Z52];&quot;&quot;; [.Z6]-[.Z52])">
            <text:p/>
          </table:table-cell>
          <table:table-cell table:style-name="ce24" table:formula="of:=IF([.AA6]=[.AA52];&quot;&quot;; [.AA6]-[.AA52])">
            <text:p/>
          </table:table-cell>
          <table:table-cell table:style-name="ce24" table:formula="of:=IF([.AB6]=[.AB52];&quot;&quot;; [.AB6]-[.AB52])">
            <text:p/>
          </table:table-cell>
          <table:table-cell table:style-name="ce24" table:formula="of:=IF([.AC6]=[.AC52];&quot;&quot;; [.AC6]-[.AC52])">
            <text:p/>
          </table:table-cell>
          <table:table-cell table:style-name="ce24" table:formula="of:=IF([.AD6]=[.AD52];&quot;&quot;; [.AD6]-[.AD52])">
            <text:p/>
          </table:table-cell>
          <table:table-cell table:style-name="ce24" table:formula="of:=IF([.AE6]=[.AE52];&quot;&quot;; [.AE6]-[.AE52])">
            <text:p/>
          </table:table-cell>
          <table:table-cell table:style-name="ce24" table:formula="of:=IF([.AF6]=[.AF52];&quot;&quot;; [.AF6]-[.AF52])">
            <text:p/>
          </table:table-cell>
          <table:table-cell table:style-name="ce24" table:formula="of:=IF([.AG6]=[.AG52];&quot;&quot;; [.AG6]-[.AG52])">
            <text:p/>
          </table:table-cell>
          <table:table-cell table:style-name="ce24" table:formula="of:=IF([.AH6]=[.AH52];&quot;&quot;; [.AH6]-[.AH52])">
            <text:p/>
          </table:table-cell>
          <table:table-cell table:style-name="ce24" table:formula="of:=IF([.AI6]=[.AI52];&quot;&quot;; [.AI6]-[.AI52])">
            <text:p/>
          </table:table-cell>
          <table:table-cell table:style-name="ce24" table:formula="of:=IF([.AJ6]=[.AJ52];&quot;&quot;; [.AJ6]-[.AJ52])">
            <text:p/>
          </table:table-cell>
          <table:table-cell table:style-name="ce24" table:formula="of:=IF([.AK6]=[.AK52];&quot;&quot;; [.AK6]-[.AK52])">
            <text:p/>
          </table:table-cell>
          <table:table-cell table:style-name="ce24" table:formula="of:=IF([.AL6]=[.AL52];&quot;&quot;; [.AL6]-[.AL52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7]=[.C53];&quot;&quot;; [.C7]-[.C53])">
            <text:p/>
          </table:table-cell>
          <table:table-cell table:style-name="ce24" table:formula="of:=IF([.D7]=[.D53];&quot;&quot;; [.D7]-[.D53])">
            <text:p/>
          </table:table-cell>
          <table:table-cell table:style-name="ce24" table:formula="of:=IF([.E7]=[.E53];&quot;&quot;; [.E7]-[.E53])">
            <text:p/>
          </table:table-cell>
          <table:table-cell table:style-name="ce24" table:formula="of:=IF([.F7]=[.F53];&quot;&quot;; [.F7]-[.F53])">
            <text:p/>
          </table:table-cell>
          <table:table-cell table:style-name="ce24" table:formula="of:=IF([.G7]=[.G53];&quot;&quot;; [.G7]-[.G53])">
            <text:p/>
          </table:table-cell>
          <table:table-cell table:style-name="ce24" table:formula="of:=IF([.H7]=[.H53];&quot;&quot;; [.H7]-[.H53])">
            <text:p/>
          </table:table-cell>
          <table:table-cell table:style-name="ce24" table:formula="of:=IF([.I7]=[.I53];&quot;&quot;; [.I7]-[.I53])">
            <text:p/>
          </table:table-cell>
          <table:table-cell table:style-name="ce24" table:formula="of:=IF([.J7]=[.J53];&quot;&quot;; [.J7]-[.J53])">
            <text:p/>
          </table:table-cell>
          <table:table-cell table:style-name="ce24" table:formula="of:=IF([.K7]=[.K53];&quot;&quot;; [.K7]-[.K53])">
            <text:p/>
          </table:table-cell>
          <table:table-cell table:style-name="ce24" table:formula="of:=IF([.L7]=[.L53];&quot;&quot;; [.L7]-[.L53])">
            <text:p/>
          </table:table-cell>
          <table:table-cell table:style-name="ce24" table:formula="of:=IF([.M7]=[.M53];&quot;&quot;; [.M7]-[.M53])">
            <text:p/>
          </table:table-cell>
          <table:table-cell table:style-name="ce24" table:formula="of:=IF([.N7]=[.N53];&quot;&quot;; [.N7]-[.N53])">
            <text:p/>
          </table:table-cell>
          <table:table-cell table:style-name="ce24" table:formula="of:=IF([.O7]=[.O53];&quot;&quot;; [.O7]-[.O53])">
            <text:p/>
          </table:table-cell>
          <table:table-cell table:style-name="ce24" table:formula="of:=IF([.P7]=[.P53];&quot;&quot;; [.P7]-[.P53])">
            <text:p/>
          </table:table-cell>
          <table:table-cell table:style-name="ce24" table:formula="of:=IF([.Q7]=[.Q53];&quot;&quot;; [.Q7]-[.Q53])">
            <text:p/>
          </table:table-cell>
          <table:table-cell table:style-name="ce24" table:formula="of:=IF([.R7]=[.R53];&quot;&quot;; [.R7]-[.R53])">
            <text:p/>
          </table:table-cell>
          <table:table-cell table:style-name="ce24" table:formula="of:=IF([.S7]=[.S53];&quot;&quot;; [.S7]-[.S53])">
            <text:p/>
          </table:table-cell>
          <table:table-cell table:style-name="ce24" table:formula="of:=IF([.T7]=[.T53];&quot;&quot;; [.T7]-[.T53])">
            <text:p/>
          </table:table-cell>
          <table:table-cell table:style-name="ce24" table:formula="of:=IF([.U7]=[.U53];&quot;&quot;; [.U7]-[.U53])">
            <text:p/>
          </table:table-cell>
          <table:table-cell table:style-name="ce24" table:formula="of:=IF([.V7]=[.V53];&quot;&quot;; [.V7]-[.V53])">
            <text:p/>
          </table:table-cell>
          <table:table-cell table:style-name="ce24" table:formula="of:=IF([.W7]=[.W53];&quot;&quot;; [.W7]-[.W53])">
            <text:p/>
          </table:table-cell>
          <table:table-cell table:style-name="ce24" table:formula="of:=IF([.X7]=[.X53];&quot;&quot;; [.X7]-[.X53])">
            <text:p/>
          </table:table-cell>
          <table:table-cell table:style-name="ce24" table:formula="of:=IF([.Y7]=[.Y53];&quot;&quot;; [.Y7]-[.Y53])">
            <text:p/>
          </table:table-cell>
          <table:table-cell table:style-name="ce24" table:formula="of:=IF([.Z7]=[.Z53];&quot;&quot;; [.Z7]-[.Z53])">
            <text:p/>
          </table:table-cell>
          <table:table-cell table:style-name="ce24" table:formula="of:=IF([.AA7]=[.AA53];&quot;&quot;; [.AA7]-[.AA53])">
            <text:p/>
          </table:table-cell>
          <table:table-cell table:style-name="ce24" table:formula="of:=IF([.AB7]=[.AB53];&quot;&quot;; [.AB7]-[.AB53])">
            <text:p/>
          </table:table-cell>
          <table:table-cell table:style-name="ce24" table:formula="of:=IF([.AC7]=[.AC53];&quot;&quot;; [.AC7]-[.AC53])">
            <text:p/>
          </table:table-cell>
          <table:table-cell table:style-name="ce24" table:formula="of:=IF([.AD7]=[.AD53];&quot;&quot;; [.AD7]-[.AD53])">
            <text:p/>
          </table:table-cell>
          <table:table-cell table:style-name="ce24" table:formula="of:=IF([.AE7]=[.AE53];&quot;&quot;; [.AE7]-[.AE53])">
            <text:p/>
          </table:table-cell>
          <table:table-cell table:style-name="ce24" table:formula="of:=IF([.AF7]=[.AF53];&quot;&quot;; [.AF7]-[.AF53])">
            <text:p/>
          </table:table-cell>
          <table:table-cell table:style-name="ce24" table:formula="of:=IF([.AG7]=[.AG53];&quot;&quot;; [.AG7]-[.AG53])">
            <text:p/>
          </table:table-cell>
          <table:table-cell table:style-name="ce24" table:formula="of:=IF([.AH7]=[.AH53];&quot;&quot;; [.AH7]-[.AH53])">
            <text:p/>
          </table:table-cell>
          <table:table-cell table:style-name="ce24" table:formula="of:=IF([.AI7]=[.AI53];&quot;&quot;; [.AI7]-[.AI53])">
            <text:p/>
          </table:table-cell>
          <table:table-cell table:style-name="ce24" table:formula="of:=IF([.AJ7]=[.AJ53];&quot;&quot;; [.AJ7]-[.AJ53])">
            <text:p/>
          </table:table-cell>
          <table:table-cell table:style-name="ce24" table:formula="of:=IF([.AK7]=[.AK53];&quot;&quot;; [.AK7]-[.AK53])">
            <text:p/>
          </table:table-cell>
          <table:table-cell table:style-name="ce24" table:formula="of:=IF([.AL7]=[.AL53];&quot;&quot;; [.AL7]-[.AL53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8]=[.C54];&quot;&quot;; [.C8]-[.C54])">
            <text:p/>
          </table:table-cell>
          <table:table-cell table:style-name="ce24" table:formula="of:=IF([.D8]=[.D54];&quot;&quot;; [.D8]-[.D54])">
            <text:p/>
          </table:table-cell>
          <table:table-cell table:style-name="ce24" table:formula="of:=IF([.E8]=[.E54];&quot;&quot;; [.E8]-[.E54])">
            <text:p/>
          </table:table-cell>
          <table:table-cell table:style-name="ce24" table:formula="of:=IF([.F8]=[.F54];&quot;&quot;; [.F8]-[.F54])">
            <text:p/>
          </table:table-cell>
          <table:table-cell table:style-name="ce24" table:formula="of:=IF([.G8]=[.G54];&quot;&quot;; [.G8]-[.G54])">
            <text:p/>
          </table:table-cell>
          <table:table-cell table:style-name="ce24" table:formula="of:=IF([.H8]=[.H54];&quot;&quot;; [.H8]-[.H54])">
            <text:p/>
          </table:table-cell>
          <table:table-cell table:style-name="ce24" table:formula="of:=IF([.I8]=[.I54];&quot;&quot;; [.I8]-[.I54])">
            <text:p/>
          </table:table-cell>
          <table:table-cell table:style-name="ce24" table:formula="of:=IF([.J8]=[.J54];&quot;&quot;; [.J8]-[.J54])">
            <text:p/>
          </table:table-cell>
          <table:table-cell table:style-name="ce24" table:formula="of:=IF([.K8]=[.K54];&quot;&quot;; [.K8]-[.K54])">
            <text:p/>
          </table:table-cell>
          <table:table-cell table:style-name="ce24" table:formula="of:=IF([.L8]=[.L54];&quot;&quot;; [.L8]-[.L54])">
            <text:p/>
          </table:table-cell>
          <table:table-cell table:style-name="ce24" table:formula="of:=IF([.M8]=[.M54];&quot;&quot;; [.M8]-[.M54])">
            <text:p/>
          </table:table-cell>
          <table:table-cell table:style-name="ce24" table:formula="of:=IF([.N8]=[.N54];&quot;&quot;; [.N8]-[.N54])">
            <text:p/>
          </table:table-cell>
          <table:table-cell table:style-name="ce24" table:formula="of:=IF([.O8]=[.O54];&quot;&quot;; [.O8]-[.O54])">
            <text:p/>
          </table:table-cell>
          <table:table-cell table:style-name="ce24" table:formula="of:=IF([.P8]=[.P54];&quot;&quot;; [.P8]-[.P54])">
            <text:p/>
          </table:table-cell>
          <table:table-cell table:style-name="ce24" table:formula="of:=IF([.Q8]=[.Q54];&quot;&quot;; [.Q8]-[.Q54])">
            <text:p/>
          </table:table-cell>
          <table:table-cell table:style-name="ce24" table:formula="of:=IF([.R8]=[.R54];&quot;&quot;; [.R8]-[.R54])">
            <text:p/>
          </table:table-cell>
          <table:table-cell table:style-name="ce24" table:formula="of:=IF([.S8]=[.S54];&quot;&quot;; [.S8]-[.S54])">
            <text:p/>
          </table:table-cell>
          <table:table-cell table:style-name="ce24" table:formula="of:=IF([.T8]=[.T54];&quot;&quot;; [.T8]-[.T54])">
            <text:p/>
          </table:table-cell>
          <table:table-cell table:style-name="ce24" table:formula="of:=IF([.U8]=[.U54];&quot;&quot;; [.U8]-[.U54])">
            <text:p/>
          </table:table-cell>
          <table:table-cell table:style-name="ce24" table:formula="of:=IF([.V8]=[.V54];&quot;&quot;; [.V8]-[.V54])">
            <text:p/>
          </table:table-cell>
          <table:table-cell table:style-name="ce24" table:formula="of:=IF([.W8]=[.W54];&quot;&quot;; [.W8]-[.W54])">
            <text:p/>
          </table:table-cell>
          <table:table-cell table:style-name="ce24" table:formula="of:=IF([.X8]=[.X54];&quot;&quot;; [.X8]-[.X54])">
            <text:p/>
          </table:table-cell>
          <table:table-cell table:style-name="ce24" table:formula="of:=IF([.Y8]=[.Y54];&quot;&quot;; [.Y8]-[.Y54])">
            <text:p/>
          </table:table-cell>
          <table:table-cell table:style-name="ce24" table:formula="of:=IF([.Z8]=[.Z54];&quot;&quot;; [.Z8]-[.Z54])">
            <text:p/>
          </table:table-cell>
          <table:table-cell table:style-name="ce24" table:formula="of:=IF([.AA8]=[.AA54];&quot;&quot;; [.AA8]-[.AA54])">
            <text:p/>
          </table:table-cell>
          <table:table-cell table:style-name="ce24" table:formula="of:=IF([.AB8]=[.AB54];&quot;&quot;; [.AB8]-[.AB54])">
            <text:p/>
          </table:table-cell>
          <table:table-cell table:style-name="ce24" table:formula="of:=IF([.AC8]=[.AC54];&quot;&quot;; [.AC8]-[.AC54])">
            <text:p/>
          </table:table-cell>
          <table:table-cell table:style-name="ce24" table:formula="of:=IF([.AD8]=[.AD54];&quot;&quot;; [.AD8]-[.AD54])">
            <text:p/>
          </table:table-cell>
          <table:table-cell table:style-name="ce24" table:formula="of:=IF([.AE8]=[.AE54];&quot;&quot;; [.AE8]-[.AE54])">
            <text:p/>
          </table:table-cell>
          <table:table-cell table:style-name="ce24" table:formula="of:=IF([.AF8]=[.AF54];&quot;&quot;; [.AF8]-[.AF54])">
            <text:p/>
          </table:table-cell>
          <table:table-cell table:style-name="ce24" table:formula="of:=IF([.AG8]=[.AG54];&quot;&quot;; [.AG8]-[.AG54])">
            <text:p/>
          </table:table-cell>
          <table:table-cell table:style-name="ce24" table:formula="of:=IF([.AH8]=[.AH54];&quot;&quot;; [.AH8]-[.AH54])">
            <text:p/>
          </table:table-cell>
          <table:table-cell table:style-name="ce24" table:formula="of:=IF([.AI8]=[.AI54];&quot;&quot;; [.AI8]-[.AI54])">
            <text:p/>
          </table:table-cell>
          <table:table-cell table:style-name="ce24" table:formula="of:=IF([.AJ8]=[.AJ54];&quot;&quot;; [.AJ8]-[.AJ54])">
            <text:p/>
          </table:table-cell>
          <table:table-cell table:style-name="ce24" table:formula="of:=IF([.AK8]=[.AK54];&quot;&quot;; [.AK8]-[.AK54])">
            <text:p/>
          </table:table-cell>
          <table:table-cell table:style-name="ce24" table:formula="of:=IF([.AL8]=[.AL54];&quot;&quot;; [.AL8]-[.AL54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9]=[.C55];&quot;&quot;; [.C9]-[.C55])">
            <text:p/>
          </table:table-cell>
          <table:table-cell table:style-name="ce24" table:formula="of:=IF([.D9]=[.D55];&quot;&quot;; [.D9]-[.D55])">
            <text:p/>
          </table:table-cell>
          <table:table-cell table:style-name="ce24" table:formula="of:=IF([.E9]=[.E55];&quot;&quot;; [.E9]-[.E55])">
            <text:p/>
          </table:table-cell>
          <table:table-cell table:style-name="ce24" table:formula="of:=IF([.F9]=[.F55];&quot;&quot;; [.F9]-[.F55])">
            <text:p/>
          </table:table-cell>
          <table:table-cell table:style-name="ce24" table:formula="of:=IF([.G9]=[.G55];&quot;&quot;; [.G9]-[.G55])">
            <text:p/>
          </table:table-cell>
          <table:table-cell table:style-name="ce24" table:formula="of:=IF([.H9]=[.H55];&quot;&quot;; [.H9]-[.H55])">
            <text:p/>
          </table:table-cell>
          <table:table-cell table:style-name="ce24" table:formula="of:=IF([.I9]=[.I55];&quot;&quot;; [.I9]-[.I55])">
            <text:p/>
          </table:table-cell>
          <table:table-cell table:style-name="ce24" table:formula="of:=IF([.J9]=[.J55];&quot;&quot;; [.J9]-[.J55])">
            <text:p/>
          </table:table-cell>
          <table:table-cell table:style-name="ce24" table:formula="of:=IF([.K9]=[.K55];&quot;&quot;; [.K9]-[.K55])">
            <text:p/>
          </table:table-cell>
          <table:table-cell table:style-name="ce24" table:formula="of:=IF([.L9]=[.L55];&quot;&quot;; [.L9]-[.L55])">
            <text:p/>
          </table:table-cell>
          <table:table-cell table:style-name="ce24" table:formula="of:=IF([.M9]=[.M55];&quot;&quot;; [.M9]-[.M55])">
            <text:p/>
          </table:table-cell>
          <table:table-cell table:style-name="ce24" table:formula="of:=IF([.N9]=[.N55];&quot;&quot;; [.N9]-[.N55])">
            <text:p/>
          </table:table-cell>
          <table:table-cell table:style-name="ce24" table:formula="of:=IF([.O9]=[.O55];&quot;&quot;; [.O9]-[.O55])">
            <text:p/>
          </table:table-cell>
          <table:table-cell table:style-name="ce24" table:formula="of:=IF([.P9]=[.P55];&quot;&quot;; [.P9]-[.P55])">
            <text:p/>
          </table:table-cell>
          <table:table-cell table:style-name="ce24" table:formula="of:=IF([.Q9]=[.Q55];&quot;&quot;; [.Q9]-[.Q55])">
            <text:p/>
          </table:table-cell>
          <table:table-cell table:style-name="ce24" table:formula="of:=IF([.R9]=[.R55];&quot;&quot;; [.R9]-[.R55])">
            <text:p/>
          </table:table-cell>
          <table:table-cell table:style-name="ce24" table:formula="of:=IF([.S9]=[.S55];&quot;&quot;; [.S9]-[.S55])">
            <text:p/>
          </table:table-cell>
          <table:table-cell table:style-name="ce24" table:formula="of:=IF([.T9]=[.T55];&quot;&quot;; [.T9]-[.T55])">
            <text:p/>
          </table:table-cell>
          <table:table-cell table:style-name="ce24" table:formula="of:=IF([.U9]=[.U55];&quot;&quot;; [.U9]-[.U55])">
            <text:p/>
          </table:table-cell>
          <table:table-cell table:style-name="ce24" table:formula="of:=IF([.V9]=[.V55];&quot;&quot;; [.V9]-[.V55])">
            <text:p/>
          </table:table-cell>
          <table:table-cell table:style-name="ce24" table:formula="of:=IF([.W9]=[.W55];&quot;&quot;; [.W9]-[.W55])">
            <text:p/>
          </table:table-cell>
          <table:table-cell table:style-name="ce24" table:formula="of:=IF([.X9]=[.X55];&quot;&quot;; [.X9]-[.X55])">
            <text:p/>
          </table:table-cell>
          <table:table-cell table:style-name="ce24" table:formula="of:=IF([.Y9]=[.Y55];&quot;&quot;; [.Y9]-[.Y55])">
            <text:p/>
          </table:table-cell>
          <table:table-cell table:style-name="ce24" table:formula="of:=IF([.Z9]=[.Z55];&quot;&quot;; [.Z9]-[.Z55])">
            <text:p/>
          </table:table-cell>
          <table:table-cell table:style-name="ce24" table:formula="of:=IF([.AA9]=[.AA55];&quot;&quot;; [.AA9]-[.AA55])">
            <text:p/>
          </table:table-cell>
          <table:table-cell table:style-name="ce24" table:formula="of:=IF([.AB9]=[.AB55];&quot;&quot;; [.AB9]-[.AB55])">
            <text:p/>
          </table:table-cell>
          <table:table-cell table:style-name="ce24" table:formula="of:=IF([.AC9]=[.AC55];&quot;&quot;; [.AC9]-[.AC55])">
            <text:p/>
          </table:table-cell>
          <table:table-cell table:style-name="ce24" table:formula="of:=IF([.AD9]=[.AD55];&quot;&quot;; [.AD9]-[.AD55])">
            <text:p/>
          </table:table-cell>
          <table:table-cell table:style-name="ce24" table:formula="of:=IF([.AE9]=[.AE55];&quot;&quot;; [.AE9]-[.AE55])">
            <text:p/>
          </table:table-cell>
          <table:table-cell table:style-name="ce24" table:formula="of:=IF([.AF9]=[.AF55];&quot;&quot;; [.AF9]-[.AF55])">
            <text:p/>
          </table:table-cell>
          <table:table-cell table:style-name="ce24" table:formula="of:=IF([.AG9]=[.AG55];&quot;&quot;; [.AG9]-[.AG55])">
            <text:p/>
          </table:table-cell>
          <table:table-cell table:style-name="ce24" table:formula="of:=IF([.AH9]=[.AH55];&quot;&quot;; [.AH9]-[.AH55])">
            <text:p/>
          </table:table-cell>
          <table:table-cell table:style-name="ce24" table:formula="of:=IF([.AI9]=[.AI55];&quot;&quot;; [.AI9]-[.AI55])">
            <text:p/>
          </table:table-cell>
          <table:table-cell table:style-name="ce24" table:formula="of:=IF([.AJ9]=[.AJ55];&quot;&quot;; [.AJ9]-[.AJ55])">
            <text:p/>
          </table:table-cell>
          <table:table-cell table:style-name="ce24" table:formula="of:=IF([.AK9]=[.AK55];&quot;&quot;; [.AK9]-[.AK55])">
            <text:p/>
          </table:table-cell>
          <table:table-cell table:style-name="ce24" table:formula="of:=IF([.AL9]=[.AL55];&quot;&quot;; [.AL9]-[.AL55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10]=[.C56];&quot;&quot;; [.C10]-[.C56])">
            <text:p/>
          </table:table-cell>
          <table:table-cell table:style-name="ce24" table:formula="of:=IF([.D10]=[.D56];&quot;&quot;; [.D10]-[.D56])">
            <text:p/>
          </table:table-cell>
          <table:table-cell table:style-name="ce24" table:formula="of:=IF([.E10]=[.E56];&quot;&quot;; [.E10]-[.E56])">
            <text:p/>
          </table:table-cell>
          <table:table-cell table:style-name="ce24" table:formula="of:=IF([.F10]=[.F56];&quot;&quot;; [.F10]-[.F56])">
            <text:p/>
          </table:table-cell>
          <table:table-cell table:style-name="ce24" table:formula="of:=IF([.G10]=[.G56];&quot;&quot;; [.G10]-[.G56])">
            <text:p/>
          </table:table-cell>
          <table:table-cell table:style-name="ce24" table:formula="of:=IF([.H10]=[.H56];&quot;&quot;; [.H10]-[.H56])">
            <text:p/>
          </table:table-cell>
          <table:table-cell table:style-name="ce24" table:formula="of:=IF([.I10]=[.I56];&quot;&quot;; [.I10]-[.I56])">
            <text:p/>
          </table:table-cell>
          <table:table-cell table:style-name="ce24" table:formula="of:=IF([.J10]=[.J56];&quot;&quot;; [.J10]-[.J56])">
            <text:p/>
          </table:table-cell>
          <table:table-cell table:style-name="ce24" table:formula="of:=IF([.K10]=[.K56];&quot;&quot;; [.K10]-[.K56])">
            <text:p/>
          </table:table-cell>
          <table:table-cell table:style-name="ce24" table:formula="of:=IF([.L10]=[.L56];&quot;&quot;; [.L10]-[.L56])">
            <text:p/>
          </table:table-cell>
          <table:table-cell table:style-name="ce24" table:formula="of:=IF([.M10]=[.M56];&quot;&quot;; [.M10]-[.M56])">
            <text:p/>
          </table:table-cell>
          <table:table-cell table:style-name="ce24" table:formula="of:=IF([.N10]=[.N56];&quot;&quot;; [.N10]-[.N56])">
            <text:p/>
          </table:table-cell>
          <table:table-cell table:style-name="ce24" table:formula="of:=IF([.O10]=[.O56];&quot;&quot;; [.O10]-[.O56])">
            <text:p/>
          </table:table-cell>
          <table:table-cell table:style-name="ce24" table:formula="of:=IF([.P10]=[.P56];&quot;&quot;; [.P10]-[.P56])">
            <text:p/>
          </table:table-cell>
          <table:table-cell table:style-name="ce24" table:formula="of:=IF([.Q10]=[.Q56];&quot;&quot;; [.Q10]-[.Q56])">
            <text:p/>
          </table:table-cell>
          <table:table-cell table:style-name="ce24" table:formula="of:=IF([.R10]=[.R56];&quot;&quot;; [.R10]-[.R56])">
            <text:p/>
          </table:table-cell>
          <table:table-cell table:style-name="ce24" table:formula="of:=IF([.S10]=[.S56];&quot;&quot;; [.S10]-[.S56])">
            <text:p/>
          </table:table-cell>
          <table:table-cell table:style-name="ce24" table:formula="of:=IF([.T10]=[.T56];&quot;&quot;; [.T10]-[.T56])">
            <text:p/>
          </table:table-cell>
          <table:table-cell table:style-name="ce24" table:formula="of:=IF([.U10]=[.U56];&quot;&quot;; [.U10]-[.U56])">
            <text:p/>
          </table:table-cell>
          <table:table-cell table:style-name="ce24" table:formula="of:=IF([.V10]=[.V56];&quot;&quot;; [.V10]-[.V56])">
            <text:p/>
          </table:table-cell>
          <table:table-cell table:style-name="ce24" table:formula="of:=IF([.W10]=[.W56];&quot;&quot;; [.W10]-[.W56])">
            <text:p/>
          </table:table-cell>
          <table:table-cell table:style-name="ce24" table:formula="of:=IF([.X10]=[.X56];&quot;&quot;; [.X10]-[.X56])">
            <text:p/>
          </table:table-cell>
          <table:table-cell table:style-name="ce24" table:formula="of:=IF([.Y10]=[.Y56];&quot;&quot;; [.Y10]-[.Y56])">
            <text:p/>
          </table:table-cell>
          <table:table-cell table:style-name="ce24" table:formula="of:=IF([.Z10]=[.Z56];&quot;&quot;; [.Z10]-[.Z56])">
            <text:p/>
          </table:table-cell>
          <table:table-cell table:style-name="ce24" table:formula="of:=IF([.AA10]=[.AA56];&quot;&quot;; [.AA10]-[.AA56])">
            <text:p/>
          </table:table-cell>
          <table:table-cell table:style-name="ce24" table:formula="of:=IF([.AB10]=[.AB56];&quot;&quot;; [.AB10]-[.AB56])">
            <text:p/>
          </table:table-cell>
          <table:table-cell table:style-name="ce24" table:formula="of:=IF([.AC10]=[.AC56];&quot;&quot;; [.AC10]-[.AC56])">
            <text:p/>
          </table:table-cell>
          <table:table-cell table:style-name="ce24" table:formula="of:=IF([.AD10]=[.AD56];&quot;&quot;; [.AD10]-[.AD56])">
            <text:p/>
          </table:table-cell>
          <table:table-cell table:style-name="ce24" table:formula="of:=IF([.AE10]=[.AE56];&quot;&quot;; [.AE10]-[.AE56])">
            <text:p/>
          </table:table-cell>
          <table:table-cell table:style-name="ce24" table:formula="of:=IF([.AF10]=[.AF56];&quot;&quot;; [.AF10]-[.AF56])">
            <text:p/>
          </table:table-cell>
          <table:table-cell table:style-name="ce24" table:formula="of:=IF([.AG10]=[.AG56];&quot;&quot;; [.AG10]-[.AG56])">
            <text:p/>
          </table:table-cell>
          <table:table-cell table:style-name="ce24" table:formula="of:=IF([.AH10]=[.AH56];&quot;&quot;; [.AH10]-[.AH56])">
            <text:p/>
          </table:table-cell>
          <table:table-cell table:style-name="ce24" table:formula="of:=IF([.AI10]=[.AI56];&quot;&quot;; [.AI10]-[.AI56])">
            <text:p/>
          </table:table-cell>
          <table:table-cell table:style-name="ce24" table:formula="of:=IF([.AJ10]=[.AJ56];&quot;&quot;; [.AJ10]-[.AJ56])">
            <text:p/>
          </table:table-cell>
          <table:table-cell table:style-name="ce24" table:formula="of:=IF([.AK10]=[.AK56];&quot;&quot;; [.AK10]-[.AK56])">
            <text:p/>
          </table:table-cell>
          <table:table-cell table:style-name="ce24" table:formula="of:=IF([.AL10]=[.AL56];&quot;&quot;; [.AL10]-[.AL56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11]=[.C57];&quot;&quot;; [.C11]-[.C57])">
            <text:p/>
          </table:table-cell>
          <table:table-cell table:style-name="ce24" table:formula="of:=IF([.D11]=[.D57];&quot;&quot;; [.D11]-[.D57])">
            <text:p/>
          </table:table-cell>
          <table:table-cell table:style-name="ce24" table:formula="of:=IF([.E11]=[.E57];&quot;&quot;; [.E11]-[.E57])">
            <text:p/>
          </table:table-cell>
          <table:table-cell table:style-name="ce24" table:formula="of:=IF([.F11]=[.F57];&quot;&quot;; [.F11]-[.F57])">
            <text:p/>
          </table:table-cell>
          <table:table-cell table:style-name="ce24" table:formula="of:=IF([.G11]=[.G57];&quot;&quot;; [.G11]-[.G57])">
            <text:p/>
          </table:table-cell>
          <table:table-cell table:style-name="ce24" table:formula="of:=IF([.H11]=[.H57];&quot;&quot;; [.H11]-[.H57])">
            <text:p/>
          </table:table-cell>
          <table:table-cell table:style-name="ce24" table:formula="of:=IF([.I11]=[.I57];&quot;&quot;; [.I11]-[.I57])">
            <text:p/>
          </table:table-cell>
          <table:table-cell table:style-name="ce24" table:formula="of:=IF([.J11]=[.J57];&quot;&quot;; [.J11]-[.J57])">
            <text:p/>
          </table:table-cell>
          <table:table-cell table:style-name="ce24" table:formula="of:=IF([.K11]=[.K57];&quot;&quot;; [.K11]-[.K57])">
            <text:p/>
          </table:table-cell>
          <table:table-cell table:style-name="ce24" table:formula="of:=IF([.L11]=[.L57];&quot;&quot;; [.L11]-[.L57])">
            <text:p/>
          </table:table-cell>
          <table:table-cell table:style-name="ce24" table:formula="of:=IF([.M11]=[.M57];&quot;&quot;; [.M11]-[.M57])">
            <text:p/>
          </table:table-cell>
          <table:table-cell table:style-name="ce24" table:formula="of:=IF([.N11]=[.N57];&quot;&quot;; [.N11]-[.N57])">
            <text:p/>
          </table:table-cell>
          <table:table-cell table:style-name="ce24" table:formula="of:=IF([.O11]=[.O57];&quot;&quot;; [.O11]-[.O57])">
            <text:p/>
          </table:table-cell>
          <table:table-cell table:style-name="ce24" table:formula="of:=IF([.P11]=[.P57];&quot;&quot;; [.P11]-[.P57])">
            <text:p/>
          </table:table-cell>
          <table:table-cell table:style-name="ce24" table:formula="of:=IF([.Q11]=[.Q57];&quot;&quot;; [.Q11]-[.Q57])">
            <text:p/>
          </table:table-cell>
          <table:table-cell table:style-name="ce24" table:formula="of:=IF([.R11]=[.R57];&quot;&quot;; [.R11]-[.R57])">
            <text:p/>
          </table:table-cell>
          <table:table-cell table:style-name="ce24" table:formula="of:=IF([.S11]=[.S57];&quot;&quot;; [.S11]-[.S57])">
            <text:p/>
          </table:table-cell>
          <table:table-cell table:style-name="ce24" table:formula="of:=IF([.T11]=[.T57];&quot;&quot;; [.T11]-[.T57])">
            <text:p/>
          </table:table-cell>
          <table:table-cell table:style-name="ce24" table:formula="of:=IF([.U11]=[.U57];&quot;&quot;; [.U11]-[.U57])">
            <text:p/>
          </table:table-cell>
          <table:table-cell table:style-name="ce24" table:formula="of:=IF([.V11]=[.V57];&quot;&quot;; [.V11]-[.V57])">
            <text:p/>
          </table:table-cell>
          <table:table-cell table:style-name="ce24" table:formula="of:=IF([.W11]=[.W57];&quot;&quot;; [.W11]-[.W57])">
            <text:p/>
          </table:table-cell>
          <table:table-cell table:style-name="ce24" table:formula="of:=IF([.X11]=[.X57];&quot;&quot;; [.X11]-[.X57])">
            <text:p/>
          </table:table-cell>
          <table:table-cell table:style-name="ce24" table:formula="of:=IF([.Y11]=[.Y57];&quot;&quot;; [.Y11]-[.Y57])">
            <text:p/>
          </table:table-cell>
          <table:table-cell table:style-name="ce24" table:formula="of:=IF([.Z11]=[.Z57];&quot;&quot;; [.Z11]-[.Z57])">
            <text:p/>
          </table:table-cell>
          <table:table-cell table:style-name="ce24" table:formula="of:=IF([.AA11]=[.AA57];&quot;&quot;; [.AA11]-[.AA57])">
            <text:p/>
          </table:table-cell>
          <table:table-cell table:style-name="ce24" table:formula="of:=IF([.AB11]=[.AB57];&quot;&quot;; [.AB11]-[.AB57])">
            <text:p/>
          </table:table-cell>
          <table:table-cell table:style-name="ce24" table:formula="of:=IF([.AC11]=[.AC57];&quot;&quot;; [.AC11]-[.AC57])">
            <text:p/>
          </table:table-cell>
          <table:table-cell table:style-name="ce24" table:formula="of:=IF([.AD11]=[.AD57];&quot;&quot;; [.AD11]-[.AD57])">
            <text:p/>
          </table:table-cell>
          <table:table-cell table:style-name="ce24" table:formula="of:=IF([.AE11]=[.AE57];&quot;&quot;; [.AE11]-[.AE57])">
            <text:p/>
          </table:table-cell>
          <table:table-cell table:style-name="ce24" table:formula="of:=IF([.AF11]=[.AF57];&quot;&quot;; [.AF11]-[.AF57])">
            <text:p/>
          </table:table-cell>
          <table:table-cell table:style-name="ce24" table:formula="of:=IF([.AG11]=[.AG57];&quot;&quot;; [.AG11]-[.AG57])">
            <text:p/>
          </table:table-cell>
          <table:table-cell table:style-name="ce24" table:formula="of:=IF([.AH11]=[.AH57];&quot;&quot;; [.AH11]-[.AH57])">
            <text:p/>
          </table:table-cell>
          <table:table-cell table:style-name="ce24" table:formula="of:=IF([.AI11]=[.AI57];&quot;&quot;; [.AI11]-[.AI57])">
            <text:p/>
          </table:table-cell>
          <table:table-cell table:style-name="ce24" table:formula="of:=IF([.AJ11]=[.AJ57];&quot;&quot;; [.AJ11]-[.AJ57])">
            <text:p/>
          </table:table-cell>
          <table:table-cell table:style-name="ce24" table:formula="of:=IF([.AK11]=[.AK57];&quot;&quot;; [.AK11]-[.AK57])">
            <text:p/>
          </table:table-cell>
          <table:table-cell table:style-name="ce24" table:formula="of:=IF([.AL11]=[.AL57];&quot;&quot;; [.AL11]-[.AL57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12]=[.C58];&quot;&quot;; [.C12]-[.C58])">
            <text:p/>
          </table:table-cell>
          <table:table-cell table:style-name="ce24" table:formula="of:=IF([.D12]=[.D58];&quot;&quot;; [.D12]-[.D58])">
            <text:p/>
          </table:table-cell>
          <table:table-cell table:style-name="ce24" table:formula="of:=IF([.E12]=[.E58];&quot;&quot;; [.E12]-[.E58])">
            <text:p/>
          </table:table-cell>
          <table:table-cell table:style-name="ce24" table:formula="of:=IF([.F12]=[.F58];&quot;&quot;; [.F12]-[.F58])">
            <text:p/>
          </table:table-cell>
          <table:table-cell table:style-name="ce24" table:formula="of:=IF([.G12]=[.G58];&quot;&quot;; [.G12]-[.G58])">
            <text:p/>
          </table:table-cell>
          <table:table-cell table:style-name="ce24" table:formula="of:=IF([.H12]=[.H58];&quot;&quot;; [.H12]-[.H58])">
            <text:p/>
          </table:table-cell>
          <table:table-cell table:style-name="ce24" table:formula="of:=IF([.I12]=[.I58];&quot;&quot;; [.I12]-[.I58])">
            <text:p/>
          </table:table-cell>
          <table:table-cell table:style-name="ce24" table:formula="of:=IF([.J12]=[.J58];&quot;&quot;; [.J12]-[.J58])">
            <text:p/>
          </table:table-cell>
          <table:table-cell table:style-name="ce24" table:formula="of:=IF([.K12]=[.K58];&quot;&quot;; [.K12]-[.K58])">
            <text:p/>
          </table:table-cell>
          <table:table-cell table:style-name="ce24" table:formula="of:=IF([.L12]=[.L58];&quot;&quot;; [.L12]-[.L58])">
            <text:p/>
          </table:table-cell>
          <table:table-cell table:style-name="ce24" table:formula="of:=IF([.M12]=[.M58];&quot;&quot;; [.M12]-[.M58])">
            <text:p/>
          </table:table-cell>
          <table:table-cell table:style-name="ce24" table:formula="of:=IF([.N12]=[.N58];&quot;&quot;; [.N12]-[.N58])">
            <text:p/>
          </table:table-cell>
          <table:table-cell table:style-name="ce24" table:formula="of:=IF([.O12]=[.O58];&quot;&quot;; [.O12]-[.O58])">
            <text:p/>
          </table:table-cell>
          <table:table-cell table:style-name="ce24" table:formula="of:=IF([.P12]=[.P58];&quot;&quot;; [.P12]-[.P58])">
            <text:p/>
          </table:table-cell>
          <table:table-cell table:style-name="ce24" table:formula="of:=IF([.Q12]=[.Q58];&quot;&quot;; [.Q12]-[.Q58])">
            <text:p/>
          </table:table-cell>
          <table:table-cell table:style-name="ce24" table:formula="of:=IF([.R12]=[.R58];&quot;&quot;; [.R12]-[.R58])">
            <text:p/>
          </table:table-cell>
          <table:table-cell table:style-name="ce24" table:formula="of:=IF([.S12]=[.S58];&quot;&quot;; [.S12]-[.S58])">
            <text:p/>
          </table:table-cell>
          <table:table-cell table:style-name="ce24" table:formula="of:=IF([.T12]=[.T58];&quot;&quot;; [.T12]-[.T58])">
            <text:p/>
          </table:table-cell>
          <table:table-cell table:style-name="ce24" table:formula="of:=IF([.U12]=[.U58];&quot;&quot;; [.U12]-[.U58])">
            <text:p/>
          </table:table-cell>
          <table:table-cell table:style-name="ce24" table:formula="of:=IF([.V12]=[.V58];&quot;&quot;; [.V12]-[.V58])">
            <text:p/>
          </table:table-cell>
          <table:table-cell table:style-name="ce24" table:formula="of:=IF([.W12]=[.W58];&quot;&quot;; [.W12]-[.W58])">
            <text:p/>
          </table:table-cell>
          <table:table-cell table:style-name="ce24" table:formula="of:=IF([.X12]=[.X58];&quot;&quot;; [.X12]-[.X58])">
            <text:p/>
          </table:table-cell>
          <table:table-cell table:style-name="ce24" table:formula="of:=IF([.Y12]=[.Y58];&quot;&quot;; [.Y12]-[.Y58])">
            <text:p/>
          </table:table-cell>
          <table:table-cell table:style-name="ce24" table:formula="of:=IF([.Z12]=[.Z58];&quot;&quot;; [.Z12]-[.Z58])">
            <text:p/>
          </table:table-cell>
          <table:table-cell table:style-name="ce24" table:formula="of:=IF([.AA12]=[.AA58];&quot;&quot;; [.AA12]-[.AA58])">
            <text:p/>
          </table:table-cell>
          <table:table-cell table:style-name="ce24" table:formula="of:=IF([.AB12]=[.AB58];&quot;&quot;; [.AB12]-[.AB58])">
            <text:p/>
          </table:table-cell>
          <table:table-cell table:style-name="ce24" table:formula="of:=IF([.AC12]=[.AC58];&quot;&quot;; [.AC12]-[.AC58])">
            <text:p/>
          </table:table-cell>
          <table:table-cell table:style-name="ce24" table:formula="of:=IF([.AD12]=[.AD58];&quot;&quot;; [.AD12]-[.AD58])">
            <text:p/>
          </table:table-cell>
          <table:table-cell table:style-name="ce24" table:formula="of:=IF([.AE12]=[.AE58];&quot;&quot;; [.AE12]-[.AE58])">
            <text:p/>
          </table:table-cell>
          <table:table-cell table:style-name="ce24" table:formula="of:=IF([.AF12]=[.AF58];&quot;&quot;; [.AF12]-[.AF58])">
            <text:p/>
          </table:table-cell>
          <table:table-cell table:style-name="ce24" table:formula="of:=IF([.AG12]=[.AG58];&quot;&quot;; [.AG12]-[.AG58])">
            <text:p/>
          </table:table-cell>
          <table:table-cell table:style-name="ce24" table:formula="of:=IF([.AH12]=[.AH58];&quot;&quot;; [.AH12]-[.AH58])">
            <text:p/>
          </table:table-cell>
          <table:table-cell table:style-name="ce24" table:formula="of:=IF([.AI12]=[.AI58];&quot;&quot;; [.AI12]-[.AI58])">
            <text:p/>
          </table:table-cell>
          <table:table-cell table:style-name="ce24" table:formula="of:=IF([.AJ12]=[.AJ58];&quot;&quot;; [.AJ12]-[.AJ58])">
            <text:p/>
          </table:table-cell>
          <table:table-cell table:style-name="ce24" table:formula="of:=IF([.AK12]=[.AK58];&quot;&quot;; [.AK12]-[.AK58])">
            <text:p/>
          </table:table-cell>
          <table:table-cell table:style-name="ce24" table:formula="of:=IF([.AL12]=[.AL58];&quot;&quot;; [.AL12]-[.AL58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13]=[.C59];&quot;&quot;; [.C13]-[.C59])">
            <text:p/>
          </table:table-cell>
          <table:table-cell table:style-name="ce24" table:formula="of:=IF([.D13]=[.D59];&quot;&quot;; [.D13]-[.D59])">
            <text:p/>
          </table:table-cell>
          <table:table-cell table:style-name="ce24" table:formula="of:=IF([.E13]=[.E59];&quot;&quot;; [.E13]-[.E59])">
            <text:p/>
          </table:table-cell>
          <table:table-cell table:style-name="ce24" table:formula="of:=IF([.F13]=[.F59];&quot;&quot;; [.F13]-[.F59])">
            <text:p/>
          </table:table-cell>
          <table:table-cell table:style-name="ce24" table:formula="of:=IF([.G13]=[.G59];&quot;&quot;; [.G13]-[.G59])">
            <text:p/>
          </table:table-cell>
          <table:table-cell table:style-name="ce24" table:formula="of:=IF([.H13]=[.H59];&quot;&quot;; [.H13]-[.H59])">
            <text:p/>
          </table:table-cell>
          <table:table-cell table:style-name="ce24" table:formula="of:=IF([.I13]=[.I59];&quot;&quot;; [.I13]-[.I59])">
            <text:p/>
          </table:table-cell>
          <table:table-cell table:style-name="ce24" table:formula="of:=IF([.J13]=[.J59];&quot;&quot;; [.J13]-[.J59])">
            <text:p/>
          </table:table-cell>
          <table:table-cell table:style-name="ce24" table:formula="of:=IF([.K13]=[.K59];&quot;&quot;; [.K13]-[.K59])">
            <text:p/>
          </table:table-cell>
          <table:table-cell table:style-name="ce24" table:formula="of:=IF([.L13]=[.L59];&quot;&quot;; [.L13]-[.L59])">
            <text:p/>
          </table:table-cell>
          <table:table-cell table:style-name="ce24" table:formula="of:=IF([.M13]=[.M59];&quot;&quot;; [.M13]-[.M59])">
            <text:p/>
          </table:table-cell>
          <table:table-cell table:style-name="ce24" table:formula="of:=IF([.N13]=[.N59];&quot;&quot;; [.N13]-[.N59])">
            <text:p/>
          </table:table-cell>
          <table:table-cell table:style-name="ce24" table:formula="of:=IF([.O13]=[.O59];&quot;&quot;; [.O13]-[.O59])">
            <text:p/>
          </table:table-cell>
          <table:table-cell table:style-name="ce24" table:formula="of:=IF([.P13]=[.P59];&quot;&quot;; [.P13]-[.P59])">
            <text:p/>
          </table:table-cell>
          <table:table-cell table:style-name="ce24" table:formula="of:=IF([.Q13]=[.Q59];&quot;&quot;; [.Q13]-[.Q59])">
            <text:p/>
          </table:table-cell>
          <table:table-cell table:style-name="ce24" table:formula="of:=IF([.R13]=[.R59];&quot;&quot;; [.R13]-[.R59])">
            <text:p/>
          </table:table-cell>
          <table:table-cell table:style-name="ce24" table:formula="of:=IF([.S13]=[.S59];&quot;&quot;; [.S13]-[.S59])">
            <text:p/>
          </table:table-cell>
          <table:table-cell table:style-name="ce24" table:formula="of:=IF([.T13]=[.T59];&quot;&quot;; [.T13]-[.T59])">
            <text:p/>
          </table:table-cell>
          <table:table-cell table:style-name="ce24" table:formula="of:=IF([.U13]=[.U59];&quot;&quot;; [.U13]-[.U59])">
            <text:p/>
          </table:table-cell>
          <table:table-cell table:style-name="ce24" table:formula="of:=IF([.V13]=[.V59];&quot;&quot;; [.V13]-[.V59])">
            <text:p/>
          </table:table-cell>
          <table:table-cell table:style-name="ce24" table:formula="of:=IF([.W13]=[.W59];&quot;&quot;; [.W13]-[.W59])">
            <text:p/>
          </table:table-cell>
          <table:table-cell table:style-name="ce24" table:formula="of:=IF([.X13]=[.X59];&quot;&quot;; [.X13]-[.X59])">
            <text:p/>
          </table:table-cell>
          <table:table-cell table:style-name="ce24" table:formula="of:=IF([.Y13]=[.Y59];&quot;&quot;; [.Y13]-[.Y59])">
            <text:p/>
          </table:table-cell>
          <table:table-cell table:style-name="ce24" table:formula="of:=IF([.Z13]=[.Z59];&quot;&quot;; [.Z13]-[.Z59])">
            <text:p/>
          </table:table-cell>
          <table:table-cell table:style-name="ce24" table:formula="of:=IF([.AA13]=[.AA59];&quot;&quot;; [.AA13]-[.AA59])">
            <text:p/>
          </table:table-cell>
          <table:table-cell table:style-name="ce24" table:formula="of:=IF([.AB13]=[.AB59];&quot;&quot;; [.AB13]-[.AB59])">
            <text:p/>
          </table:table-cell>
          <table:table-cell table:style-name="ce24" table:formula="of:=IF([.AC13]=[.AC59];&quot;&quot;; [.AC13]-[.AC59])">
            <text:p/>
          </table:table-cell>
          <table:table-cell table:style-name="ce24" table:formula="of:=IF([.AD13]=[.AD59];&quot;&quot;; [.AD13]-[.AD59])">
            <text:p/>
          </table:table-cell>
          <table:table-cell table:style-name="ce24" table:formula="of:=IF([.AE13]=[.AE59];&quot;&quot;; [.AE13]-[.AE59])">
            <text:p/>
          </table:table-cell>
          <table:table-cell table:style-name="ce24" table:formula="of:=IF([.AF13]=[.AF59];&quot;&quot;; [.AF13]-[.AF59])">
            <text:p/>
          </table:table-cell>
          <table:table-cell table:style-name="ce24" table:formula="of:=IF([.AG13]=[.AG59];&quot;&quot;; [.AG13]-[.AG59])">
            <text:p/>
          </table:table-cell>
          <table:table-cell table:style-name="ce24" table:formula="of:=IF([.AH13]=[.AH59];&quot;&quot;; [.AH13]-[.AH59])">
            <text:p/>
          </table:table-cell>
          <table:table-cell table:style-name="ce24" table:formula="of:=IF([.AI13]=[.AI59];&quot;&quot;; [.AI13]-[.AI59])">
            <text:p/>
          </table:table-cell>
          <table:table-cell table:style-name="ce24" table:formula="of:=IF([.AJ13]=[.AJ59];&quot;&quot;; [.AJ13]-[.AJ59])">
            <text:p/>
          </table:table-cell>
          <table:table-cell table:style-name="ce24" table:formula="of:=IF([.AK13]=[.AK59];&quot;&quot;; [.AK13]-[.AK59])">
            <text:p/>
          </table:table-cell>
          <table:table-cell table:style-name="ce24" table:formula="of:=IF([.AL13]=[.AL59];&quot;&quot;; [.AL13]-[.AL59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14]=[.C60];&quot;&quot;; [.C14]-[.C60])">
            <text:p/>
          </table:table-cell>
          <table:table-cell table:style-name="ce24" table:formula="of:=IF([.D14]=[.D60];&quot;&quot;; [.D14]-[.D60])">
            <text:p/>
          </table:table-cell>
          <table:table-cell table:style-name="ce24" table:formula="of:=IF([.E14]=[.E60];&quot;&quot;; [.E14]-[.E60])">
            <text:p/>
          </table:table-cell>
          <table:table-cell table:style-name="ce24" table:formula="of:=IF([.F14]=[.F60];&quot;&quot;; [.F14]-[.F60])">
            <text:p/>
          </table:table-cell>
          <table:table-cell table:style-name="ce24" table:formula="of:=IF([.G14]=[.G60];&quot;&quot;; [.G14]-[.G60])">
            <text:p/>
          </table:table-cell>
          <table:table-cell table:style-name="ce24" table:formula="of:=IF([.H14]=[.H60];&quot;&quot;; [.H14]-[.H60])">
            <text:p/>
          </table:table-cell>
          <table:table-cell table:style-name="ce24" table:formula="of:=IF([.I14]=[.I60];&quot;&quot;; [.I14]-[.I60])">
            <text:p/>
          </table:table-cell>
          <table:table-cell table:style-name="ce24" table:formula="of:=IF([.J14]=[.J60];&quot;&quot;; [.J14]-[.J60])">
            <text:p/>
          </table:table-cell>
          <table:table-cell table:style-name="ce24" table:formula="of:=IF([.K14]=[.K60];&quot;&quot;; [.K14]-[.K60])">
            <text:p/>
          </table:table-cell>
          <table:table-cell table:style-name="ce24" table:formula="of:=IF([.L14]=[.L60];&quot;&quot;; [.L14]-[.L60])">
            <text:p/>
          </table:table-cell>
          <table:table-cell table:style-name="ce24" table:formula="of:=IF([.M14]=[.M60];&quot;&quot;; [.M14]-[.M60])">
            <text:p/>
          </table:table-cell>
          <table:table-cell table:style-name="ce24" table:formula="of:=IF([.N14]=[.N60];&quot;&quot;; [.N14]-[.N60])">
            <text:p/>
          </table:table-cell>
          <table:table-cell table:style-name="ce24" table:formula="of:=IF([.O14]=[.O60];&quot;&quot;; [.O14]-[.O60])">
            <text:p/>
          </table:table-cell>
          <table:table-cell table:style-name="ce24" table:formula="of:=IF([.P14]=[.P60];&quot;&quot;; [.P14]-[.P60])">
            <text:p/>
          </table:table-cell>
          <table:table-cell table:style-name="ce24" table:formula="of:=IF([.Q14]=[.Q60];&quot;&quot;; [.Q14]-[.Q60])">
            <text:p/>
          </table:table-cell>
          <table:table-cell table:style-name="ce24" table:formula="of:=IF([.R14]=[.R60];&quot;&quot;; [.R14]-[.R60])">
            <text:p/>
          </table:table-cell>
          <table:table-cell table:style-name="ce24" table:formula="of:=IF([.S14]=[.S60];&quot;&quot;; [.S14]-[.S60])">
            <text:p/>
          </table:table-cell>
          <table:table-cell table:style-name="ce24" table:formula="of:=IF([.T14]=[.T60];&quot;&quot;; [.T14]-[.T60])">
            <text:p/>
          </table:table-cell>
          <table:table-cell table:style-name="ce24" table:formula="of:=IF([.U14]=[.U60];&quot;&quot;; [.U14]-[.U60])">
            <text:p/>
          </table:table-cell>
          <table:table-cell table:style-name="ce24" table:formula="of:=IF([.V14]=[.V60];&quot;&quot;; [.V14]-[.V60])">
            <text:p/>
          </table:table-cell>
          <table:table-cell table:style-name="ce24" table:formula="of:=IF([.W14]=[.W60];&quot;&quot;; [.W14]-[.W60])">
            <text:p/>
          </table:table-cell>
          <table:table-cell table:style-name="ce24" table:formula="of:=IF([.X14]=[.X60];&quot;&quot;; [.X14]-[.X60])">
            <text:p/>
          </table:table-cell>
          <table:table-cell table:style-name="ce24" table:formula="of:=IF([.Y14]=[.Y60];&quot;&quot;; [.Y14]-[.Y60])">
            <text:p/>
          </table:table-cell>
          <table:table-cell table:style-name="ce24" table:formula="of:=IF([.Z14]=[.Z60];&quot;&quot;; [.Z14]-[.Z60])">
            <text:p/>
          </table:table-cell>
          <table:table-cell table:style-name="ce24" table:formula="of:=IF([.AA14]=[.AA60];&quot;&quot;; [.AA14]-[.AA60])">
            <text:p/>
          </table:table-cell>
          <table:table-cell table:style-name="ce24" table:formula="of:=IF([.AB14]=[.AB60];&quot;&quot;; [.AB14]-[.AB60])">
            <text:p/>
          </table:table-cell>
          <table:table-cell table:style-name="ce24" table:formula="of:=IF([.AC14]=[.AC60];&quot;&quot;; [.AC14]-[.AC60])">
            <text:p/>
          </table:table-cell>
          <table:table-cell table:style-name="ce24" table:formula="of:=IF([.AD14]=[.AD60];&quot;&quot;; [.AD14]-[.AD60])">
            <text:p/>
          </table:table-cell>
          <table:table-cell table:style-name="ce24" table:formula="of:=IF([.AE14]=[.AE60];&quot;&quot;; [.AE14]-[.AE60])">
            <text:p/>
          </table:table-cell>
          <table:table-cell table:style-name="ce24" table:formula="of:=IF([.AF14]=[.AF60];&quot;&quot;; [.AF14]-[.AF60])">
            <text:p/>
          </table:table-cell>
          <table:table-cell table:style-name="ce24" table:formula="of:=IF([.AG14]=[.AG60];&quot;&quot;; [.AG14]-[.AG60])">
            <text:p/>
          </table:table-cell>
          <table:table-cell table:style-name="ce24" table:formula="of:=IF([.AH14]=[.AH60];&quot;&quot;; [.AH14]-[.AH60])">
            <text:p/>
          </table:table-cell>
          <table:table-cell table:style-name="ce24" table:formula="of:=IF([.AI14]=[.AI60];&quot;&quot;; [.AI14]-[.AI60])">
            <text:p/>
          </table:table-cell>
          <table:table-cell table:style-name="ce24" table:formula="of:=IF([.AJ14]=[.AJ60];&quot;&quot;; [.AJ14]-[.AJ60])">
            <text:p/>
          </table:table-cell>
          <table:table-cell table:style-name="ce24" table:formula="of:=IF([.AK14]=[.AK60];&quot;&quot;; [.AK14]-[.AK60])">
            <text:p/>
          </table:table-cell>
          <table:table-cell table:style-name="ce24" table:formula="of:=IF([.AL14]=[.AL60];&quot;&quot;; [.AL14]-[.AL60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15]=[.C61];&quot;&quot;; [.C15]-[.C61])">
            <text:p/>
          </table:table-cell>
          <table:table-cell table:style-name="ce24" table:formula="of:=IF([.D15]=[.D61];&quot;&quot;; [.D15]-[.D61])">
            <text:p/>
          </table:table-cell>
          <table:table-cell table:style-name="ce24" table:formula="of:=IF([.E15]=[.E61];&quot;&quot;; [.E15]-[.E61])">
            <text:p/>
          </table:table-cell>
          <table:table-cell table:style-name="ce24" table:formula="of:=IF([.F15]=[.F61];&quot;&quot;; [.F15]-[.F61])">
            <text:p/>
          </table:table-cell>
          <table:table-cell table:style-name="ce24" table:formula="of:=IF([.G15]=[.G61];&quot;&quot;; [.G15]-[.G61])">
            <text:p/>
          </table:table-cell>
          <table:table-cell table:style-name="ce24" table:formula="of:=IF([.H15]=[.H61];&quot;&quot;; [.H15]-[.H61])">
            <text:p/>
          </table:table-cell>
          <table:table-cell table:style-name="ce24" table:formula="of:=IF([.I15]=[.I61];&quot;&quot;; [.I15]-[.I61])">
            <text:p/>
          </table:table-cell>
          <table:table-cell table:style-name="ce24" table:formula="of:=IF([.J15]=[.J61];&quot;&quot;; [.J15]-[.J61])">
            <text:p/>
          </table:table-cell>
          <table:table-cell table:style-name="ce24" table:formula="of:=IF([.K15]=[.K61];&quot;&quot;; [.K15]-[.K61])">
            <text:p/>
          </table:table-cell>
          <table:table-cell table:style-name="ce24" table:formula="of:=IF([.L15]=[.L61];&quot;&quot;; [.L15]-[.L61])">
            <text:p/>
          </table:table-cell>
          <table:table-cell table:style-name="ce24" table:formula="of:=IF([.M15]=[.M61];&quot;&quot;; [.M15]-[.M61])">
            <text:p/>
          </table:table-cell>
          <table:table-cell table:style-name="ce24" table:formula="of:=IF([.N15]=[.N61];&quot;&quot;; [.N15]-[.N61])">
            <text:p/>
          </table:table-cell>
          <table:table-cell table:style-name="ce24" table:formula="of:=IF([.O15]=[.O61];&quot;&quot;; [.O15]-[.O61])">
            <text:p/>
          </table:table-cell>
          <table:table-cell table:style-name="ce24" table:formula="of:=IF([.P15]=[.P61];&quot;&quot;; [.P15]-[.P61])">
            <text:p/>
          </table:table-cell>
          <table:table-cell table:style-name="ce24" table:formula="of:=IF([.Q15]=[.Q61];&quot;&quot;; [.Q15]-[.Q61])">
            <text:p/>
          </table:table-cell>
          <table:table-cell table:style-name="ce24" table:formula="of:=IF([.R15]=[.R61];&quot;&quot;; [.R15]-[.R61])">
            <text:p/>
          </table:table-cell>
          <table:table-cell table:style-name="ce24" table:formula="of:=IF([.S15]=[.S61];&quot;&quot;; [.S15]-[.S61])">
            <text:p/>
          </table:table-cell>
          <table:table-cell table:style-name="ce24" table:formula="of:=IF([.T15]=[.T61];&quot;&quot;; [.T15]-[.T61])">
            <text:p/>
          </table:table-cell>
          <table:table-cell table:style-name="ce24" table:formula="of:=IF([.U15]=[.U61];&quot;&quot;; [.U15]-[.U61])">
            <text:p/>
          </table:table-cell>
          <table:table-cell table:style-name="ce24" table:formula="of:=IF([.V15]=[.V61];&quot;&quot;; [.V15]-[.V61])">
            <text:p/>
          </table:table-cell>
          <table:table-cell table:style-name="ce24" table:formula="of:=IF([.W15]=[.W61];&quot;&quot;; [.W15]-[.W61])">
            <text:p/>
          </table:table-cell>
          <table:table-cell table:style-name="ce24" table:formula="of:=IF([.X15]=[.X61];&quot;&quot;; [.X15]-[.X61])">
            <text:p/>
          </table:table-cell>
          <table:table-cell table:style-name="ce24" table:formula="of:=IF([.Y15]=[.Y61];&quot;&quot;; [.Y15]-[.Y61])">
            <text:p/>
          </table:table-cell>
          <table:table-cell table:style-name="ce24" table:formula="of:=IF([.Z15]=[.Z61];&quot;&quot;; [.Z15]-[.Z61])">
            <text:p/>
          </table:table-cell>
          <table:table-cell table:style-name="ce24" table:formula="of:=IF([.AA15]=[.AA61];&quot;&quot;; [.AA15]-[.AA61])">
            <text:p/>
          </table:table-cell>
          <table:table-cell table:style-name="ce24" table:formula="of:=IF([.AB15]=[.AB61];&quot;&quot;; [.AB15]-[.AB61])">
            <text:p/>
          </table:table-cell>
          <table:table-cell table:style-name="ce24" table:formula="of:=IF([.AC15]=[.AC61];&quot;&quot;; [.AC15]-[.AC61])">
            <text:p/>
          </table:table-cell>
          <table:table-cell table:style-name="ce24" table:formula="of:=IF([.AD15]=[.AD61];&quot;&quot;; [.AD15]-[.AD61])">
            <text:p/>
          </table:table-cell>
          <table:table-cell table:style-name="ce24" table:formula="of:=IF([.AE15]=[.AE61];&quot;&quot;; [.AE15]-[.AE61])">
            <text:p/>
          </table:table-cell>
          <table:table-cell table:style-name="ce24" table:formula="of:=IF([.AF15]=[.AF61];&quot;&quot;; [.AF15]-[.AF61])">
            <text:p/>
          </table:table-cell>
          <table:table-cell table:style-name="ce24" table:formula="of:=IF([.AG15]=[.AG61];&quot;&quot;; [.AG15]-[.AG61])">
            <text:p/>
          </table:table-cell>
          <table:table-cell table:style-name="ce24" table:formula="of:=IF([.AH15]=[.AH61];&quot;&quot;; [.AH15]-[.AH61])">
            <text:p/>
          </table:table-cell>
          <table:table-cell table:style-name="ce24" table:formula="of:=IF([.AI15]=[.AI61];&quot;&quot;; [.AI15]-[.AI61])">
            <text:p/>
          </table:table-cell>
          <table:table-cell table:style-name="ce24" table:formula="of:=IF([.AJ15]=[.AJ61];&quot;&quot;; [.AJ15]-[.AJ61])">
            <text:p/>
          </table:table-cell>
          <table:table-cell table:style-name="ce24" table:formula="of:=IF([.AK15]=[.AK61];&quot;&quot;; [.AK15]-[.AK61])">
            <text:p/>
          </table:table-cell>
          <table:table-cell table:style-name="ce24" table:formula="of:=IF([.AL15]=[.AL61];&quot;&quot;; [.AL15]-[.AL61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16]=[.C62];&quot;&quot;; [.C16]-[.C62])">
            <text:p/>
          </table:table-cell>
          <table:table-cell table:style-name="ce24" table:formula="of:=IF([.D16]=[.D62];&quot;&quot;; [.D16]-[.D62])">
            <text:p/>
          </table:table-cell>
          <table:table-cell table:style-name="ce24" table:formula="of:=IF([.E16]=[.E62];&quot;&quot;; [.E16]-[.E62])">
            <text:p/>
          </table:table-cell>
          <table:table-cell table:style-name="ce24" table:formula="of:=IF([.F16]=[.F62];&quot;&quot;; [.F16]-[.F62])">
            <text:p/>
          </table:table-cell>
          <table:table-cell table:style-name="ce24" table:formula="of:=IF([.G16]=[.G62];&quot;&quot;; [.G16]-[.G62])">
            <text:p/>
          </table:table-cell>
          <table:table-cell table:style-name="ce24" table:formula="of:=IF([.H16]=[.H62];&quot;&quot;; [.H16]-[.H62])">
            <text:p/>
          </table:table-cell>
          <table:table-cell table:style-name="ce24" table:formula="of:=IF([.I16]=[.I62];&quot;&quot;; [.I16]-[.I62])">
            <text:p/>
          </table:table-cell>
          <table:table-cell table:style-name="ce24" table:formula="of:=IF([.J16]=[.J62];&quot;&quot;; [.J16]-[.J62])">
            <text:p/>
          </table:table-cell>
          <table:table-cell table:style-name="ce24" table:formula="of:=IF([.K16]=[.K62];&quot;&quot;; [.K16]-[.K62])">
            <text:p/>
          </table:table-cell>
          <table:table-cell table:style-name="ce24" table:formula="of:=IF([.L16]=[.L62];&quot;&quot;; [.L16]-[.L62])">
            <text:p/>
          </table:table-cell>
          <table:table-cell table:style-name="ce24" table:formula="of:=IF([.M16]=[.M62];&quot;&quot;; [.M16]-[.M62])">
            <text:p/>
          </table:table-cell>
          <table:table-cell table:style-name="ce24" table:formula="of:=IF([.N16]=[.N62];&quot;&quot;; [.N16]-[.N62])">
            <text:p/>
          </table:table-cell>
          <table:table-cell table:style-name="ce24" table:formula="of:=IF([.O16]=[.O62];&quot;&quot;; [.O16]-[.O62])">
            <text:p/>
          </table:table-cell>
          <table:table-cell table:style-name="ce24" table:formula="of:=IF([.P16]=[.P62];&quot;&quot;; [.P16]-[.P62])">
            <text:p/>
          </table:table-cell>
          <table:table-cell table:style-name="ce24" table:formula="of:=IF([.Q16]=[.Q62];&quot;&quot;; [.Q16]-[.Q62])">
            <text:p/>
          </table:table-cell>
          <table:table-cell table:style-name="ce24" table:formula="of:=IF([.R16]=[.R62];&quot;&quot;; [.R16]-[.R62])">
            <text:p/>
          </table:table-cell>
          <table:table-cell table:style-name="ce24" table:formula="of:=IF([.S16]=[.S62];&quot;&quot;; [.S16]-[.S62])">
            <text:p/>
          </table:table-cell>
          <table:table-cell table:style-name="ce24" table:formula="of:=IF([.T16]=[.T62];&quot;&quot;; [.T16]-[.T62])">
            <text:p/>
          </table:table-cell>
          <table:table-cell table:style-name="ce24" table:formula="of:=IF([.U16]=[.U62];&quot;&quot;; [.U16]-[.U62])">
            <text:p/>
          </table:table-cell>
          <table:table-cell table:style-name="ce24" table:formula="of:=IF([.V16]=[.V62];&quot;&quot;; [.V16]-[.V62])">
            <text:p/>
          </table:table-cell>
          <table:table-cell table:style-name="ce24" table:formula="of:=IF([.W16]=[.W62];&quot;&quot;; [.W16]-[.W62])">
            <text:p/>
          </table:table-cell>
          <table:table-cell table:style-name="ce24" table:formula="of:=IF([.X16]=[.X62];&quot;&quot;; [.X16]-[.X62])">
            <text:p/>
          </table:table-cell>
          <table:table-cell table:style-name="ce24" table:formula="of:=IF([.Y16]=[.Y62];&quot;&quot;; [.Y16]-[.Y62])">
            <text:p/>
          </table:table-cell>
          <table:table-cell table:style-name="ce24" table:formula="of:=IF([.Z16]=[.Z62];&quot;&quot;; [.Z16]-[.Z62])">
            <text:p/>
          </table:table-cell>
          <table:table-cell table:style-name="ce24" table:formula="of:=IF([.AA16]=[.AA62];&quot;&quot;; [.AA16]-[.AA62])">
            <text:p/>
          </table:table-cell>
          <table:table-cell table:style-name="ce24" table:formula="of:=IF([.AB16]=[.AB62];&quot;&quot;; [.AB16]-[.AB62])">
            <text:p/>
          </table:table-cell>
          <table:table-cell table:style-name="ce24" table:formula="of:=IF([.AC16]=[.AC62];&quot;&quot;; [.AC16]-[.AC62])">
            <text:p/>
          </table:table-cell>
          <table:table-cell table:style-name="ce24" table:formula="of:=IF([.AD16]=[.AD62];&quot;&quot;; [.AD16]-[.AD62])">
            <text:p/>
          </table:table-cell>
          <table:table-cell table:style-name="ce24" table:formula="of:=IF([.AE16]=[.AE62];&quot;&quot;; [.AE16]-[.AE62])">
            <text:p/>
          </table:table-cell>
          <table:table-cell table:style-name="ce24" table:formula="of:=IF([.AF16]=[.AF62];&quot;&quot;; [.AF16]-[.AF62])">
            <text:p/>
          </table:table-cell>
          <table:table-cell table:style-name="ce24" table:formula="of:=IF([.AG16]=[.AG62];&quot;&quot;; [.AG16]-[.AG62])">
            <text:p/>
          </table:table-cell>
          <table:table-cell table:style-name="ce24" table:formula="of:=IF([.AH16]=[.AH62];&quot;&quot;; [.AH16]-[.AH62])">
            <text:p/>
          </table:table-cell>
          <table:table-cell table:style-name="ce24" table:formula="of:=IF([.AI16]=[.AI62];&quot;&quot;; [.AI16]-[.AI62])">
            <text:p/>
          </table:table-cell>
          <table:table-cell table:style-name="ce24" table:formula="of:=IF([.AJ16]=[.AJ62];&quot;&quot;; [.AJ16]-[.AJ62])">
            <text:p/>
          </table:table-cell>
          <table:table-cell table:style-name="ce24" table:formula="of:=IF([.AK16]=[.AK62];&quot;&quot;; [.AK16]-[.AK62])">
            <text:p/>
          </table:table-cell>
          <table:table-cell table:style-name="ce24" table:formula="of:=IF([.AL16]=[.AL62];&quot;&quot;; [.AL16]-[.AL62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17]=[.C63];&quot;&quot;; [.C17]-[.C63])" office:value-type="float" office:value="-10" calcext:value-type="float">
            <text:p>-10</text:p>
          </table:table-cell>
          <table:table-cell table:style-name="ce24" table:formula="of:=IF([.D17]=[.D63];&quot;&quot;; [.D17]-[.D63])">
            <text:p/>
          </table:table-cell>
          <table:table-cell table:style-name="ce24" table:formula="of:=IF([.E17]=[.E63];&quot;&quot;; [.E17]-[.E63])">
            <text:p/>
          </table:table-cell>
          <table:table-cell table:style-name="ce24" table:formula="of:=IF([.F17]=[.F63];&quot;&quot;; [.F17]-[.F63])">
            <text:p/>
          </table:table-cell>
          <table:table-cell table:style-name="ce24" table:formula="of:=IF([.G17]=[.G63];&quot;&quot;; [.G17]-[.G63])">
            <text:p/>
          </table:table-cell>
          <table:table-cell table:style-name="ce24" table:formula="of:=IF([.H17]=[.H63];&quot;&quot;; [.H17]-[.H63])">
            <text:p/>
          </table:table-cell>
          <table:table-cell table:style-name="ce24" table:formula="of:=IF([.I17]=[.I63];&quot;&quot;; [.I17]-[.I63])">
            <text:p/>
          </table:table-cell>
          <table:table-cell table:style-name="ce24" table:formula="of:=IF([.J17]=[.J63];&quot;&quot;; [.J17]-[.J63])">
            <text:p/>
          </table:table-cell>
          <table:table-cell table:style-name="ce24" table:formula="of:=IF([.K17]=[.K63];&quot;&quot;; [.K17]-[.K63])">
            <text:p/>
          </table:table-cell>
          <table:table-cell table:style-name="ce24" table:formula="of:=IF([.L17]=[.L63];&quot;&quot;; [.L17]-[.L63])">
            <text:p/>
          </table:table-cell>
          <table:table-cell table:style-name="ce24" table:formula="of:=IF([.M17]=[.M63];&quot;&quot;; [.M17]-[.M63])">
            <text:p/>
          </table:table-cell>
          <table:table-cell table:style-name="ce24" table:formula="of:=IF([.N17]=[.N63];&quot;&quot;; [.N17]-[.N63])">
            <text:p/>
          </table:table-cell>
          <table:table-cell table:style-name="ce24" table:formula="of:=IF([.O17]=[.O63];&quot;&quot;; [.O17]-[.O63])">
            <text:p/>
          </table:table-cell>
          <table:table-cell table:style-name="ce24" table:formula="of:=IF([.P17]=[.P63];&quot;&quot;; [.P17]-[.P63])">
            <text:p/>
          </table:table-cell>
          <table:table-cell table:style-name="ce24" table:formula="of:=IF([.Q17]=[.Q63];&quot;&quot;; [.Q17]-[.Q63])">
            <text:p/>
          </table:table-cell>
          <table:table-cell table:style-name="ce24" table:formula="of:=IF([.R17]=[.R63];&quot;&quot;; [.R17]-[.R63])">
            <text:p/>
          </table:table-cell>
          <table:table-cell table:style-name="ce24" table:formula="of:=IF([.S17]=[.S63];&quot;&quot;; [.S17]-[.S63])">
            <text:p/>
          </table:table-cell>
          <table:table-cell table:style-name="ce24" table:formula="of:=IF([.T17]=[.T63];&quot;&quot;; [.T17]-[.T63])">
            <text:p/>
          </table:table-cell>
          <table:table-cell table:style-name="ce24" table:formula="of:=IF([.U17]=[.U63];&quot;&quot;; [.U17]-[.U63])">
            <text:p/>
          </table:table-cell>
          <table:table-cell table:style-name="ce24" table:formula="of:=IF([.V17]=[.V63];&quot;&quot;; [.V17]-[.V63])">
            <text:p/>
          </table:table-cell>
          <table:table-cell table:style-name="ce24" table:formula="of:=IF([.W17]=[.W63];&quot;&quot;; [.W17]-[.W63])">
            <text:p/>
          </table:table-cell>
          <table:table-cell table:style-name="ce24" table:formula="of:=IF([.X17]=[.X63];&quot;&quot;; [.X17]-[.X63])">
            <text:p/>
          </table:table-cell>
          <table:table-cell table:style-name="ce24" table:formula="of:=IF([.Y17]=[.Y63];&quot;&quot;; [.Y17]-[.Y63])">
            <text:p/>
          </table:table-cell>
          <table:table-cell table:style-name="ce24" table:formula="of:=IF([.Z17]=[.Z63];&quot;&quot;; [.Z17]-[.Z63])">
            <text:p/>
          </table:table-cell>
          <table:table-cell table:style-name="ce24" table:formula="of:=IF([.AA17]=[.AA63];&quot;&quot;; [.AA17]-[.AA63])">
            <text:p/>
          </table:table-cell>
          <table:table-cell table:style-name="ce24" table:formula="of:=IF([.AB17]=[.AB63];&quot;&quot;; [.AB17]-[.AB63])">
            <text:p/>
          </table:table-cell>
          <table:table-cell table:style-name="ce24" table:formula="of:=IF([.AC17]=[.AC63];&quot;&quot;; [.AC17]-[.AC63])">
            <text:p/>
          </table:table-cell>
          <table:table-cell table:style-name="ce24" table:formula="of:=IF([.AD17]=[.AD63];&quot;&quot;; [.AD17]-[.AD63])">
            <text:p/>
          </table:table-cell>
          <table:table-cell table:style-name="ce24" table:formula="of:=IF([.AE17]=[.AE63];&quot;&quot;; [.AE17]-[.AE63])">
            <text:p/>
          </table:table-cell>
          <table:table-cell table:style-name="ce24" table:formula="of:=IF([.AF17]=[.AF63];&quot;&quot;; [.AF17]-[.AF63])">
            <text:p/>
          </table:table-cell>
          <table:table-cell table:style-name="ce24" table:formula="of:=IF([.AG17]=[.AG63];&quot;&quot;; [.AG17]-[.AG63])">
            <text:p/>
          </table:table-cell>
          <table:table-cell table:style-name="ce24" table:formula="of:=IF([.AH17]=[.AH63];&quot;&quot;; [.AH17]-[.AH63])">
            <text:p/>
          </table:table-cell>
          <table:table-cell table:style-name="ce24" table:formula="of:=IF([.AI17]=[.AI63];&quot;&quot;; [.AI17]-[.AI63])">
            <text:p/>
          </table:table-cell>
          <table:table-cell table:style-name="ce24" table:formula="of:=IF([.AJ17]=[.AJ63];&quot;&quot;; [.AJ17]-[.AJ63])">
            <text:p/>
          </table:table-cell>
          <table:table-cell table:style-name="ce24" table:formula="of:=IF([.AK17]=[.AK63];&quot;&quot;; [.AK17]-[.AK63])">
            <text:p/>
          </table:table-cell>
          <table:table-cell table:style-name="ce24" table:formula="of:=IF([.AL17]=[.AL63];&quot;&quot;; [.AL17]-[.AL63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18]=[.C64];&quot;&quot;; [.C18]-[.C64])">
            <text:p/>
          </table:table-cell>
          <table:table-cell table:style-name="ce24" table:formula="of:=IF([.D18]=[.D64];&quot;&quot;; [.D18]-[.D64])">
            <text:p/>
          </table:table-cell>
          <table:table-cell table:style-name="ce24" table:formula="of:=IF([.E18]=[.E64];&quot;&quot;; [.E18]-[.E64])">
            <text:p/>
          </table:table-cell>
          <table:table-cell table:style-name="ce24" table:formula="of:=IF([.F18]=[.F64];&quot;&quot;; [.F18]-[.F64])">
            <text:p/>
          </table:table-cell>
          <table:table-cell table:style-name="ce24" table:formula="of:=IF([.G18]=[.G64];&quot;&quot;; [.G18]-[.G64])">
            <text:p/>
          </table:table-cell>
          <table:table-cell table:style-name="ce24" table:formula="of:=IF([.H18]=[.H64];&quot;&quot;; [.H18]-[.H64])">
            <text:p/>
          </table:table-cell>
          <table:table-cell table:style-name="ce24" table:formula="of:=IF([.I18]=[.I64];&quot;&quot;; [.I18]-[.I64])">
            <text:p/>
          </table:table-cell>
          <table:table-cell table:style-name="ce24" table:formula="of:=IF([.J18]=[.J64];&quot;&quot;; [.J18]-[.J64])">
            <text:p/>
          </table:table-cell>
          <table:table-cell table:style-name="ce24" table:formula="of:=IF([.K18]=[.K64];&quot;&quot;; [.K18]-[.K64])">
            <text:p/>
          </table:table-cell>
          <table:table-cell table:style-name="ce24" table:formula="of:=IF([.L18]=[.L64];&quot;&quot;; [.L18]-[.L64])">
            <text:p/>
          </table:table-cell>
          <table:table-cell table:style-name="ce24" table:formula="of:=IF([.M18]=[.M64];&quot;&quot;; [.M18]-[.M64])">
            <text:p/>
          </table:table-cell>
          <table:table-cell table:style-name="ce24" table:formula="of:=IF([.N18]=[.N64];&quot;&quot;; [.N18]-[.N64])">
            <text:p/>
          </table:table-cell>
          <table:table-cell table:style-name="ce24" table:formula="of:=IF([.O18]=[.O64];&quot;&quot;; [.O18]-[.O64])">
            <text:p/>
          </table:table-cell>
          <table:table-cell table:style-name="ce24" table:formula="of:=IF([.P18]=[.P64];&quot;&quot;; [.P18]-[.P64])">
            <text:p/>
          </table:table-cell>
          <table:table-cell table:style-name="ce24" table:formula="of:=IF([.Q18]=[.Q64];&quot;&quot;; [.Q18]-[.Q64])">
            <text:p/>
          </table:table-cell>
          <table:table-cell table:style-name="ce24" table:formula="of:=IF([.R18]=[.R64];&quot;&quot;; [.R18]-[.R64])">
            <text:p/>
          </table:table-cell>
          <table:table-cell table:style-name="ce24" table:formula="of:=IF([.S18]=[.S64];&quot;&quot;; [.S18]-[.S64])">
            <text:p/>
          </table:table-cell>
          <table:table-cell table:style-name="ce24" table:formula="of:=IF([.T18]=[.T64];&quot;&quot;; [.T18]-[.T64])">
            <text:p/>
          </table:table-cell>
          <table:table-cell table:style-name="ce24" table:formula="of:=IF([.U18]=[.U64];&quot;&quot;; [.U18]-[.U64])">
            <text:p/>
          </table:table-cell>
          <table:table-cell table:style-name="ce24" table:formula="of:=IF([.V18]=[.V64];&quot;&quot;; [.V18]-[.V64])">
            <text:p/>
          </table:table-cell>
          <table:table-cell table:style-name="ce24" table:formula="of:=IF([.W18]=[.W64];&quot;&quot;; [.W18]-[.W64])">
            <text:p/>
          </table:table-cell>
          <table:table-cell table:style-name="ce24" table:formula="of:=IF([.X18]=[.X64];&quot;&quot;; [.X18]-[.X64])">
            <text:p/>
          </table:table-cell>
          <table:table-cell table:style-name="ce24" table:formula="of:=IF([.Y18]=[.Y64];&quot;&quot;; [.Y18]-[.Y64])">
            <text:p/>
          </table:table-cell>
          <table:table-cell table:style-name="ce24" table:formula="of:=IF([.Z18]=[.Z64];&quot;&quot;; [.Z18]-[.Z64])">
            <text:p/>
          </table:table-cell>
          <table:table-cell table:style-name="ce24" table:formula="of:=IF([.AA18]=[.AA64];&quot;&quot;; [.AA18]-[.AA64])">
            <text:p/>
          </table:table-cell>
          <table:table-cell table:style-name="ce24" table:formula="of:=IF([.AB18]=[.AB64];&quot;&quot;; [.AB18]-[.AB64])">
            <text:p/>
          </table:table-cell>
          <table:table-cell table:style-name="ce24" table:formula="of:=IF([.AC18]=[.AC64];&quot;&quot;; [.AC18]-[.AC64])">
            <text:p/>
          </table:table-cell>
          <table:table-cell table:style-name="ce24" table:formula="of:=IF([.AD18]=[.AD64];&quot;&quot;; [.AD18]-[.AD64])">
            <text:p/>
          </table:table-cell>
          <table:table-cell table:style-name="ce24" table:formula="of:=IF([.AE18]=[.AE64];&quot;&quot;; [.AE18]-[.AE64])">
            <text:p/>
          </table:table-cell>
          <table:table-cell table:style-name="ce24" table:formula="of:=IF([.AF18]=[.AF64];&quot;&quot;; [.AF18]-[.AF64])">
            <text:p/>
          </table:table-cell>
          <table:table-cell table:style-name="ce24" table:formula="of:=IF([.AG18]=[.AG64];&quot;&quot;; [.AG18]-[.AG64])">
            <text:p/>
          </table:table-cell>
          <table:table-cell table:style-name="ce24" table:formula="of:=IF([.AH18]=[.AH64];&quot;&quot;; [.AH18]-[.AH64])">
            <text:p/>
          </table:table-cell>
          <table:table-cell table:style-name="ce24" table:formula="of:=IF([.AI18]=[.AI64];&quot;&quot;; [.AI18]-[.AI64])">
            <text:p/>
          </table:table-cell>
          <table:table-cell table:style-name="ce24" table:formula="of:=IF([.AJ18]=[.AJ64];&quot;&quot;; [.AJ18]-[.AJ64])">
            <text:p/>
          </table:table-cell>
          <table:table-cell table:style-name="ce24" table:formula="of:=IF([.AK18]=[.AK64];&quot;&quot;; [.AK18]-[.AK64])">
            <text:p/>
          </table:table-cell>
          <table:table-cell table:style-name="ce24" table:formula="of:=IF([.AL18]=[.AL64];&quot;&quot;; [.AL18]-[.AL64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19]=[.C65];&quot;&quot;; [.C19]-[.C65])">
            <text:p/>
          </table:table-cell>
          <table:table-cell table:style-name="ce24" table:formula="of:=IF([.D19]=[.D65];&quot;&quot;; [.D19]-[.D65])">
            <text:p/>
          </table:table-cell>
          <table:table-cell table:style-name="ce24" table:formula="of:=IF([.E19]=[.E65];&quot;&quot;; [.E19]-[.E65])">
            <text:p/>
          </table:table-cell>
          <table:table-cell table:style-name="ce24" table:formula="of:=IF([.F19]=[.F65];&quot;&quot;; [.F19]-[.F65])">
            <text:p/>
          </table:table-cell>
          <table:table-cell table:style-name="ce24" table:formula="of:=IF([.G19]=[.G65];&quot;&quot;; [.G19]-[.G65])">
            <text:p/>
          </table:table-cell>
          <table:table-cell table:style-name="ce24" table:formula="of:=IF([.H19]=[.H65];&quot;&quot;; [.H19]-[.H65])">
            <text:p/>
          </table:table-cell>
          <table:table-cell table:style-name="ce24" table:formula="of:=IF([.I19]=[.I65];&quot;&quot;; [.I19]-[.I65])">
            <text:p/>
          </table:table-cell>
          <table:table-cell table:style-name="ce24" table:formula="of:=IF([.J19]=[.J65];&quot;&quot;; [.J19]-[.J65])">
            <text:p/>
          </table:table-cell>
          <table:table-cell table:style-name="ce24" table:formula="of:=IF([.K19]=[.K65];&quot;&quot;; [.K19]-[.K65])">
            <text:p/>
          </table:table-cell>
          <table:table-cell table:style-name="ce24" table:formula="of:=IF([.L19]=[.L65];&quot;&quot;; [.L19]-[.L65])">
            <text:p/>
          </table:table-cell>
          <table:table-cell table:style-name="ce24" table:formula="of:=IF([.M19]=[.M65];&quot;&quot;; [.M19]-[.M65])">
            <text:p/>
          </table:table-cell>
          <table:table-cell table:style-name="ce24" table:formula="of:=IF([.N19]=[.N65];&quot;&quot;; [.N19]-[.N65])">
            <text:p/>
          </table:table-cell>
          <table:table-cell table:style-name="ce24" table:formula="of:=IF([.O19]=[.O65];&quot;&quot;; [.O19]-[.O65])">
            <text:p/>
          </table:table-cell>
          <table:table-cell table:style-name="ce24" table:formula="of:=IF([.P19]=[.P65];&quot;&quot;; [.P19]-[.P65])">
            <text:p/>
          </table:table-cell>
          <table:table-cell table:style-name="ce24" table:formula="of:=IF([.Q19]=[.Q65];&quot;&quot;; [.Q19]-[.Q65])">
            <text:p/>
          </table:table-cell>
          <table:table-cell table:style-name="ce24" table:formula="of:=IF([.R19]=[.R65];&quot;&quot;; [.R19]-[.R65])">
            <text:p/>
          </table:table-cell>
          <table:table-cell table:style-name="ce24" table:formula="of:=IF([.S19]=[.S65];&quot;&quot;; [.S19]-[.S65])">
            <text:p/>
          </table:table-cell>
          <table:table-cell table:style-name="ce24" table:formula="of:=IF([.T19]=[.T65];&quot;&quot;; [.T19]-[.T65])">
            <text:p/>
          </table:table-cell>
          <table:table-cell table:style-name="ce24" table:formula="of:=IF([.U19]=[.U65];&quot;&quot;; [.U19]-[.U65])">
            <text:p/>
          </table:table-cell>
          <table:table-cell table:style-name="ce24" table:formula="of:=IF([.V19]=[.V65];&quot;&quot;; [.V19]-[.V65])">
            <text:p/>
          </table:table-cell>
          <table:table-cell table:style-name="ce24" table:formula="of:=IF([.W19]=[.W65];&quot;&quot;; [.W19]-[.W65])">
            <text:p/>
          </table:table-cell>
          <table:table-cell table:style-name="ce24" table:formula="of:=IF([.X19]=[.X65];&quot;&quot;; [.X19]-[.X65])">
            <text:p/>
          </table:table-cell>
          <table:table-cell table:style-name="ce24" table:formula="of:=IF([.Y19]=[.Y65];&quot;&quot;; [.Y19]-[.Y65])">
            <text:p/>
          </table:table-cell>
          <table:table-cell table:style-name="ce24" table:formula="of:=IF([.Z19]=[.Z65];&quot;&quot;; [.Z19]-[.Z65])">
            <text:p/>
          </table:table-cell>
          <table:table-cell table:style-name="ce24" table:formula="of:=IF([.AA19]=[.AA65];&quot;&quot;; [.AA19]-[.AA65])">
            <text:p/>
          </table:table-cell>
          <table:table-cell table:style-name="ce24" table:formula="of:=IF([.AB19]=[.AB65];&quot;&quot;; [.AB19]-[.AB65])">
            <text:p/>
          </table:table-cell>
          <table:table-cell table:style-name="ce24" table:formula="of:=IF([.AC19]=[.AC65];&quot;&quot;; [.AC19]-[.AC65])">
            <text:p/>
          </table:table-cell>
          <table:table-cell table:style-name="ce24" table:formula="of:=IF([.AD19]=[.AD65];&quot;&quot;; [.AD19]-[.AD65])">
            <text:p/>
          </table:table-cell>
          <table:table-cell table:style-name="ce24" table:formula="of:=IF([.AE19]=[.AE65];&quot;&quot;; [.AE19]-[.AE65])">
            <text:p/>
          </table:table-cell>
          <table:table-cell table:style-name="ce24" table:formula="of:=IF([.AF19]=[.AF65];&quot;&quot;; [.AF19]-[.AF65])">
            <text:p/>
          </table:table-cell>
          <table:table-cell table:style-name="ce24" table:formula="of:=IF([.AG19]=[.AG65];&quot;&quot;; [.AG19]-[.AG65])">
            <text:p/>
          </table:table-cell>
          <table:table-cell table:style-name="ce24" table:formula="of:=IF([.AH19]=[.AH65];&quot;&quot;; [.AH19]-[.AH65])">
            <text:p/>
          </table:table-cell>
          <table:table-cell table:style-name="ce24" table:formula="of:=IF([.AI19]=[.AI65];&quot;&quot;; [.AI19]-[.AI65])">
            <text:p/>
          </table:table-cell>
          <table:table-cell table:style-name="ce24" table:formula="of:=IF([.AJ19]=[.AJ65];&quot;&quot;; [.AJ19]-[.AJ65])">
            <text:p/>
          </table:table-cell>
          <table:table-cell table:style-name="ce24" table:formula="of:=IF([.AK19]=[.AK65];&quot;&quot;; [.AK19]-[.AK65])">
            <text:p/>
          </table:table-cell>
          <table:table-cell table:style-name="ce24" table:formula="of:=IF([.AL19]=[.AL65];&quot;&quot;; [.AL19]-[.AL65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20]=[.C66];&quot;&quot;; [.C20]-[.C66])">
            <text:p/>
          </table:table-cell>
          <table:table-cell table:style-name="ce24" table:formula="of:=IF([.D20]=[.D66];&quot;&quot;; [.D20]-[.D66])">
            <text:p/>
          </table:table-cell>
          <table:table-cell table:style-name="ce24" table:formula="of:=IF([.E20]=[.E66];&quot;&quot;; [.E20]-[.E66])">
            <text:p/>
          </table:table-cell>
          <table:table-cell table:style-name="ce24" table:formula="of:=IF([.F20]=[.F66];&quot;&quot;; [.F20]-[.F66])">
            <text:p/>
          </table:table-cell>
          <table:table-cell table:style-name="ce24" table:formula="of:=IF([.G20]=[.G66];&quot;&quot;; [.G20]-[.G66])">
            <text:p/>
          </table:table-cell>
          <table:table-cell table:style-name="ce24" table:formula="of:=IF([.H20]=[.H66];&quot;&quot;; [.H20]-[.H66])">
            <text:p/>
          </table:table-cell>
          <table:table-cell table:style-name="ce24" table:formula="of:=IF([.I20]=[.I66];&quot;&quot;; [.I20]-[.I66])">
            <text:p/>
          </table:table-cell>
          <table:table-cell table:style-name="ce24" table:formula="of:=IF([.J20]=[.J66];&quot;&quot;; [.J20]-[.J66])">
            <text:p/>
          </table:table-cell>
          <table:table-cell table:style-name="ce24" table:formula="of:=IF([.K20]=[.K66];&quot;&quot;; [.K20]-[.K66])">
            <text:p/>
          </table:table-cell>
          <table:table-cell table:style-name="ce24" table:formula="of:=IF([.L20]=[.L66];&quot;&quot;; [.L20]-[.L66])">
            <text:p/>
          </table:table-cell>
          <table:table-cell table:style-name="ce24" table:formula="of:=IF([.M20]=[.M66];&quot;&quot;; [.M20]-[.M66])">
            <text:p/>
          </table:table-cell>
          <table:table-cell table:style-name="ce24" table:formula="of:=IF([.N20]=[.N66];&quot;&quot;; [.N20]-[.N66])">
            <text:p/>
          </table:table-cell>
          <table:table-cell table:style-name="ce24" table:formula="of:=IF([.O20]=[.O66];&quot;&quot;; [.O20]-[.O66])">
            <text:p/>
          </table:table-cell>
          <table:table-cell table:style-name="ce24" table:formula="of:=IF([.P20]=[.P66];&quot;&quot;; [.P20]-[.P66])">
            <text:p/>
          </table:table-cell>
          <table:table-cell table:style-name="ce24" table:formula="of:=IF([.Q20]=[.Q66];&quot;&quot;; [.Q20]-[.Q66])">
            <text:p/>
          </table:table-cell>
          <table:table-cell table:style-name="ce24" table:formula="of:=IF([.R20]=[.R66];&quot;&quot;; [.R20]-[.R66])">
            <text:p/>
          </table:table-cell>
          <table:table-cell table:style-name="ce24" table:formula="of:=IF([.S20]=[.S66];&quot;&quot;; [.S20]-[.S66])">
            <text:p/>
          </table:table-cell>
          <table:table-cell table:style-name="ce24" table:formula="of:=IF([.T20]=[.T66];&quot;&quot;; [.T20]-[.T66])">
            <text:p/>
          </table:table-cell>
          <table:table-cell table:style-name="ce24" table:formula="of:=IF([.U20]=[.U66];&quot;&quot;; [.U20]-[.U66])">
            <text:p/>
          </table:table-cell>
          <table:table-cell table:style-name="ce24" table:formula="of:=IF([.V20]=[.V66];&quot;&quot;; [.V20]-[.V66])">
            <text:p/>
          </table:table-cell>
          <table:table-cell table:style-name="ce24" table:formula="of:=IF([.W20]=[.W66];&quot;&quot;; [.W20]-[.W66])">
            <text:p/>
          </table:table-cell>
          <table:table-cell table:style-name="ce24" table:formula="of:=IF([.X20]=[.X66];&quot;&quot;; [.X20]-[.X66])">
            <text:p/>
          </table:table-cell>
          <table:table-cell table:style-name="ce24" table:formula="of:=IF([.Y20]=[.Y66];&quot;&quot;; [.Y20]-[.Y66])">
            <text:p/>
          </table:table-cell>
          <table:table-cell table:style-name="ce24" table:formula="of:=IF([.Z20]=[.Z66];&quot;&quot;; [.Z20]-[.Z66])">
            <text:p/>
          </table:table-cell>
          <table:table-cell table:style-name="ce24" table:formula="of:=IF([.AA20]=[.AA66];&quot;&quot;; [.AA20]-[.AA66])">
            <text:p/>
          </table:table-cell>
          <table:table-cell table:style-name="ce24" table:formula="of:=IF([.AB20]=[.AB66];&quot;&quot;; [.AB20]-[.AB66])">
            <text:p/>
          </table:table-cell>
          <table:table-cell table:style-name="ce24" table:formula="of:=IF([.AC20]=[.AC66];&quot;&quot;; [.AC20]-[.AC66])">
            <text:p/>
          </table:table-cell>
          <table:table-cell table:style-name="ce24" table:formula="of:=IF([.AD20]=[.AD66];&quot;&quot;; [.AD20]-[.AD66])">
            <text:p/>
          </table:table-cell>
          <table:table-cell table:style-name="ce24" table:formula="of:=IF([.AE20]=[.AE66];&quot;&quot;; [.AE20]-[.AE66])">
            <text:p/>
          </table:table-cell>
          <table:table-cell table:style-name="ce24" table:formula="of:=IF([.AF20]=[.AF66];&quot;&quot;; [.AF20]-[.AF66])">
            <text:p/>
          </table:table-cell>
          <table:table-cell table:style-name="ce24" table:formula="of:=IF([.AG20]=[.AG66];&quot;&quot;; [.AG20]-[.AG66])">
            <text:p/>
          </table:table-cell>
          <table:table-cell table:style-name="ce24" table:formula="of:=IF([.AH20]=[.AH66];&quot;&quot;; [.AH20]-[.AH66])">
            <text:p/>
          </table:table-cell>
          <table:table-cell table:style-name="ce24" table:formula="of:=IF([.AI20]=[.AI66];&quot;&quot;; [.AI20]-[.AI66])">
            <text:p/>
          </table:table-cell>
          <table:table-cell table:style-name="ce24" table:formula="of:=IF([.AJ20]=[.AJ66];&quot;&quot;; [.AJ20]-[.AJ66])">
            <text:p/>
          </table:table-cell>
          <table:table-cell table:style-name="ce24" table:formula="of:=IF([.AK20]=[.AK66];&quot;&quot;; [.AK20]-[.AK66])">
            <text:p/>
          </table:table-cell>
          <table:table-cell table:style-name="ce24" table:formula="of:=IF([.AL20]=[.AL66];&quot;&quot;; [.AL20]-[.AL66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21]=[.C67];&quot;&quot;; [.C21]-[.C67])">
            <text:p/>
          </table:table-cell>
          <table:table-cell table:style-name="ce24" table:formula="of:=IF([.D21]=[.D67];&quot;&quot;; [.D21]-[.D67])">
            <text:p/>
          </table:table-cell>
          <table:table-cell table:style-name="ce24" table:formula="of:=IF([.E21]=[.E67];&quot;&quot;; [.E21]-[.E67])">
            <text:p/>
          </table:table-cell>
          <table:table-cell table:style-name="ce24" table:formula="of:=IF([.F21]=[.F67];&quot;&quot;; [.F21]-[.F67])">
            <text:p/>
          </table:table-cell>
          <table:table-cell table:style-name="ce24" table:formula="of:=IF([.G21]=[.G67];&quot;&quot;; [.G21]-[.G67])">
            <text:p/>
          </table:table-cell>
          <table:table-cell table:style-name="ce24" table:formula="of:=IF([.H21]=[.H67];&quot;&quot;; [.H21]-[.H67])">
            <text:p/>
          </table:table-cell>
          <table:table-cell table:style-name="ce24" table:formula="of:=IF([.I21]=[.I67];&quot;&quot;; [.I21]-[.I67])">
            <text:p/>
          </table:table-cell>
          <table:table-cell table:style-name="ce24" table:formula="of:=IF([.J21]=[.J67];&quot;&quot;; [.J21]-[.J67])">
            <text:p/>
          </table:table-cell>
          <table:table-cell table:style-name="ce24" table:formula="of:=IF([.K21]=[.K67];&quot;&quot;; [.K21]-[.K67])">
            <text:p/>
          </table:table-cell>
          <table:table-cell table:style-name="ce24" table:formula="of:=IF([.L21]=[.L67];&quot;&quot;; [.L21]-[.L67])">
            <text:p/>
          </table:table-cell>
          <table:table-cell table:style-name="ce24" table:formula="of:=IF([.M21]=[.M67];&quot;&quot;; [.M21]-[.M67])">
            <text:p/>
          </table:table-cell>
          <table:table-cell table:style-name="ce24" table:formula="of:=IF([.N21]=[.N67];&quot;&quot;; [.N21]-[.N67])">
            <text:p/>
          </table:table-cell>
          <table:table-cell table:style-name="ce24" table:formula="of:=IF([.O21]=[.O67];&quot;&quot;; [.O21]-[.O67])">
            <text:p/>
          </table:table-cell>
          <table:table-cell table:style-name="ce24" table:formula="of:=IF([.P21]=[.P67];&quot;&quot;; [.P21]-[.P67])">
            <text:p/>
          </table:table-cell>
          <table:table-cell table:style-name="ce24" table:formula="of:=IF([.Q21]=[.Q67];&quot;&quot;; [.Q21]-[.Q67])">
            <text:p/>
          </table:table-cell>
          <table:table-cell table:style-name="ce24" table:formula="of:=IF([.R21]=[.R67];&quot;&quot;; [.R21]-[.R67])">
            <text:p/>
          </table:table-cell>
          <table:table-cell table:style-name="ce24" table:formula="of:=IF([.S21]=[.S67];&quot;&quot;; [.S21]-[.S67])">
            <text:p/>
          </table:table-cell>
          <table:table-cell table:style-name="ce24" table:formula="of:=IF([.T21]=[.T67];&quot;&quot;; [.T21]-[.T67])">
            <text:p/>
          </table:table-cell>
          <table:table-cell table:style-name="ce24" table:formula="of:=IF([.U21]=[.U67];&quot;&quot;; [.U21]-[.U67])">
            <text:p/>
          </table:table-cell>
          <table:table-cell table:style-name="ce24" table:formula="of:=IF([.V21]=[.V67];&quot;&quot;; [.V21]-[.V67])">
            <text:p/>
          </table:table-cell>
          <table:table-cell table:style-name="ce24" table:formula="of:=IF([.W21]=[.W67];&quot;&quot;; [.W21]-[.W67])">
            <text:p/>
          </table:table-cell>
          <table:table-cell table:style-name="ce24" table:formula="of:=IF([.X21]=[.X67];&quot;&quot;; [.X21]-[.X67])">
            <text:p/>
          </table:table-cell>
          <table:table-cell table:style-name="ce24" table:formula="of:=IF([.Y21]=[.Y67];&quot;&quot;; [.Y21]-[.Y67])">
            <text:p/>
          </table:table-cell>
          <table:table-cell table:style-name="ce24" table:formula="of:=IF([.Z21]=[.Z67];&quot;&quot;; [.Z21]-[.Z67])">
            <text:p/>
          </table:table-cell>
          <table:table-cell table:style-name="ce24" table:formula="of:=IF([.AA21]=[.AA67];&quot;&quot;; [.AA21]-[.AA67])">
            <text:p/>
          </table:table-cell>
          <table:table-cell table:style-name="ce24" table:formula="of:=IF([.AB21]=[.AB67];&quot;&quot;; [.AB21]-[.AB67])">
            <text:p/>
          </table:table-cell>
          <table:table-cell table:style-name="ce24" table:formula="of:=IF([.AC21]=[.AC67];&quot;&quot;; [.AC21]-[.AC67])">
            <text:p/>
          </table:table-cell>
          <table:table-cell table:style-name="ce24" table:formula="of:=IF([.AD21]=[.AD67];&quot;&quot;; [.AD21]-[.AD67])">
            <text:p/>
          </table:table-cell>
          <table:table-cell table:style-name="ce24" table:formula="of:=IF([.AE21]=[.AE67];&quot;&quot;; [.AE21]-[.AE67])">
            <text:p/>
          </table:table-cell>
          <table:table-cell table:style-name="ce24" table:formula="of:=IF([.AF21]=[.AF67];&quot;&quot;; [.AF21]-[.AF67])">
            <text:p/>
          </table:table-cell>
          <table:table-cell table:style-name="ce24" table:formula="of:=IF([.AG21]=[.AG67];&quot;&quot;; [.AG21]-[.AG67])">
            <text:p/>
          </table:table-cell>
          <table:table-cell table:style-name="ce24" table:formula="of:=IF([.AH21]=[.AH67];&quot;&quot;; [.AH21]-[.AH67])">
            <text:p/>
          </table:table-cell>
          <table:table-cell table:style-name="ce24" table:formula="of:=IF([.AI21]=[.AI67];&quot;&quot;; [.AI21]-[.AI67])">
            <text:p/>
          </table:table-cell>
          <table:table-cell table:style-name="ce24" table:formula="of:=IF([.AJ21]=[.AJ67];&quot;&quot;; [.AJ21]-[.AJ67])">
            <text:p/>
          </table:table-cell>
          <table:table-cell table:style-name="ce24" table:formula="of:=IF([.AK21]=[.AK67];&quot;&quot;; [.AK21]-[.AK67])">
            <text:p/>
          </table:table-cell>
          <table:table-cell table:style-name="ce24" table:formula="of:=IF([.AL21]=[.AL67];&quot;&quot;; [.AL21]-[.AL67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22]=[.C68];&quot;&quot;; [.C22]-[.C68])">
            <text:p/>
          </table:table-cell>
          <table:table-cell table:style-name="ce24" table:formula="of:=IF([.D22]=[.D68];&quot;&quot;; [.D22]-[.D68])">
            <text:p/>
          </table:table-cell>
          <table:table-cell table:style-name="ce24" table:formula="of:=IF([.E22]=[.E68];&quot;&quot;; [.E22]-[.E68])">
            <text:p/>
          </table:table-cell>
          <table:table-cell table:style-name="ce24" table:formula="of:=IF([.F22]=[.F68];&quot;&quot;; [.F22]-[.F68])">
            <text:p/>
          </table:table-cell>
          <table:table-cell table:style-name="ce24" table:formula="of:=IF([.G22]=[.G68];&quot;&quot;; [.G22]-[.G68])">
            <text:p/>
          </table:table-cell>
          <table:table-cell table:style-name="ce24" table:formula="of:=IF([.H22]=[.H68];&quot;&quot;; [.H22]-[.H68])">
            <text:p/>
          </table:table-cell>
          <table:table-cell table:style-name="ce24" table:formula="of:=IF([.I22]=[.I68];&quot;&quot;; [.I22]-[.I68])">
            <text:p/>
          </table:table-cell>
          <table:table-cell table:style-name="ce24" table:formula="of:=IF([.J22]=[.J68];&quot;&quot;; [.J22]-[.J68])">
            <text:p/>
          </table:table-cell>
          <table:table-cell table:style-name="ce24" table:formula="of:=IF([.K22]=[.K68];&quot;&quot;; [.K22]-[.K68])">
            <text:p/>
          </table:table-cell>
          <table:table-cell table:style-name="ce24" table:formula="of:=IF([.L22]=[.L68];&quot;&quot;; [.L22]-[.L68])">
            <text:p/>
          </table:table-cell>
          <table:table-cell table:style-name="ce24" table:formula="of:=IF([.M22]=[.M68];&quot;&quot;; [.M22]-[.M68])">
            <text:p/>
          </table:table-cell>
          <table:table-cell table:style-name="ce24" table:formula="of:=IF([.N22]=[.N68];&quot;&quot;; [.N22]-[.N68])">
            <text:p/>
          </table:table-cell>
          <table:table-cell table:style-name="ce24" table:formula="of:=IF([.O22]=[.O68];&quot;&quot;; [.O22]-[.O68])">
            <text:p/>
          </table:table-cell>
          <table:table-cell table:style-name="ce24" table:formula="of:=IF([.P22]=[.P68];&quot;&quot;; [.P22]-[.P68])">
            <text:p/>
          </table:table-cell>
          <table:table-cell table:style-name="ce24" table:formula="of:=IF([.Q22]=[.Q68];&quot;&quot;; [.Q22]-[.Q68])">
            <text:p/>
          </table:table-cell>
          <table:table-cell table:style-name="ce24" table:formula="of:=IF([.R22]=[.R68];&quot;&quot;; [.R22]-[.R68])">
            <text:p/>
          </table:table-cell>
          <table:table-cell table:style-name="ce24" table:formula="of:=IF([.S22]=[.S68];&quot;&quot;; [.S22]-[.S68])">
            <text:p/>
          </table:table-cell>
          <table:table-cell table:style-name="ce24" table:formula="of:=IF([.T22]=[.T68];&quot;&quot;; [.T22]-[.T68])">
            <text:p/>
          </table:table-cell>
          <table:table-cell table:style-name="ce24" table:formula="of:=IF([.U22]=[.U68];&quot;&quot;; [.U22]-[.U68])">
            <text:p/>
          </table:table-cell>
          <table:table-cell table:style-name="ce24" table:formula="of:=IF([.V22]=[.V68];&quot;&quot;; [.V22]-[.V68])">
            <text:p/>
          </table:table-cell>
          <table:table-cell table:style-name="ce24" table:formula="of:=IF([.W22]=[.W68];&quot;&quot;; [.W22]-[.W68])">
            <text:p/>
          </table:table-cell>
          <table:table-cell table:style-name="ce24" table:formula="of:=IF([.X22]=[.X68];&quot;&quot;; [.X22]-[.X68])">
            <text:p/>
          </table:table-cell>
          <table:table-cell table:style-name="ce24" table:formula="of:=IF([.Y22]=[.Y68];&quot;&quot;; [.Y22]-[.Y68])">
            <text:p/>
          </table:table-cell>
          <table:table-cell table:style-name="ce24" table:formula="of:=IF([.Z22]=[.Z68];&quot;&quot;; [.Z22]-[.Z68])">
            <text:p/>
          </table:table-cell>
          <table:table-cell table:style-name="ce24" table:formula="of:=IF([.AA22]=[.AA68];&quot;&quot;; [.AA22]-[.AA68])">
            <text:p/>
          </table:table-cell>
          <table:table-cell table:style-name="ce24" table:formula="of:=IF([.AB22]=[.AB68];&quot;&quot;; [.AB22]-[.AB68])">
            <text:p/>
          </table:table-cell>
          <table:table-cell table:style-name="ce24" table:formula="of:=IF([.AC22]=[.AC68];&quot;&quot;; [.AC22]-[.AC68])">
            <text:p/>
          </table:table-cell>
          <table:table-cell table:style-name="ce24" table:formula="of:=IF([.AD22]=[.AD68];&quot;&quot;; [.AD22]-[.AD68])">
            <text:p/>
          </table:table-cell>
          <table:table-cell table:style-name="ce24" table:formula="of:=IF([.AE22]=[.AE68];&quot;&quot;; [.AE22]-[.AE68])">
            <text:p/>
          </table:table-cell>
          <table:table-cell table:style-name="ce24" table:formula="of:=IF([.AF22]=[.AF68];&quot;&quot;; [.AF22]-[.AF68])">
            <text:p/>
          </table:table-cell>
          <table:table-cell table:style-name="ce24" table:formula="of:=IF([.AG22]=[.AG68];&quot;&quot;; [.AG22]-[.AG68])">
            <text:p/>
          </table:table-cell>
          <table:table-cell table:style-name="ce24" table:formula="of:=IF([.AH22]=[.AH68];&quot;&quot;; [.AH22]-[.AH68])">
            <text:p/>
          </table:table-cell>
          <table:table-cell table:style-name="ce24" table:formula="of:=IF([.AI22]=[.AI68];&quot;&quot;; [.AI22]-[.AI68])">
            <text:p/>
          </table:table-cell>
          <table:table-cell table:style-name="ce24" table:formula="of:=IF([.AJ22]=[.AJ68];&quot;&quot;; [.AJ22]-[.AJ68])">
            <text:p/>
          </table:table-cell>
          <table:table-cell table:style-name="ce24" table:formula="of:=IF([.AK22]=[.AK68];&quot;&quot;; [.AK22]-[.AK68])">
            <text:p/>
          </table:table-cell>
          <table:table-cell table:style-name="ce24" table:formula="of:=IF([.AL22]=[.AL68];&quot;&quot;; [.AL22]-[.AL68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23]=[.C69];&quot;&quot;; [.C23]-[.C69])">
            <text:p/>
          </table:table-cell>
          <table:table-cell table:style-name="ce24" table:formula="of:=IF([.D23]=[.D69];&quot;&quot;; [.D23]-[.D69])">
            <text:p/>
          </table:table-cell>
          <table:table-cell table:style-name="ce24" table:formula="of:=IF([.E23]=[.E69];&quot;&quot;; [.E23]-[.E69])">
            <text:p/>
          </table:table-cell>
          <table:table-cell table:style-name="ce24" table:formula="of:=IF([.F23]=[.F69];&quot;&quot;; [.F23]-[.F69])">
            <text:p/>
          </table:table-cell>
          <table:table-cell table:style-name="ce24" table:formula="of:=IF([.G23]=[.G69];&quot;&quot;; [.G23]-[.G69])">
            <text:p/>
          </table:table-cell>
          <table:table-cell table:style-name="ce24" table:formula="of:=IF([.H23]=[.H69];&quot;&quot;; [.H23]-[.H69])">
            <text:p/>
          </table:table-cell>
          <table:table-cell table:style-name="ce24" table:formula="of:=IF([.I23]=[.I69];&quot;&quot;; [.I23]-[.I69])">
            <text:p/>
          </table:table-cell>
          <table:table-cell table:style-name="ce24" table:formula="of:=IF([.J23]=[.J69];&quot;&quot;; [.J23]-[.J69])">
            <text:p/>
          </table:table-cell>
          <table:table-cell table:style-name="ce24" table:formula="of:=IF([.K23]=[.K69];&quot;&quot;; [.K23]-[.K69])">
            <text:p/>
          </table:table-cell>
          <table:table-cell table:style-name="ce24" table:formula="of:=IF([.L23]=[.L69];&quot;&quot;; [.L23]-[.L69])">
            <text:p/>
          </table:table-cell>
          <table:table-cell table:style-name="ce24" table:formula="of:=IF([.M23]=[.M69];&quot;&quot;; [.M23]-[.M69])">
            <text:p/>
          </table:table-cell>
          <table:table-cell table:style-name="ce24" table:formula="of:=IF([.N23]=[.N69];&quot;&quot;; [.N23]-[.N69])">
            <text:p/>
          </table:table-cell>
          <table:table-cell table:style-name="ce24" table:formula="of:=IF([.O23]=[.O69];&quot;&quot;; [.O23]-[.O69])">
            <text:p/>
          </table:table-cell>
          <table:table-cell table:style-name="ce24" table:formula="of:=IF([.P23]=[.P69];&quot;&quot;; [.P23]-[.P69])">
            <text:p/>
          </table:table-cell>
          <table:table-cell table:style-name="ce24" table:formula="of:=IF([.Q23]=[.Q69];&quot;&quot;; [.Q23]-[.Q69])">
            <text:p/>
          </table:table-cell>
          <table:table-cell table:style-name="ce24" table:formula="of:=IF([.R23]=[.R69];&quot;&quot;; [.R23]-[.R69])">
            <text:p/>
          </table:table-cell>
          <table:table-cell table:style-name="ce24" table:formula="of:=IF([.S23]=[.S69];&quot;&quot;; [.S23]-[.S69])">
            <text:p/>
          </table:table-cell>
          <table:table-cell table:style-name="ce24" table:formula="of:=IF([.T23]=[.T69];&quot;&quot;; [.T23]-[.T69])">
            <text:p/>
          </table:table-cell>
          <table:table-cell table:style-name="ce24" table:formula="of:=IF([.U23]=[.U69];&quot;&quot;; [.U23]-[.U69])">
            <text:p/>
          </table:table-cell>
          <table:table-cell table:style-name="ce24" table:formula="of:=IF([.V23]=[.V69];&quot;&quot;; [.V23]-[.V69])">
            <text:p/>
          </table:table-cell>
          <table:table-cell table:style-name="ce24" table:formula="of:=IF([.W23]=[.W69];&quot;&quot;; [.W23]-[.W69])">
            <text:p/>
          </table:table-cell>
          <table:table-cell table:style-name="ce24" table:formula="of:=IF([.X23]=[.X69];&quot;&quot;; [.X23]-[.X69])">
            <text:p/>
          </table:table-cell>
          <table:table-cell table:style-name="ce24" table:formula="of:=IF([.Y23]=[.Y69];&quot;&quot;; [.Y23]-[.Y69])">
            <text:p/>
          </table:table-cell>
          <table:table-cell table:style-name="ce24" table:formula="of:=IF([.Z23]=[.Z69];&quot;&quot;; [.Z23]-[.Z69])">
            <text:p/>
          </table:table-cell>
          <table:table-cell table:style-name="ce24" table:formula="of:=IF([.AA23]=[.AA69];&quot;&quot;; [.AA23]-[.AA69])">
            <text:p/>
          </table:table-cell>
          <table:table-cell table:style-name="ce24" table:formula="of:=IF([.AB23]=[.AB69];&quot;&quot;; [.AB23]-[.AB69])">
            <text:p/>
          </table:table-cell>
          <table:table-cell table:style-name="ce24" table:formula="of:=IF([.AC23]=[.AC69];&quot;&quot;; [.AC23]-[.AC69])">
            <text:p/>
          </table:table-cell>
          <table:table-cell table:style-name="ce24" table:formula="of:=IF([.AD23]=[.AD69];&quot;&quot;; [.AD23]-[.AD69])">
            <text:p/>
          </table:table-cell>
          <table:table-cell table:style-name="ce24" table:formula="of:=IF([.AE23]=[.AE69];&quot;&quot;; [.AE23]-[.AE69])">
            <text:p/>
          </table:table-cell>
          <table:table-cell table:style-name="ce24" table:formula="of:=IF([.AF23]=[.AF69];&quot;&quot;; [.AF23]-[.AF69])">
            <text:p/>
          </table:table-cell>
          <table:table-cell table:style-name="ce24" table:formula="of:=IF([.AG23]=[.AG69];&quot;&quot;; [.AG23]-[.AG69])">
            <text:p/>
          </table:table-cell>
          <table:table-cell table:style-name="ce24" table:formula="of:=IF([.AH23]=[.AH69];&quot;&quot;; [.AH23]-[.AH69])">
            <text:p/>
          </table:table-cell>
          <table:table-cell table:style-name="ce24" table:formula="of:=IF([.AI23]=[.AI69];&quot;&quot;; [.AI23]-[.AI69])">
            <text:p/>
          </table:table-cell>
          <table:table-cell table:style-name="ce24" table:formula="of:=IF([.AJ23]=[.AJ69];&quot;&quot;; [.AJ23]-[.AJ69])">
            <text:p/>
          </table:table-cell>
          <table:table-cell table:style-name="ce24" table:formula="of:=IF([.AK23]=[.AK69];&quot;&quot;; [.AK23]-[.AK69])">
            <text:p/>
          </table:table-cell>
          <table:table-cell table:style-name="ce24" table:formula="of:=IF([.AL23]=[.AL69];&quot;&quot;; [.AL23]-[.AL69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24]=[.C70];&quot;&quot;; [.C24]-[.C70])">
            <text:p/>
          </table:table-cell>
          <table:table-cell table:style-name="ce24" table:formula="of:=IF([.D24]=[.D70];&quot;&quot;; [.D24]-[.D70])">
            <text:p/>
          </table:table-cell>
          <table:table-cell table:style-name="ce24" table:formula="of:=IF([.E24]=[.E70];&quot;&quot;; [.E24]-[.E70])">
            <text:p/>
          </table:table-cell>
          <table:table-cell table:style-name="ce24" table:formula="of:=IF([.F24]=[.F70];&quot;&quot;; [.F24]-[.F70])">
            <text:p/>
          </table:table-cell>
          <table:table-cell table:style-name="ce24" table:formula="of:=IF([.G24]=[.G70];&quot;&quot;; [.G24]-[.G70])">
            <text:p/>
          </table:table-cell>
          <table:table-cell table:style-name="ce24" table:formula="of:=IF([.H24]=[.H70];&quot;&quot;; [.H24]-[.H70])">
            <text:p/>
          </table:table-cell>
          <table:table-cell table:style-name="ce24" table:formula="of:=IF([.I24]=[.I70];&quot;&quot;; [.I24]-[.I70])">
            <text:p/>
          </table:table-cell>
          <table:table-cell table:style-name="ce24" table:formula="of:=IF([.J24]=[.J70];&quot;&quot;; [.J24]-[.J70])">
            <text:p/>
          </table:table-cell>
          <table:table-cell table:style-name="ce24" table:formula="of:=IF([.K24]=[.K70];&quot;&quot;; [.K24]-[.K70])">
            <text:p/>
          </table:table-cell>
          <table:table-cell table:style-name="ce24" table:formula="of:=IF([.L24]=[.L70];&quot;&quot;; [.L24]-[.L70])">
            <text:p/>
          </table:table-cell>
          <table:table-cell table:style-name="ce24" table:formula="of:=IF([.M24]=[.M70];&quot;&quot;; [.M24]-[.M70])">
            <text:p/>
          </table:table-cell>
          <table:table-cell table:style-name="ce24" table:formula="of:=IF([.N24]=[.N70];&quot;&quot;; [.N24]-[.N70])">
            <text:p/>
          </table:table-cell>
          <table:table-cell table:style-name="ce24" table:formula="of:=IF([.O24]=[.O70];&quot;&quot;; [.O24]-[.O70])">
            <text:p/>
          </table:table-cell>
          <table:table-cell table:style-name="ce24" table:formula="of:=IF([.P24]=[.P70];&quot;&quot;; [.P24]-[.P70])">
            <text:p/>
          </table:table-cell>
          <table:table-cell table:style-name="ce24" table:formula="of:=IF([.Q24]=[.Q70];&quot;&quot;; [.Q24]-[.Q70])">
            <text:p/>
          </table:table-cell>
          <table:table-cell table:style-name="ce24" table:formula="of:=IF([.R24]=[.R70];&quot;&quot;; [.R24]-[.R70])">
            <text:p/>
          </table:table-cell>
          <table:table-cell table:style-name="ce24" table:formula="of:=IF([.S24]=[.S70];&quot;&quot;; [.S24]-[.S70])">
            <text:p/>
          </table:table-cell>
          <table:table-cell table:style-name="ce24" table:formula="of:=IF([.T24]=[.T70];&quot;&quot;; [.T24]-[.T70])">
            <text:p/>
          </table:table-cell>
          <table:table-cell table:style-name="ce24" table:formula="of:=IF([.U24]=[.U70];&quot;&quot;; [.U24]-[.U70])">
            <text:p/>
          </table:table-cell>
          <table:table-cell table:style-name="ce24" table:formula="of:=IF([.V24]=[.V70];&quot;&quot;; [.V24]-[.V70])">
            <text:p/>
          </table:table-cell>
          <table:table-cell table:style-name="ce24" table:formula="of:=IF([.W24]=[.W70];&quot;&quot;; [.W24]-[.W70])">
            <text:p/>
          </table:table-cell>
          <table:table-cell table:style-name="ce24" table:formula="of:=IF([.X24]=[.X70];&quot;&quot;; [.X24]-[.X70])">
            <text:p/>
          </table:table-cell>
          <table:table-cell table:style-name="ce24" table:formula="of:=IF([.Y24]=[.Y70];&quot;&quot;; [.Y24]-[.Y70])">
            <text:p/>
          </table:table-cell>
          <table:table-cell table:style-name="ce24" table:formula="of:=IF([.Z24]=[.Z70];&quot;&quot;; [.Z24]-[.Z70])">
            <text:p/>
          </table:table-cell>
          <table:table-cell table:style-name="ce24" table:formula="of:=IF([.AA24]=[.AA70];&quot;&quot;; [.AA24]-[.AA70])">
            <text:p/>
          </table:table-cell>
          <table:table-cell table:style-name="ce24" table:formula="of:=IF([.AB24]=[.AB70];&quot;&quot;; [.AB24]-[.AB70])">
            <text:p/>
          </table:table-cell>
          <table:table-cell table:style-name="ce24" table:formula="of:=IF([.AC24]=[.AC70];&quot;&quot;; [.AC24]-[.AC70])">
            <text:p/>
          </table:table-cell>
          <table:table-cell table:style-name="ce24" table:formula="of:=IF([.AD24]=[.AD70];&quot;&quot;; [.AD24]-[.AD70])">
            <text:p/>
          </table:table-cell>
          <table:table-cell table:style-name="ce24" table:formula="of:=IF([.AE24]=[.AE70];&quot;&quot;; [.AE24]-[.AE70])">
            <text:p/>
          </table:table-cell>
          <table:table-cell table:style-name="ce24" table:formula="of:=IF([.AF24]=[.AF70];&quot;&quot;; [.AF24]-[.AF70])">
            <text:p/>
          </table:table-cell>
          <table:table-cell table:style-name="ce24" table:formula="of:=IF([.AG24]=[.AG70];&quot;&quot;; [.AG24]-[.AG70])">
            <text:p/>
          </table:table-cell>
          <table:table-cell table:style-name="ce24" table:formula="of:=IF([.AH24]=[.AH70];&quot;&quot;; [.AH24]-[.AH70])">
            <text:p/>
          </table:table-cell>
          <table:table-cell table:style-name="ce24" table:formula="of:=IF([.AI24]=[.AI70];&quot;&quot;; [.AI24]-[.AI70])">
            <text:p/>
          </table:table-cell>
          <table:table-cell table:style-name="ce24" table:formula="of:=IF([.AJ24]=[.AJ70];&quot;&quot;; [.AJ24]-[.AJ70])">
            <text:p/>
          </table:table-cell>
          <table:table-cell table:style-name="ce24" table:formula="of:=IF([.AK24]=[.AK70];&quot;&quot;; [.AK24]-[.AK70])">
            <text:p/>
          </table:table-cell>
          <table:table-cell table:style-name="ce24" table:formula="of:=IF([.AL24]=[.AL70];&quot;&quot;; [.AL24]-[.AL70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25]=[.C71];&quot;&quot;; [.C25]-[.C71])">
            <text:p/>
          </table:table-cell>
          <table:table-cell table:style-name="ce24" table:formula="of:=IF([.D25]=[.D71];&quot;&quot;; [.D25]-[.D71])">
            <text:p/>
          </table:table-cell>
          <table:table-cell table:style-name="ce24" table:formula="of:=IF([.E25]=[.E71];&quot;&quot;; [.E25]-[.E71])">
            <text:p/>
          </table:table-cell>
          <table:table-cell table:style-name="ce24" table:formula="of:=IF([.F25]=[.F71];&quot;&quot;; [.F25]-[.F71])">
            <text:p/>
          </table:table-cell>
          <table:table-cell table:style-name="ce24" table:formula="of:=IF([.G25]=[.G71];&quot;&quot;; [.G25]-[.G71])">
            <text:p/>
          </table:table-cell>
          <table:table-cell table:style-name="ce24" table:formula="of:=IF([.H25]=[.H71];&quot;&quot;; [.H25]-[.H71])">
            <text:p/>
          </table:table-cell>
          <table:table-cell table:style-name="ce24" table:formula="of:=IF([.I25]=[.I71];&quot;&quot;; [.I25]-[.I71])">
            <text:p/>
          </table:table-cell>
          <table:table-cell table:style-name="ce24" table:formula="of:=IF([.J25]=[.J71];&quot;&quot;; [.J25]-[.J71])">
            <text:p/>
          </table:table-cell>
          <table:table-cell table:style-name="ce24" table:formula="of:=IF([.K25]=[.K71];&quot;&quot;; [.K25]-[.K71])">
            <text:p/>
          </table:table-cell>
          <table:table-cell table:style-name="ce24" table:formula="of:=IF([.L25]=[.L71];&quot;&quot;; [.L25]-[.L71])">
            <text:p/>
          </table:table-cell>
          <table:table-cell table:style-name="ce24" table:formula="of:=IF([.M25]=[.M71];&quot;&quot;; [.M25]-[.M71])">
            <text:p/>
          </table:table-cell>
          <table:table-cell table:style-name="ce24" table:formula="of:=IF([.N25]=[.N71];&quot;&quot;; [.N25]-[.N71])">
            <text:p/>
          </table:table-cell>
          <table:table-cell table:style-name="ce24" table:formula="of:=IF([.O25]=[.O71];&quot;&quot;; [.O25]-[.O71])">
            <text:p/>
          </table:table-cell>
          <table:table-cell table:style-name="ce24" table:formula="of:=IF([.P25]=[.P71];&quot;&quot;; [.P25]-[.P71])">
            <text:p/>
          </table:table-cell>
          <table:table-cell table:style-name="ce24" table:formula="of:=IF([.Q25]=[.Q71];&quot;&quot;; [.Q25]-[.Q71])">
            <text:p/>
          </table:table-cell>
          <table:table-cell table:style-name="ce24" table:formula="of:=IF([.R25]=[.R71];&quot;&quot;; [.R25]-[.R71])">
            <text:p/>
          </table:table-cell>
          <table:table-cell table:style-name="ce24" table:formula="of:=IF([.S25]=[.S71];&quot;&quot;; [.S25]-[.S71])">
            <text:p/>
          </table:table-cell>
          <table:table-cell table:style-name="ce24" table:formula="of:=IF([.T25]=[.T71];&quot;&quot;; [.T25]-[.T71])">
            <text:p/>
          </table:table-cell>
          <table:table-cell table:style-name="ce24" table:formula="of:=IF([.U25]=[.U71];&quot;&quot;; [.U25]-[.U71])">
            <text:p/>
          </table:table-cell>
          <table:table-cell table:style-name="ce24" table:formula="of:=IF([.V25]=[.V71];&quot;&quot;; [.V25]-[.V71])">
            <text:p/>
          </table:table-cell>
          <table:table-cell table:style-name="ce24" table:formula="of:=IF([.W25]=[.W71];&quot;&quot;; [.W25]-[.W71])">
            <text:p/>
          </table:table-cell>
          <table:table-cell table:style-name="ce24" table:formula="of:=IF([.X25]=[.X71];&quot;&quot;; [.X25]-[.X71])">
            <text:p/>
          </table:table-cell>
          <table:table-cell table:style-name="ce24" table:formula="of:=IF([.Y25]=[.Y71];&quot;&quot;; [.Y25]-[.Y71])">
            <text:p/>
          </table:table-cell>
          <table:table-cell table:style-name="ce24" table:formula="of:=IF([.Z25]=[.Z71];&quot;&quot;; [.Z25]-[.Z71])">
            <text:p/>
          </table:table-cell>
          <table:table-cell table:style-name="ce24" table:formula="of:=IF([.AA25]=[.AA71];&quot;&quot;; [.AA25]-[.AA71])">
            <text:p/>
          </table:table-cell>
          <table:table-cell table:style-name="ce24" table:formula="of:=IF([.AB25]=[.AB71];&quot;&quot;; [.AB25]-[.AB71])">
            <text:p/>
          </table:table-cell>
          <table:table-cell table:style-name="ce24" table:formula="of:=IF([.AC25]=[.AC71];&quot;&quot;; [.AC25]-[.AC71])">
            <text:p/>
          </table:table-cell>
          <table:table-cell table:style-name="ce24" table:formula="of:=IF([.AD25]=[.AD71];&quot;&quot;; [.AD25]-[.AD71])">
            <text:p/>
          </table:table-cell>
          <table:table-cell table:style-name="ce24" table:formula="of:=IF([.AE25]=[.AE71];&quot;&quot;; [.AE25]-[.AE71])">
            <text:p/>
          </table:table-cell>
          <table:table-cell table:style-name="ce24" table:formula="of:=IF([.AF25]=[.AF71];&quot;&quot;; [.AF25]-[.AF71])">
            <text:p/>
          </table:table-cell>
          <table:table-cell table:style-name="ce24" table:formula="of:=IF([.AG25]=[.AG71];&quot;&quot;; [.AG25]-[.AG71])">
            <text:p/>
          </table:table-cell>
          <table:table-cell table:style-name="ce24" table:formula="of:=IF([.AH25]=[.AH71];&quot;&quot;; [.AH25]-[.AH71])">
            <text:p/>
          </table:table-cell>
          <table:table-cell table:style-name="ce24" table:formula="of:=IF([.AI25]=[.AI71];&quot;&quot;; [.AI25]-[.AI71])">
            <text:p/>
          </table:table-cell>
          <table:table-cell table:style-name="ce24" table:formula="of:=IF([.AJ25]=[.AJ71];&quot;&quot;; [.AJ25]-[.AJ71])">
            <text:p/>
          </table:table-cell>
          <table:table-cell table:style-name="ce24" table:formula="of:=IF([.AK25]=[.AK71];&quot;&quot;; [.AK25]-[.AK71])">
            <text:p/>
          </table:table-cell>
          <table:table-cell table:style-name="ce24" table:formula="of:=IF([.AL25]=[.AL71];&quot;&quot;; [.AL25]-[.AL71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26]=[.C72];&quot;&quot;; [.C26]-[.C72])">
            <text:p/>
          </table:table-cell>
          <table:table-cell table:style-name="ce24" table:formula="of:=IF([.D26]=[.D72];&quot;&quot;; [.D26]-[.D72])">
            <text:p/>
          </table:table-cell>
          <table:table-cell table:style-name="ce24" table:formula="of:=IF([.E26]=[.E72];&quot;&quot;; [.E26]-[.E72])">
            <text:p/>
          </table:table-cell>
          <table:table-cell table:style-name="ce24" table:formula="of:=IF([.F26]=[.F72];&quot;&quot;; [.F26]-[.F72])">
            <text:p/>
          </table:table-cell>
          <table:table-cell table:style-name="ce24" table:formula="of:=IF([.G26]=[.G72];&quot;&quot;; [.G26]-[.G72])">
            <text:p/>
          </table:table-cell>
          <table:table-cell table:style-name="ce24" table:formula="of:=IF([.H26]=[.H72];&quot;&quot;; [.H26]-[.H72])">
            <text:p/>
          </table:table-cell>
          <table:table-cell table:style-name="ce24" table:formula="of:=IF([.I26]=[.I72];&quot;&quot;; [.I26]-[.I72])">
            <text:p/>
          </table:table-cell>
          <table:table-cell table:style-name="ce24" table:formula="of:=IF([.J26]=[.J72];&quot;&quot;; [.J26]-[.J72])">
            <text:p/>
          </table:table-cell>
          <table:table-cell table:style-name="ce24" table:formula="of:=IF([.K26]=[.K72];&quot;&quot;; [.K26]-[.K72])">
            <text:p/>
          </table:table-cell>
          <table:table-cell table:style-name="ce24" table:formula="of:=IF([.L26]=[.L72];&quot;&quot;; [.L26]-[.L72])">
            <text:p/>
          </table:table-cell>
          <table:table-cell table:style-name="ce24" table:formula="of:=IF([.M26]=[.M72];&quot;&quot;; [.M26]-[.M72])">
            <text:p/>
          </table:table-cell>
          <table:table-cell table:style-name="ce24" table:formula="of:=IF([.N26]=[.N72];&quot;&quot;; [.N26]-[.N72])">
            <text:p/>
          </table:table-cell>
          <table:table-cell table:style-name="ce24" table:formula="of:=IF([.O26]=[.O72];&quot;&quot;; [.O26]-[.O72])">
            <text:p/>
          </table:table-cell>
          <table:table-cell table:style-name="ce24" table:formula="of:=IF([.P26]=[.P72];&quot;&quot;; [.P26]-[.P72])">
            <text:p/>
          </table:table-cell>
          <table:table-cell table:style-name="ce24" table:formula="of:=IF([.Q26]=[.Q72];&quot;&quot;; [.Q26]-[.Q72])">
            <text:p/>
          </table:table-cell>
          <table:table-cell table:style-name="ce24" table:formula="of:=IF([.R26]=[.R72];&quot;&quot;; [.R26]-[.R72])">
            <text:p/>
          </table:table-cell>
          <table:table-cell table:style-name="ce24" table:formula="of:=IF([.S26]=[.S72];&quot;&quot;; [.S26]-[.S72])">
            <text:p/>
          </table:table-cell>
          <table:table-cell table:style-name="ce24" table:formula="of:=IF([.T26]=[.T72];&quot;&quot;; [.T26]-[.T72])">
            <text:p/>
          </table:table-cell>
          <table:table-cell table:style-name="ce24" table:formula="of:=IF([.U26]=[.U72];&quot;&quot;; [.U26]-[.U72])">
            <text:p/>
          </table:table-cell>
          <table:table-cell table:style-name="ce24" table:formula="of:=IF([.V26]=[.V72];&quot;&quot;; [.V26]-[.V72])">
            <text:p/>
          </table:table-cell>
          <table:table-cell table:style-name="ce24" table:formula="of:=IF([.W26]=[.W72];&quot;&quot;; [.W26]-[.W72])">
            <text:p/>
          </table:table-cell>
          <table:table-cell table:style-name="ce24" table:formula="of:=IF([.X26]=[.X72];&quot;&quot;; [.X26]-[.X72])">
            <text:p/>
          </table:table-cell>
          <table:table-cell table:style-name="ce24" table:formula="of:=IF([.Y26]=[.Y72];&quot;&quot;; [.Y26]-[.Y72])">
            <text:p/>
          </table:table-cell>
          <table:table-cell table:style-name="ce24" table:formula="of:=IF([.Z26]=[.Z72];&quot;&quot;; [.Z26]-[.Z72])">
            <text:p/>
          </table:table-cell>
          <table:table-cell table:style-name="ce24" table:formula="of:=IF([.AA26]=[.AA72];&quot;&quot;; [.AA26]-[.AA72])">
            <text:p/>
          </table:table-cell>
          <table:table-cell table:style-name="ce24" table:formula="of:=IF([.AB26]=[.AB72];&quot;&quot;; [.AB26]-[.AB72])">
            <text:p/>
          </table:table-cell>
          <table:table-cell table:style-name="ce24" table:formula="of:=IF([.AC26]=[.AC72];&quot;&quot;; [.AC26]-[.AC72])">
            <text:p/>
          </table:table-cell>
          <table:table-cell table:style-name="ce24" table:formula="of:=IF([.AD26]=[.AD72];&quot;&quot;; [.AD26]-[.AD72])">
            <text:p/>
          </table:table-cell>
          <table:table-cell table:style-name="ce24" table:formula="of:=IF([.AE26]=[.AE72];&quot;&quot;; [.AE26]-[.AE72])">
            <text:p/>
          </table:table-cell>
          <table:table-cell table:style-name="ce24" table:formula="of:=IF([.AF26]=[.AF72];&quot;&quot;; [.AF26]-[.AF72])">
            <text:p/>
          </table:table-cell>
          <table:table-cell table:style-name="ce24" table:formula="of:=IF([.AG26]=[.AG72];&quot;&quot;; [.AG26]-[.AG72])">
            <text:p/>
          </table:table-cell>
          <table:table-cell table:style-name="ce24" table:formula="of:=IF([.AH26]=[.AH72];&quot;&quot;; [.AH26]-[.AH72])">
            <text:p/>
          </table:table-cell>
          <table:table-cell table:style-name="ce24" table:formula="of:=IF([.AI26]=[.AI72];&quot;&quot;; [.AI26]-[.AI72])">
            <text:p/>
          </table:table-cell>
          <table:table-cell table:style-name="ce24" table:formula="of:=IF([.AJ26]=[.AJ72];&quot;&quot;; [.AJ26]-[.AJ72])">
            <text:p/>
          </table:table-cell>
          <table:table-cell table:style-name="ce24" table:formula="of:=IF([.AK26]=[.AK72];&quot;&quot;; [.AK26]-[.AK72])">
            <text:p/>
          </table:table-cell>
          <table:table-cell table:style-name="ce24" table:formula="of:=IF([.AL26]=[.AL72];&quot;&quot;; [.AL26]-[.AL72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27]=[.C73];&quot;&quot;; [.C27]-[.C73])">
            <text:p/>
          </table:table-cell>
          <table:table-cell table:style-name="ce24" table:formula="of:=IF([.D27]=[.D73];&quot;&quot;; [.D27]-[.D73])">
            <text:p/>
          </table:table-cell>
          <table:table-cell table:style-name="ce24" table:formula="of:=IF([.E27]=[.E73];&quot;&quot;; [.E27]-[.E73])">
            <text:p/>
          </table:table-cell>
          <table:table-cell table:style-name="ce24" table:formula="of:=IF([.F27]=[.F73];&quot;&quot;; [.F27]-[.F73])">
            <text:p/>
          </table:table-cell>
          <table:table-cell table:style-name="ce24" table:formula="of:=IF([.G27]=[.G73];&quot;&quot;; [.G27]-[.G73])">
            <text:p/>
          </table:table-cell>
          <table:table-cell table:style-name="ce24" table:formula="of:=IF([.H27]=[.H73];&quot;&quot;; [.H27]-[.H73])">
            <text:p/>
          </table:table-cell>
          <table:table-cell table:style-name="ce24" table:formula="of:=IF([.I27]=[.I73];&quot;&quot;; [.I27]-[.I73])">
            <text:p/>
          </table:table-cell>
          <table:table-cell table:style-name="ce24" table:formula="of:=IF([.J27]=[.J73];&quot;&quot;; [.J27]-[.J73])">
            <text:p/>
          </table:table-cell>
          <table:table-cell table:style-name="ce24" table:formula="of:=IF([.K27]=[.K73];&quot;&quot;; [.K27]-[.K73])">
            <text:p/>
          </table:table-cell>
          <table:table-cell table:style-name="ce24" table:formula="of:=IF([.L27]=[.L73];&quot;&quot;; [.L27]-[.L73])">
            <text:p/>
          </table:table-cell>
          <table:table-cell table:style-name="ce24" table:formula="of:=IF([.M27]=[.M73];&quot;&quot;; [.M27]-[.M73])">
            <text:p/>
          </table:table-cell>
          <table:table-cell table:style-name="ce24" table:formula="of:=IF([.N27]=[.N73];&quot;&quot;; [.N27]-[.N73])">
            <text:p/>
          </table:table-cell>
          <table:table-cell table:style-name="ce24" table:formula="of:=IF([.O27]=[.O73];&quot;&quot;; [.O27]-[.O73])">
            <text:p/>
          </table:table-cell>
          <table:table-cell table:style-name="ce24" table:formula="of:=IF([.P27]=[.P73];&quot;&quot;; [.P27]-[.P73])">
            <text:p/>
          </table:table-cell>
          <table:table-cell table:style-name="ce24" table:formula="of:=IF([.Q27]=[.Q73];&quot;&quot;; [.Q27]-[.Q73])">
            <text:p/>
          </table:table-cell>
          <table:table-cell table:style-name="ce24" table:formula="of:=IF([.R27]=[.R73];&quot;&quot;; [.R27]-[.R73])">
            <text:p/>
          </table:table-cell>
          <table:table-cell table:style-name="ce24" table:formula="of:=IF([.S27]=[.S73];&quot;&quot;; [.S27]-[.S73])">
            <text:p/>
          </table:table-cell>
          <table:table-cell table:style-name="ce24" table:formula="of:=IF([.T27]=[.T73];&quot;&quot;; [.T27]-[.T73])">
            <text:p/>
          </table:table-cell>
          <table:table-cell table:style-name="ce24" table:formula="of:=IF([.U27]=[.U73];&quot;&quot;; [.U27]-[.U73])">
            <text:p/>
          </table:table-cell>
          <table:table-cell table:style-name="ce24" table:formula="of:=IF([.V27]=[.V73];&quot;&quot;; [.V27]-[.V73])">
            <text:p/>
          </table:table-cell>
          <table:table-cell table:style-name="ce24" table:formula="of:=IF([.W27]=[.W73];&quot;&quot;; [.W27]-[.W73])">
            <text:p/>
          </table:table-cell>
          <table:table-cell table:style-name="ce24" table:formula="of:=IF([.X27]=[.X73];&quot;&quot;; [.X27]-[.X73])">
            <text:p/>
          </table:table-cell>
          <table:table-cell table:style-name="ce24" table:formula="of:=IF([.Y27]=[.Y73];&quot;&quot;; [.Y27]-[.Y73])">
            <text:p/>
          </table:table-cell>
          <table:table-cell table:style-name="ce24" table:formula="of:=IF([.Z27]=[.Z73];&quot;&quot;; [.Z27]-[.Z73])">
            <text:p/>
          </table:table-cell>
          <table:table-cell table:style-name="ce24" table:formula="of:=IF([.AA27]=[.AA73];&quot;&quot;; [.AA27]-[.AA73])">
            <text:p/>
          </table:table-cell>
          <table:table-cell table:style-name="ce24" table:formula="of:=IF([.AB27]=[.AB73];&quot;&quot;; [.AB27]-[.AB73])">
            <text:p/>
          </table:table-cell>
          <table:table-cell table:style-name="ce24" table:formula="of:=IF([.AC27]=[.AC73];&quot;&quot;; [.AC27]-[.AC73])">
            <text:p/>
          </table:table-cell>
          <table:table-cell table:style-name="ce24" table:formula="of:=IF([.AD27]=[.AD73];&quot;&quot;; [.AD27]-[.AD73])">
            <text:p/>
          </table:table-cell>
          <table:table-cell table:style-name="ce24" table:formula="of:=IF([.AE27]=[.AE73];&quot;&quot;; [.AE27]-[.AE73])">
            <text:p/>
          </table:table-cell>
          <table:table-cell table:style-name="ce24" table:formula="of:=IF([.AF27]=[.AF73];&quot;&quot;; [.AF27]-[.AF73])">
            <text:p/>
          </table:table-cell>
          <table:table-cell table:style-name="ce24" table:formula="of:=IF([.AG27]=[.AG73];&quot;&quot;; [.AG27]-[.AG73])">
            <text:p/>
          </table:table-cell>
          <table:table-cell table:style-name="ce24" table:formula="of:=IF([.AH27]=[.AH73];&quot;&quot;; [.AH27]-[.AH73])">
            <text:p/>
          </table:table-cell>
          <table:table-cell table:style-name="ce24" table:formula="of:=IF([.AI27]=[.AI73];&quot;&quot;; [.AI27]-[.AI73])">
            <text:p/>
          </table:table-cell>
          <table:table-cell table:style-name="ce24" table:formula="of:=IF([.AJ27]=[.AJ73];&quot;&quot;; [.AJ27]-[.AJ73])">
            <text:p/>
          </table:table-cell>
          <table:table-cell table:style-name="ce24" table:formula="of:=IF([.AK27]=[.AK73];&quot;&quot;; [.AK27]-[.AK73])">
            <text:p/>
          </table:table-cell>
          <table:table-cell table:style-name="ce24" table:formula="of:=IF([.AL27]=[.AL73];&quot;&quot;; [.AL27]-[.AL73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28]=[.C74];&quot;&quot;; [.C28]-[.C74])">
            <text:p/>
          </table:table-cell>
          <table:table-cell table:style-name="ce24" table:formula="of:=IF([.D28]=[.D74];&quot;&quot;; [.D28]-[.D74])">
            <text:p/>
          </table:table-cell>
          <table:table-cell table:style-name="ce24" table:formula="of:=IF([.E28]=[.E74];&quot;&quot;; [.E28]-[.E74])">
            <text:p/>
          </table:table-cell>
          <table:table-cell table:style-name="ce24" table:formula="of:=IF([.F28]=[.F74];&quot;&quot;; [.F28]-[.F74])">
            <text:p/>
          </table:table-cell>
          <table:table-cell table:style-name="ce24" table:formula="of:=IF([.G28]=[.G74];&quot;&quot;; [.G28]-[.G74])">
            <text:p/>
          </table:table-cell>
          <table:table-cell table:style-name="ce24" table:formula="of:=IF([.H28]=[.H74];&quot;&quot;; [.H28]-[.H74])">
            <text:p/>
          </table:table-cell>
          <table:table-cell table:style-name="ce24" table:formula="of:=IF([.I28]=[.I74];&quot;&quot;; [.I28]-[.I74])">
            <text:p/>
          </table:table-cell>
          <table:table-cell table:style-name="ce24" table:formula="of:=IF([.J28]=[.J74];&quot;&quot;; [.J28]-[.J74])">
            <text:p/>
          </table:table-cell>
          <table:table-cell table:style-name="ce24" table:formula="of:=IF([.K28]=[.K74];&quot;&quot;; [.K28]-[.K74])">
            <text:p/>
          </table:table-cell>
          <table:table-cell table:style-name="ce24" table:formula="of:=IF([.L28]=[.L74];&quot;&quot;; [.L28]-[.L74])">
            <text:p/>
          </table:table-cell>
          <table:table-cell table:style-name="ce24" table:formula="of:=IF([.M28]=[.M74];&quot;&quot;; [.M28]-[.M74])">
            <text:p/>
          </table:table-cell>
          <table:table-cell table:style-name="ce24" table:formula="of:=IF([.N28]=[.N74];&quot;&quot;; [.N28]-[.N74])">
            <text:p/>
          </table:table-cell>
          <table:table-cell table:style-name="ce24" table:formula="of:=IF([.O28]=[.O74];&quot;&quot;; [.O28]-[.O74])">
            <text:p/>
          </table:table-cell>
          <table:table-cell table:style-name="ce24" table:formula="of:=IF([.P28]=[.P74];&quot;&quot;; [.P28]-[.P74])">
            <text:p/>
          </table:table-cell>
          <table:table-cell table:style-name="ce24" table:formula="of:=IF([.Q28]=[.Q74];&quot;&quot;; [.Q28]-[.Q74])">
            <text:p/>
          </table:table-cell>
          <table:table-cell table:style-name="ce24" table:formula="of:=IF([.R28]=[.R74];&quot;&quot;; [.R28]-[.R74])">
            <text:p/>
          </table:table-cell>
          <table:table-cell table:style-name="ce24" table:formula="of:=IF([.S28]=[.S74];&quot;&quot;; [.S28]-[.S74])">
            <text:p/>
          </table:table-cell>
          <table:table-cell table:style-name="ce24" table:formula="of:=IF([.T28]=[.T74];&quot;&quot;; [.T28]-[.T74])">
            <text:p/>
          </table:table-cell>
          <table:table-cell table:style-name="ce24" table:formula="of:=IF([.U28]=[.U74];&quot;&quot;; [.U28]-[.U74])">
            <text:p/>
          </table:table-cell>
          <table:table-cell table:style-name="ce24" table:formula="of:=IF([.V28]=[.V74];&quot;&quot;; [.V28]-[.V74])">
            <text:p/>
          </table:table-cell>
          <table:table-cell table:style-name="ce24" table:formula="of:=IF([.W28]=[.W74];&quot;&quot;; [.W28]-[.W74])">
            <text:p/>
          </table:table-cell>
          <table:table-cell table:style-name="ce24" table:formula="of:=IF([.X28]=[.X74];&quot;&quot;; [.X28]-[.X74])">
            <text:p/>
          </table:table-cell>
          <table:table-cell table:style-name="ce24" table:formula="of:=IF([.Y28]=[.Y74];&quot;&quot;; [.Y28]-[.Y74])">
            <text:p/>
          </table:table-cell>
          <table:table-cell table:style-name="ce24" table:formula="of:=IF([.Z28]=[.Z74];&quot;&quot;; [.Z28]-[.Z74])">
            <text:p/>
          </table:table-cell>
          <table:table-cell table:style-name="ce24" table:formula="of:=IF([.AA28]=[.AA74];&quot;&quot;; [.AA28]-[.AA74])">
            <text:p/>
          </table:table-cell>
          <table:table-cell table:style-name="ce24" table:formula="of:=IF([.AB28]=[.AB74];&quot;&quot;; [.AB28]-[.AB74])">
            <text:p/>
          </table:table-cell>
          <table:table-cell table:style-name="ce24" table:formula="of:=IF([.AC28]=[.AC74];&quot;&quot;; [.AC28]-[.AC74])">
            <text:p/>
          </table:table-cell>
          <table:table-cell table:style-name="ce24" table:formula="of:=IF([.AD28]=[.AD74];&quot;&quot;; [.AD28]-[.AD74])">
            <text:p/>
          </table:table-cell>
          <table:table-cell table:style-name="ce24" table:formula="of:=IF([.AE28]=[.AE74];&quot;&quot;; [.AE28]-[.AE74])">
            <text:p/>
          </table:table-cell>
          <table:table-cell table:style-name="ce24" table:formula="of:=IF([.AF28]=[.AF74];&quot;&quot;; [.AF28]-[.AF74])">
            <text:p/>
          </table:table-cell>
          <table:table-cell table:style-name="ce24" table:formula="of:=IF([.AG28]=[.AG74];&quot;&quot;; [.AG28]-[.AG74])">
            <text:p/>
          </table:table-cell>
          <table:table-cell table:style-name="ce24" table:formula="of:=IF([.AH28]=[.AH74];&quot;&quot;; [.AH28]-[.AH74])">
            <text:p/>
          </table:table-cell>
          <table:table-cell table:style-name="ce24" table:formula="of:=IF([.AI28]=[.AI74];&quot;&quot;; [.AI28]-[.AI74])">
            <text:p/>
          </table:table-cell>
          <table:table-cell table:style-name="ce24" table:formula="of:=IF([.AJ28]=[.AJ74];&quot;&quot;; [.AJ28]-[.AJ74])">
            <text:p/>
          </table:table-cell>
          <table:table-cell table:style-name="ce24" table:formula="of:=IF([.AK28]=[.AK74];&quot;&quot;; [.AK28]-[.AK74])">
            <text:p/>
          </table:table-cell>
          <table:table-cell table:style-name="ce24" table:formula="of:=IF([.AL28]=[.AL74];&quot;&quot;; [.AL28]-[.AL74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29]=[.C75];&quot;&quot;; [.C29]-[.C75])">
            <text:p/>
          </table:table-cell>
          <table:table-cell table:style-name="ce24" table:formula="of:=IF([.D29]=[.D75];&quot;&quot;; [.D29]-[.D75])">
            <text:p/>
          </table:table-cell>
          <table:table-cell table:style-name="ce24" table:formula="of:=IF([.E29]=[.E75];&quot;&quot;; [.E29]-[.E75])">
            <text:p/>
          </table:table-cell>
          <table:table-cell table:style-name="ce24" table:formula="of:=IF([.F29]=[.F75];&quot;&quot;; [.F29]-[.F75])">
            <text:p/>
          </table:table-cell>
          <table:table-cell table:style-name="ce24" table:formula="of:=IF([.G29]=[.G75];&quot;&quot;; [.G29]-[.G75])">
            <text:p/>
          </table:table-cell>
          <table:table-cell table:style-name="ce24" table:formula="of:=IF([.H29]=[.H75];&quot;&quot;; [.H29]-[.H75])">
            <text:p/>
          </table:table-cell>
          <table:table-cell table:style-name="ce24" table:formula="of:=IF([.I29]=[.I75];&quot;&quot;; [.I29]-[.I75])">
            <text:p/>
          </table:table-cell>
          <table:table-cell table:style-name="ce24" table:formula="of:=IF([.J29]=[.J75];&quot;&quot;; [.J29]-[.J75])">
            <text:p/>
          </table:table-cell>
          <table:table-cell table:style-name="ce24" table:formula="of:=IF([.K29]=[.K75];&quot;&quot;; [.K29]-[.K75])">
            <text:p/>
          </table:table-cell>
          <table:table-cell table:style-name="ce24" table:formula="of:=IF([.L29]=[.L75];&quot;&quot;; [.L29]-[.L75])">
            <text:p/>
          </table:table-cell>
          <table:table-cell table:style-name="ce24" table:formula="of:=IF([.M29]=[.M75];&quot;&quot;; [.M29]-[.M75])">
            <text:p/>
          </table:table-cell>
          <table:table-cell table:style-name="ce24" table:formula="of:=IF([.N29]=[.N75];&quot;&quot;; [.N29]-[.N75])">
            <text:p/>
          </table:table-cell>
          <table:table-cell table:style-name="ce24" table:formula="of:=IF([.O29]=[.O75];&quot;&quot;; [.O29]-[.O75])">
            <text:p/>
          </table:table-cell>
          <table:table-cell table:style-name="ce24" table:formula="of:=IF([.P29]=[.P75];&quot;&quot;; [.P29]-[.P75])">
            <text:p/>
          </table:table-cell>
          <table:table-cell table:style-name="ce24" table:formula="of:=IF([.Q29]=[.Q75];&quot;&quot;; [.Q29]-[.Q75])">
            <text:p/>
          </table:table-cell>
          <table:table-cell table:style-name="ce24" table:formula="of:=IF([.R29]=[.R75];&quot;&quot;; [.R29]-[.R75])">
            <text:p/>
          </table:table-cell>
          <table:table-cell table:style-name="ce24" table:formula="of:=IF([.S29]=[.S75];&quot;&quot;; [.S29]-[.S75])">
            <text:p/>
          </table:table-cell>
          <table:table-cell table:style-name="ce24" table:formula="of:=IF([.T29]=[.T75];&quot;&quot;; [.T29]-[.T75])">
            <text:p/>
          </table:table-cell>
          <table:table-cell table:style-name="ce24" table:formula="of:=IF([.U29]=[.U75];&quot;&quot;; [.U29]-[.U75])">
            <text:p/>
          </table:table-cell>
          <table:table-cell table:style-name="ce24" table:formula="of:=IF([.V29]=[.V75];&quot;&quot;; [.V29]-[.V75])">
            <text:p/>
          </table:table-cell>
          <table:table-cell table:style-name="ce24" table:formula="of:=IF([.W29]=[.W75];&quot;&quot;; [.W29]-[.W75])">
            <text:p/>
          </table:table-cell>
          <table:table-cell table:style-name="ce24" table:formula="of:=IF([.X29]=[.X75];&quot;&quot;; [.X29]-[.X75])">
            <text:p/>
          </table:table-cell>
          <table:table-cell table:style-name="ce24" table:formula="of:=IF([.Y29]=[.Y75];&quot;&quot;; [.Y29]-[.Y75])">
            <text:p/>
          </table:table-cell>
          <table:table-cell table:style-name="ce24" table:formula="of:=IF([.Z29]=[.Z75];&quot;&quot;; [.Z29]-[.Z75])">
            <text:p/>
          </table:table-cell>
          <table:table-cell table:style-name="ce24" table:formula="of:=IF([.AA29]=[.AA75];&quot;&quot;; [.AA29]-[.AA75])">
            <text:p/>
          </table:table-cell>
          <table:table-cell table:style-name="ce24" table:formula="of:=IF([.AB29]=[.AB75];&quot;&quot;; [.AB29]-[.AB75])">
            <text:p/>
          </table:table-cell>
          <table:table-cell table:style-name="ce24" table:formula="of:=IF([.AC29]=[.AC75];&quot;&quot;; [.AC29]-[.AC75])">
            <text:p/>
          </table:table-cell>
          <table:table-cell table:style-name="ce24" table:formula="of:=IF([.AD29]=[.AD75];&quot;&quot;; [.AD29]-[.AD75])">
            <text:p/>
          </table:table-cell>
          <table:table-cell table:style-name="ce24" table:formula="of:=IF([.AE29]=[.AE75];&quot;&quot;; [.AE29]-[.AE75])">
            <text:p/>
          </table:table-cell>
          <table:table-cell table:style-name="ce24" table:formula="of:=IF([.AF29]=[.AF75];&quot;&quot;; [.AF29]-[.AF75])">
            <text:p/>
          </table:table-cell>
          <table:table-cell table:style-name="ce24" table:formula="of:=IF([.AG29]=[.AG75];&quot;&quot;; [.AG29]-[.AG75])">
            <text:p/>
          </table:table-cell>
          <table:table-cell table:style-name="ce24" table:formula="of:=IF([.AH29]=[.AH75];&quot;&quot;; [.AH29]-[.AH75])">
            <text:p/>
          </table:table-cell>
          <table:table-cell table:style-name="ce24" table:formula="of:=IF([.AI29]=[.AI75];&quot;&quot;; [.AI29]-[.AI75])">
            <text:p/>
          </table:table-cell>
          <table:table-cell table:style-name="ce24" table:formula="of:=IF([.AJ29]=[.AJ75];&quot;&quot;; [.AJ29]-[.AJ75])">
            <text:p/>
          </table:table-cell>
          <table:table-cell table:style-name="ce24" table:formula="of:=IF([.AK29]=[.AK75];&quot;&quot;; [.AK29]-[.AK75])">
            <text:p/>
          </table:table-cell>
          <table:table-cell table:style-name="ce24" table:formula="of:=IF([.AL29]=[.AL75];&quot;&quot;; [.AL29]-[.AL75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30]=[.C76];&quot;&quot;; [.C30]-[.C76])">
            <text:p/>
          </table:table-cell>
          <table:table-cell table:style-name="ce24" table:formula="of:=IF([.D30]=[.D76];&quot;&quot;; [.D30]-[.D76])">
            <text:p/>
          </table:table-cell>
          <table:table-cell table:style-name="ce24" table:formula="of:=IF([.E30]=[.E76];&quot;&quot;; [.E30]-[.E76])">
            <text:p/>
          </table:table-cell>
          <table:table-cell table:style-name="ce24" table:formula="of:=IF([.F30]=[.F76];&quot;&quot;; [.F30]-[.F76])">
            <text:p/>
          </table:table-cell>
          <table:table-cell table:style-name="ce24" table:formula="of:=IF([.G30]=[.G76];&quot;&quot;; [.G30]-[.G76])">
            <text:p/>
          </table:table-cell>
          <table:table-cell table:style-name="ce24" table:formula="of:=IF([.H30]=[.H76];&quot;&quot;; [.H30]-[.H76])">
            <text:p/>
          </table:table-cell>
          <table:table-cell table:style-name="ce24" table:formula="of:=IF([.I30]=[.I76];&quot;&quot;; [.I30]-[.I76])">
            <text:p/>
          </table:table-cell>
          <table:table-cell table:style-name="ce24" table:formula="of:=IF([.J30]=[.J76];&quot;&quot;; [.J30]-[.J76])">
            <text:p/>
          </table:table-cell>
          <table:table-cell table:style-name="ce24" table:formula="of:=IF([.K30]=[.K76];&quot;&quot;; [.K30]-[.K76])">
            <text:p/>
          </table:table-cell>
          <table:table-cell table:style-name="ce24" table:formula="of:=IF([.L30]=[.L76];&quot;&quot;; [.L30]-[.L76])">
            <text:p/>
          </table:table-cell>
          <table:table-cell table:style-name="ce24" table:formula="of:=IF([.M30]=[.M76];&quot;&quot;; [.M30]-[.M76])">
            <text:p/>
          </table:table-cell>
          <table:table-cell table:style-name="ce24" table:formula="of:=IF([.N30]=[.N76];&quot;&quot;; [.N30]-[.N76])">
            <text:p/>
          </table:table-cell>
          <table:table-cell table:style-name="ce24" table:formula="of:=IF([.O30]=[.O76];&quot;&quot;; [.O30]-[.O76])">
            <text:p/>
          </table:table-cell>
          <table:table-cell table:style-name="ce24" table:formula="of:=IF([.P30]=[.P76];&quot;&quot;; [.P30]-[.P76])">
            <text:p/>
          </table:table-cell>
          <table:table-cell table:style-name="ce24" table:formula="of:=IF([.Q30]=[.Q76];&quot;&quot;; [.Q30]-[.Q76])">
            <text:p/>
          </table:table-cell>
          <table:table-cell table:style-name="ce24" table:formula="of:=IF([.R30]=[.R76];&quot;&quot;; [.R30]-[.R76])">
            <text:p/>
          </table:table-cell>
          <table:table-cell table:style-name="ce24" table:formula="of:=IF([.S30]=[.S76];&quot;&quot;; [.S30]-[.S76])">
            <text:p/>
          </table:table-cell>
          <table:table-cell table:style-name="ce24" table:formula="of:=IF([.T30]=[.T76];&quot;&quot;; [.T30]-[.T76])">
            <text:p/>
          </table:table-cell>
          <table:table-cell table:style-name="ce24" table:formula="of:=IF([.U30]=[.U76];&quot;&quot;; [.U30]-[.U76])">
            <text:p/>
          </table:table-cell>
          <table:table-cell table:style-name="ce24" table:formula="of:=IF([.V30]=[.V76];&quot;&quot;; [.V30]-[.V76])">
            <text:p/>
          </table:table-cell>
          <table:table-cell table:style-name="ce24" table:formula="of:=IF([.W30]=[.W76];&quot;&quot;; [.W30]-[.W76])">
            <text:p/>
          </table:table-cell>
          <table:table-cell table:style-name="ce24" table:formula="of:=IF([.X30]=[.X76];&quot;&quot;; [.X30]-[.X76])">
            <text:p/>
          </table:table-cell>
          <table:table-cell table:style-name="ce24" table:formula="of:=IF([.Y30]=[.Y76];&quot;&quot;; [.Y30]-[.Y76])">
            <text:p/>
          </table:table-cell>
          <table:table-cell table:style-name="ce24" table:formula="of:=IF([.Z30]=[.Z76];&quot;&quot;; [.Z30]-[.Z76])">
            <text:p/>
          </table:table-cell>
          <table:table-cell table:style-name="ce24" table:formula="of:=IF([.AA30]=[.AA76];&quot;&quot;; [.AA30]-[.AA76])">
            <text:p/>
          </table:table-cell>
          <table:table-cell table:style-name="ce24" table:formula="of:=IF([.AB30]=[.AB76];&quot;&quot;; [.AB30]-[.AB76])">
            <text:p/>
          </table:table-cell>
          <table:table-cell table:style-name="ce24" table:formula="of:=IF([.AC30]=[.AC76];&quot;&quot;; [.AC30]-[.AC76])">
            <text:p/>
          </table:table-cell>
          <table:table-cell table:style-name="ce24" table:formula="of:=IF([.AD30]=[.AD76];&quot;&quot;; [.AD30]-[.AD76])">
            <text:p/>
          </table:table-cell>
          <table:table-cell table:style-name="ce24" table:formula="of:=IF([.AE30]=[.AE76];&quot;&quot;; [.AE30]-[.AE76])">
            <text:p/>
          </table:table-cell>
          <table:table-cell table:style-name="ce24" table:formula="of:=IF([.AF30]=[.AF76];&quot;&quot;; [.AF30]-[.AF76])">
            <text:p/>
          </table:table-cell>
          <table:table-cell table:style-name="ce24" table:formula="of:=IF([.AG30]=[.AG76];&quot;&quot;; [.AG30]-[.AG76])">
            <text:p/>
          </table:table-cell>
          <table:table-cell table:style-name="ce24" table:formula="of:=IF([.AH30]=[.AH76];&quot;&quot;; [.AH30]-[.AH76])">
            <text:p/>
          </table:table-cell>
          <table:table-cell table:style-name="ce24" table:formula="of:=IF([.AI30]=[.AI76];&quot;&quot;; [.AI30]-[.AI76])">
            <text:p/>
          </table:table-cell>
          <table:table-cell table:style-name="ce24" table:formula="of:=IF([.AJ30]=[.AJ76];&quot;&quot;; [.AJ30]-[.AJ76])">
            <text:p/>
          </table:table-cell>
          <table:table-cell table:style-name="ce24" table:formula="of:=IF([.AK30]=[.AK76];&quot;&quot;; [.AK30]-[.AK76])">
            <text:p/>
          </table:table-cell>
          <table:table-cell table:style-name="ce24" table:formula="of:=IF([.AL30]=[.AL76];&quot;&quot;; [.AL30]-[.AL76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31]=[.C77];&quot;&quot;; [.C31]-[.C77])">
            <text:p/>
          </table:table-cell>
          <table:table-cell table:style-name="ce24" table:formula="of:=IF([.D31]=[.D77];&quot;&quot;; [.D31]-[.D77])">
            <text:p/>
          </table:table-cell>
          <table:table-cell table:style-name="ce24" table:formula="of:=IF([.E31]=[.E77];&quot;&quot;; [.E31]-[.E77])">
            <text:p/>
          </table:table-cell>
          <table:table-cell table:style-name="ce24" table:formula="of:=IF([.F31]=[.F77];&quot;&quot;; [.F31]-[.F77])">
            <text:p/>
          </table:table-cell>
          <table:table-cell table:style-name="ce24" table:formula="of:=IF([.G31]=[.G77];&quot;&quot;; [.G31]-[.G77])">
            <text:p/>
          </table:table-cell>
          <table:table-cell table:style-name="ce24" table:formula="of:=IF([.H31]=[.H77];&quot;&quot;; [.H31]-[.H77])">
            <text:p/>
          </table:table-cell>
          <table:table-cell table:style-name="ce24" table:formula="of:=IF([.I31]=[.I77];&quot;&quot;; [.I31]-[.I77])">
            <text:p/>
          </table:table-cell>
          <table:table-cell table:style-name="ce24" table:formula="of:=IF([.J31]=[.J77];&quot;&quot;; [.J31]-[.J77])">
            <text:p/>
          </table:table-cell>
          <table:table-cell table:style-name="ce24" table:formula="of:=IF([.K31]=[.K77];&quot;&quot;; [.K31]-[.K77])">
            <text:p/>
          </table:table-cell>
          <table:table-cell table:style-name="ce24" table:formula="of:=IF([.L31]=[.L77];&quot;&quot;; [.L31]-[.L77])">
            <text:p/>
          </table:table-cell>
          <table:table-cell table:style-name="ce24" table:formula="of:=IF([.M31]=[.M77];&quot;&quot;; [.M31]-[.M77])">
            <text:p/>
          </table:table-cell>
          <table:table-cell table:style-name="ce24" table:formula="of:=IF([.N31]=[.N77];&quot;&quot;; [.N31]-[.N77])">
            <text:p/>
          </table:table-cell>
          <table:table-cell table:style-name="ce24" table:formula="of:=IF([.O31]=[.O77];&quot;&quot;; [.O31]-[.O77])">
            <text:p/>
          </table:table-cell>
          <table:table-cell table:style-name="ce24" table:formula="of:=IF([.P31]=[.P77];&quot;&quot;; [.P31]-[.P77])">
            <text:p/>
          </table:table-cell>
          <table:table-cell table:style-name="ce24" table:formula="of:=IF([.Q31]=[.Q77];&quot;&quot;; [.Q31]-[.Q77])">
            <text:p/>
          </table:table-cell>
          <table:table-cell table:style-name="ce24" table:formula="of:=IF([.R31]=[.R77];&quot;&quot;; [.R31]-[.R77])">
            <text:p/>
          </table:table-cell>
          <table:table-cell table:style-name="ce24" table:formula="of:=IF([.S31]=[.S77];&quot;&quot;; [.S31]-[.S77])">
            <text:p/>
          </table:table-cell>
          <table:table-cell table:style-name="ce24" table:formula="of:=IF([.T31]=[.T77];&quot;&quot;; [.T31]-[.T77])">
            <text:p/>
          </table:table-cell>
          <table:table-cell table:style-name="ce24" table:formula="of:=IF([.U31]=[.U77];&quot;&quot;; [.U31]-[.U77])">
            <text:p/>
          </table:table-cell>
          <table:table-cell table:style-name="ce24" table:formula="of:=IF([.V31]=[.V77];&quot;&quot;; [.V31]-[.V77])">
            <text:p/>
          </table:table-cell>
          <table:table-cell table:style-name="ce24" table:formula="of:=IF([.W31]=[.W77];&quot;&quot;; [.W31]-[.W77])">
            <text:p/>
          </table:table-cell>
          <table:table-cell table:style-name="ce24" table:formula="of:=IF([.X31]=[.X77];&quot;&quot;; [.X31]-[.X77])">
            <text:p/>
          </table:table-cell>
          <table:table-cell table:style-name="ce24" table:formula="of:=IF([.Y31]=[.Y77];&quot;&quot;; [.Y31]-[.Y77])">
            <text:p/>
          </table:table-cell>
          <table:table-cell table:style-name="ce24" table:formula="of:=IF([.Z31]=[.Z77];&quot;&quot;; [.Z31]-[.Z77])">
            <text:p/>
          </table:table-cell>
          <table:table-cell table:style-name="ce24" table:formula="of:=IF([.AA31]=[.AA77];&quot;&quot;; [.AA31]-[.AA77])">
            <text:p/>
          </table:table-cell>
          <table:table-cell table:style-name="ce24" table:formula="of:=IF([.AB31]=[.AB77];&quot;&quot;; [.AB31]-[.AB77])">
            <text:p/>
          </table:table-cell>
          <table:table-cell table:style-name="ce24" table:formula="of:=IF([.AC31]=[.AC77];&quot;&quot;; [.AC31]-[.AC77])">
            <text:p/>
          </table:table-cell>
          <table:table-cell table:style-name="ce24" table:formula="of:=IF([.AD31]=[.AD77];&quot;&quot;; [.AD31]-[.AD77])">
            <text:p/>
          </table:table-cell>
          <table:table-cell table:style-name="ce24" table:formula="of:=IF([.AE31]=[.AE77];&quot;&quot;; [.AE31]-[.AE77])">
            <text:p/>
          </table:table-cell>
          <table:table-cell table:style-name="ce24" table:formula="of:=IF([.AF31]=[.AF77];&quot;&quot;; [.AF31]-[.AF77])">
            <text:p/>
          </table:table-cell>
          <table:table-cell table:style-name="ce24" table:formula="of:=IF([.AG31]=[.AG77];&quot;&quot;; [.AG31]-[.AG77])">
            <text:p/>
          </table:table-cell>
          <table:table-cell table:style-name="ce24" table:formula="of:=IF([.AH31]=[.AH77];&quot;&quot;; [.AH31]-[.AH77])">
            <text:p/>
          </table:table-cell>
          <table:table-cell table:style-name="ce24" table:formula="of:=IF([.AI31]=[.AI77];&quot;&quot;; [.AI31]-[.AI77])">
            <text:p/>
          </table:table-cell>
          <table:table-cell table:style-name="ce24" table:formula="of:=IF([.AJ31]=[.AJ77];&quot;&quot;; [.AJ31]-[.AJ77])">
            <text:p/>
          </table:table-cell>
          <table:table-cell table:style-name="ce24" table:formula="of:=IF([.AK31]=[.AK77];&quot;&quot;; [.AK31]-[.AK77])">
            <text:p/>
          </table:table-cell>
          <table:table-cell table:style-name="ce24" table:formula="of:=IF([.AL31]=[.AL77];&quot;&quot;; [.AL31]-[.AL77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32]=[.C78];&quot;&quot;; [.C32]-[.C78])">
            <text:p/>
          </table:table-cell>
          <table:table-cell table:style-name="ce24" table:formula="of:=IF([.D32]=[.D78];&quot;&quot;; [.D32]-[.D78])">
            <text:p/>
          </table:table-cell>
          <table:table-cell table:style-name="ce24" table:formula="of:=IF([.E32]=[.E78];&quot;&quot;; [.E32]-[.E78])">
            <text:p/>
          </table:table-cell>
          <table:table-cell table:style-name="ce24" table:formula="of:=IF([.F32]=[.F78];&quot;&quot;; [.F32]-[.F78])">
            <text:p/>
          </table:table-cell>
          <table:table-cell table:style-name="ce24" table:formula="of:=IF([.G32]=[.G78];&quot;&quot;; [.G32]-[.G78])">
            <text:p/>
          </table:table-cell>
          <table:table-cell table:style-name="ce24" table:formula="of:=IF([.H32]=[.H78];&quot;&quot;; [.H32]-[.H78])">
            <text:p/>
          </table:table-cell>
          <table:table-cell table:style-name="ce24" table:formula="of:=IF([.I32]=[.I78];&quot;&quot;; [.I32]-[.I78])">
            <text:p/>
          </table:table-cell>
          <table:table-cell table:style-name="ce24" table:formula="of:=IF([.J32]=[.J78];&quot;&quot;; [.J32]-[.J78])">
            <text:p/>
          </table:table-cell>
          <table:table-cell table:style-name="ce24" table:formula="of:=IF([.K32]=[.K78];&quot;&quot;; [.K32]-[.K78])">
            <text:p/>
          </table:table-cell>
          <table:table-cell table:style-name="ce24" table:formula="of:=IF([.L32]=[.L78];&quot;&quot;; [.L32]-[.L78])">
            <text:p/>
          </table:table-cell>
          <table:table-cell table:style-name="ce24" table:formula="of:=IF([.M32]=[.M78];&quot;&quot;; [.M32]-[.M78])">
            <text:p/>
          </table:table-cell>
          <table:table-cell table:style-name="ce24" table:formula="of:=IF([.N32]=[.N78];&quot;&quot;; [.N32]-[.N78])">
            <text:p/>
          </table:table-cell>
          <table:table-cell table:style-name="ce24" table:formula="of:=IF([.O32]=[.O78];&quot;&quot;; [.O32]-[.O78])">
            <text:p/>
          </table:table-cell>
          <table:table-cell table:style-name="ce24" table:formula="of:=IF([.P32]=[.P78];&quot;&quot;; [.P32]-[.P78])">
            <text:p/>
          </table:table-cell>
          <table:table-cell table:style-name="ce24" table:formula="of:=IF([.Q32]=[.Q78];&quot;&quot;; [.Q32]-[.Q78])">
            <text:p/>
          </table:table-cell>
          <table:table-cell table:style-name="ce24" table:formula="of:=IF([.R32]=[.R78];&quot;&quot;; [.R32]-[.R78])">
            <text:p/>
          </table:table-cell>
          <table:table-cell table:style-name="ce24" table:formula="of:=IF([.S32]=[.S78];&quot;&quot;; [.S32]-[.S78])">
            <text:p/>
          </table:table-cell>
          <table:table-cell table:style-name="ce24" table:formula="of:=IF([.T32]=[.T78];&quot;&quot;; [.T32]-[.T78])">
            <text:p/>
          </table:table-cell>
          <table:table-cell table:style-name="ce24" table:formula="of:=IF([.U32]=[.U78];&quot;&quot;; [.U32]-[.U78])">
            <text:p/>
          </table:table-cell>
          <table:table-cell table:style-name="ce24" table:formula="of:=IF([.V32]=[.V78];&quot;&quot;; [.V32]-[.V78])">
            <text:p/>
          </table:table-cell>
          <table:table-cell table:style-name="ce24" table:formula="of:=IF([.W32]=[.W78];&quot;&quot;; [.W32]-[.W78])">
            <text:p/>
          </table:table-cell>
          <table:table-cell table:style-name="ce24" table:formula="of:=IF([.X32]=[.X78];&quot;&quot;; [.X32]-[.X78])">
            <text:p/>
          </table:table-cell>
          <table:table-cell table:style-name="ce24" table:formula="of:=IF([.Y32]=[.Y78];&quot;&quot;; [.Y32]-[.Y78])">
            <text:p/>
          </table:table-cell>
          <table:table-cell table:style-name="ce24" table:formula="of:=IF([.Z32]=[.Z78];&quot;&quot;; [.Z32]-[.Z78])">
            <text:p/>
          </table:table-cell>
          <table:table-cell table:style-name="ce24" table:formula="of:=IF([.AA32]=[.AA78];&quot;&quot;; [.AA32]-[.AA78])">
            <text:p/>
          </table:table-cell>
          <table:table-cell table:style-name="ce24" table:formula="of:=IF([.AB32]=[.AB78];&quot;&quot;; [.AB32]-[.AB78])">
            <text:p/>
          </table:table-cell>
          <table:table-cell table:style-name="ce24" table:formula="of:=IF([.AC32]=[.AC78];&quot;&quot;; [.AC32]-[.AC78])">
            <text:p/>
          </table:table-cell>
          <table:table-cell table:style-name="ce24" table:formula="of:=IF([.AD32]=[.AD78];&quot;&quot;; [.AD32]-[.AD78])">
            <text:p/>
          </table:table-cell>
          <table:table-cell table:style-name="ce24" table:formula="of:=IF([.AE32]=[.AE78];&quot;&quot;; [.AE32]-[.AE78])">
            <text:p/>
          </table:table-cell>
          <table:table-cell table:style-name="ce24" table:formula="of:=IF([.AF32]=[.AF78];&quot;&quot;; [.AF32]-[.AF78])">
            <text:p/>
          </table:table-cell>
          <table:table-cell table:style-name="ce24" table:formula="of:=IF([.AG32]=[.AG78];&quot;&quot;; [.AG32]-[.AG78])">
            <text:p/>
          </table:table-cell>
          <table:table-cell table:style-name="ce24" table:formula="of:=IF([.AH32]=[.AH78];&quot;&quot;; [.AH32]-[.AH78])">
            <text:p/>
          </table:table-cell>
          <table:table-cell table:style-name="ce24" table:formula="of:=IF([.AI32]=[.AI78];&quot;&quot;; [.AI32]-[.AI78])">
            <text:p/>
          </table:table-cell>
          <table:table-cell table:style-name="ce24" table:formula="of:=IF([.AJ32]=[.AJ78];&quot;&quot;; [.AJ32]-[.AJ78])">
            <text:p/>
          </table:table-cell>
          <table:table-cell table:style-name="ce24" table:formula="of:=IF([.AK32]=[.AK78];&quot;&quot;; [.AK32]-[.AK78])">
            <text:p/>
          </table:table-cell>
          <table:table-cell table:style-name="ce24" table:formula="of:=IF([.AL32]=[.AL78];&quot;&quot;; [.AL32]-[.AL78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33]=[.C79];&quot;&quot;; [.C33]-[.C79])">
            <text:p/>
          </table:table-cell>
          <table:table-cell table:style-name="ce24" table:formula="of:=IF([.D33]=[.D79];&quot;&quot;; [.D33]-[.D79])">
            <text:p/>
          </table:table-cell>
          <table:table-cell table:style-name="ce24" table:formula="of:=IF([.E33]=[.E79];&quot;&quot;; [.E33]-[.E79])">
            <text:p/>
          </table:table-cell>
          <table:table-cell table:style-name="ce24" table:formula="of:=IF([.F33]=[.F79];&quot;&quot;; [.F33]-[.F79])">
            <text:p/>
          </table:table-cell>
          <table:table-cell table:style-name="ce24" table:formula="of:=IF([.G33]=[.G79];&quot;&quot;; [.G33]-[.G79])">
            <text:p/>
          </table:table-cell>
          <table:table-cell table:style-name="ce24" table:formula="of:=IF([.H33]=[.H79];&quot;&quot;; [.H33]-[.H79])">
            <text:p/>
          </table:table-cell>
          <table:table-cell table:style-name="ce24" table:formula="of:=IF([.I33]=[.I79];&quot;&quot;; [.I33]-[.I79])">
            <text:p/>
          </table:table-cell>
          <table:table-cell table:style-name="ce24" table:formula="of:=IF([.J33]=[.J79];&quot;&quot;; [.J33]-[.J79])">
            <text:p/>
          </table:table-cell>
          <table:table-cell table:style-name="ce24" table:formula="of:=IF([.K33]=[.K79];&quot;&quot;; [.K33]-[.K79])">
            <text:p/>
          </table:table-cell>
          <table:table-cell table:style-name="ce24" table:formula="of:=IF([.L33]=[.L79];&quot;&quot;; [.L33]-[.L79])">
            <text:p/>
          </table:table-cell>
          <table:table-cell table:style-name="ce24" table:formula="of:=IF([.M33]=[.M79];&quot;&quot;; [.M33]-[.M79])">
            <text:p/>
          </table:table-cell>
          <table:table-cell table:style-name="ce24" table:formula="of:=IF([.N33]=[.N79];&quot;&quot;; [.N33]-[.N79])">
            <text:p/>
          </table:table-cell>
          <table:table-cell table:style-name="ce24" table:formula="of:=IF([.O33]=[.O79];&quot;&quot;; [.O33]-[.O79])">
            <text:p/>
          </table:table-cell>
          <table:table-cell table:style-name="ce24" table:formula="of:=IF([.P33]=[.P79];&quot;&quot;; [.P33]-[.P79])">
            <text:p/>
          </table:table-cell>
          <table:table-cell table:style-name="ce24" table:formula="of:=IF([.Q33]=[.Q79];&quot;&quot;; [.Q33]-[.Q79])">
            <text:p/>
          </table:table-cell>
          <table:table-cell table:style-name="ce24" table:formula="of:=IF([.R33]=[.R79];&quot;&quot;; [.R33]-[.R79])">
            <text:p/>
          </table:table-cell>
          <table:table-cell table:style-name="ce24" table:formula="of:=IF([.S33]=[.S79];&quot;&quot;; [.S33]-[.S79])">
            <text:p/>
          </table:table-cell>
          <table:table-cell table:style-name="ce24" table:formula="of:=IF([.T33]=[.T79];&quot;&quot;; [.T33]-[.T79])">
            <text:p/>
          </table:table-cell>
          <table:table-cell table:style-name="ce24" table:formula="of:=IF([.U33]=[.U79];&quot;&quot;; [.U33]-[.U79])">
            <text:p/>
          </table:table-cell>
          <table:table-cell table:style-name="ce24" table:formula="of:=IF([.V33]=[.V79];&quot;&quot;; [.V33]-[.V79])">
            <text:p/>
          </table:table-cell>
          <table:table-cell table:style-name="ce24" table:formula="of:=IF([.W33]=[.W79];&quot;&quot;; [.W33]-[.W79])">
            <text:p/>
          </table:table-cell>
          <table:table-cell table:style-name="ce24" table:formula="of:=IF([.X33]=[.X79];&quot;&quot;; [.X33]-[.X79])">
            <text:p/>
          </table:table-cell>
          <table:table-cell table:style-name="ce24" table:formula="of:=IF([.Y33]=[.Y79];&quot;&quot;; [.Y33]-[.Y79])">
            <text:p/>
          </table:table-cell>
          <table:table-cell table:style-name="ce24" table:formula="of:=IF([.Z33]=[.Z79];&quot;&quot;; [.Z33]-[.Z79])">
            <text:p/>
          </table:table-cell>
          <table:table-cell table:style-name="ce24" table:formula="of:=IF([.AA33]=[.AA79];&quot;&quot;; [.AA33]-[.AA79])">
            <text:p/>
          </table:table-cell>
          <table:table-cell table:style-name="ce24" table:formula="of:=IF([.AB33]=[.AB79];&quot;&quot;; [.AB33]-[.AB79])">
            <text:p/>
          </table:table-cell>
          <table:table-cell table:style-name="ce24" table:formula="of:=IF([.AC33]=[.AC79];&quot;&quot;; [.AC33]-[.AC79])">
            <text:p/>
          </table:table-cell>
          <table:table-cell table:style-name="ce24" table:formula="of:=IF([.AD33]=[.AD79];&quot;&quot;; [.AD33]-[.AD79])">
            <text:p/>
          </table:table-cell>
          <table:table-cell table:style-name="ce24" table:formula="of:=IF([.AE33]=[.AE79];&quot;&quot;; [.AE33]-[.AE79])">
            <text:p/>
          </table:table-cell>
          <table:table-cell table:style-name="ce24" table:formula="of:=IF([.AF33]=[.AF79];&quot;&quot;; [.AF33]-[.AF79])">
            <text:p/>
          </table:table-cell>
          <table:table-cell table:style-name="ce24" table:formula="of:=IF([.AG33]=[.AG79];&quot;&quot;; [.AG33]-[.AG79])">
            <text:p/>
          </table:table-cell>
          <table:table-cell table:style-name="ce24" table:formula="of:=IF([.AH33]=[.AH79];&quot;&quot;; [.AH33]-[.AH79])" office:value-type="float" office:value="30" calcext:value-type="float">
            <text:p>30</text:p>
          </table:table-cell>
          <table:table-cell table:style-name="ce24" table:formula="of:=IF([.AI33]=[.AI79];&quot;&quot;; [.AI33]-[.AI79])">
            <text:p/>
          </table:table-cell>
          <table:table-cell table:style-name="ce24" table:formula="of:=IF([.AJ33]=[.AJ79];&quot;&quot;; [.AJ33]-[.AJ79])">
            <text:p/>
          </table:table-cell>
          <table:table-cell table:style-name="ce24" table:formula="of:=IF([.AK33]=[.AK79];&quot;&quot;; [.AK33]-[.AK79])">
            <text:p/>
          </table:table-cell>
          <table:table-cell table:style-name="ce24" table:formula="of:=IF([.AL33]=[.AL79];&quot;&quot;; [.AL33]-[.AL79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34]=[.C80];&quot;&quot;; [.C34]-[.C80])">
            <text:p/>
          </table:table-cell>
          <table:table-cell table:style-name="ce24" table:formula="of:=IF([.D34]=[.D80];&quot;&quot;; [.D34]-[.D80])">
            <text:p/>
          </table:table-cell>
          <table:table-cell table:style-name="ce24" table:formula="of:=IF([.E34]=[.E80];&quot;&quot;; [.E34]-[.E80])">
            <text:p/>
          </table:table-cell>
          <table:table-cell table:style-name="ce24" table:formula="of:=IF([.F34]=[.F80];&quot;&quot;; [.F34]-[.F80])">
            <text:p/>
          </table:table-cell>
          <table:table-cell table:style-name="ce24" table:formula="of:=IF([.G34]=[.G80];&quot;&quot;; [.G34]-[.G80])">
            <text:p/>
          </table:table-cell>
          <table:table-cell table:style-name="ce24" table:formula="of:=IF([.H34]=[.H80];&quot;&quot;; [.H34]-[.H80])">
            <text:p/>
          </table:table-cell>
          <table:table-cell table:style-name="ce24" table:formula="of:=IF([.I34]=[.I80];&quot;&quot;; [.I34]-[.I80])">
            <text:p/>
          </table:table-cell>
          <table:table-cell table:style-name="ce24" table:formula="of:=IF([.J34]=[.J80];&quot;&quot;; [.J34]-[.J80])">
            <text:p/>
          </table:table-cell>
          <table:table-cell table:style-name="ce24" table:formula="of:=IF([.K34]=[.K80];&quot;&quot;; [.K34]-[.K80])">
            <text:p/>
          </table:table-cell>
          <table:table-cell table:style-name="ce24" table:formula="of:=IF([.L34]=[.L80];&quot;&quot;; [.L34]-[.L80])">
            <text:p/>
          </table:table-cell>
          <table:table-cell table:style-name="ce24" table:formula="of:=IF([.M34]=[.M80];&quot;&quot;; [.M34]-[.M80])">
            <text:p/>
          </table:table-cell>
          <table:table-cell table:style-name="ce24" table:formula="of:=IF([.N34]=[.N80];&quot;&quot;; [.N34]-[.N80])">
            <text:p/>
          </table:table-cell>
          <table:table-cell table:style-name="ce24" table:formula="of:=IF([.O34]=[.O80];&quot;&quot;; [.O34]-[.O80])">
            <text:p/>
          </table:table-cell>
          <table:table-cell table:style-name="ce24" table:formula="of:=IF([.P34]=[.P80];&quot;&quot;; [.P34]-[.P80])">
            <text:p/>
          </table:table-cell>
          <table:table-cell table:style-name="ce24" table:formula="of:=IF([.Q34]=[.Q80];&quot;&quot;; [.Q34]-[.Q80])">
            <text:p/>
          </table:table-cell>
          <table:table-cell table:style-name="ce24" table:formula="of:=IF([.R34]=[.R80];&quot;&quot;; [.R34]-[.R80])">
            <text:p/>
          </table:table-cell>
          <table:table-cell table:style-name="ce24" table:formula="of:=IF([.S34]=[.S80];&quot;&quot;; [.S34]-[.S80])">
            <text:p/>
          </table:table-cell>
          <table:table-cell table:style-name="ce24" table:formula="of:=IF([.T34]=[.T80];&quot;&quot;; [.T34]-[.T80])">
            <text:p/>
          </table:table-cell>
          <table:table-cell table:style-name="ce24" table:formula="of:=IF([.U34]=[.U80];&quot;&quot;; [.U34]-[.U80])">
            <text:p/>
          </table:table-cell>
          <table:table-cell table:style-name="ce24" table:formula="of:=IF([.V34]=[.V80];&quot;&quot;; [.V34]-[.V80])">
            <text:p/>
          </table:table-cell>
          <table:table-cell table:style-name="ce24" table:formula="of:=IF([.W34]=[.W80];&quot;&quot;; [.W34]-[.W80])">
            <text:p/>
          </table:table-cell>
          <table:table-cell table:style-name="ce24" table:formula="of:=IF([.X34]=[.X80];&quot;&quot;; [.X34]-[.X80])">
            <text:p/>
          </table:table-cell>
          <table:table-cell table:style-name="ce24" table:formula="of:=IF([.Y34]=[.Y80];&quot;&quot;; [.Y34]-[.Y80])">
            <text:p/>
          </table:table-cell>
          <table:table-cell table:style-name="ce24" table:formula="of:=IF([.Z34]=[.Z80];&quot;&quot;; [.Z34]-[.Z80])">
            <text:p/>
          </table:table-cell>
          <table:table-cell table:style-name="ce24" table:formula="of:=IF([.AA34]=[.AA80];&quot;&quot;; [.AA34]-[.AA80])">
            <text:p/>
          </table:table-cell>
          <table:table-cell table:style-name="ce24" table:formula="of:=IF([.AB34]=[.AB80];&quot;&quot;; [.AB34]-[.AB80])">
            <text:p/>
          </table:table-cell>
          <table:table-cell table:style-name="ce24" table:formula="of:=IF([.AC34]=[.AC80];&quot;&quot;; [.AC34]-[.AC80])">
            <text:p/>
          </table:table-cell>
          <table:table-cell table:style-name="ce24" table:formula="of:=IF([.AD34]=[.AD80];&quot;&quot;; [.AD34]-[.AD80])">
            <text:p/>
          </table:table-cell>
          <table:table-cell table:style-name="ce24" table:formula="of:=IF([.AE34]=[.AE80];&quot;&quot;; [.AE34]-[.AE80])">
            <text:p/>
          </table:table-cell>
          <table:table-cell table:style-name="ce24" table:formula="of:=IF([.AF34]=[.AF80];&quot;&quot;; [.AF34]-[.AF80])">
            <text:p/>
          </table:table-cell>
          <table:table-cell table:style-name="ce24" table:formula="of:=IF([.AG34]=[.AG80];&quot;&quot;; [.AG34]-[.AG80])">
            <text:p/>
          </table:table-cell>
          <table:table-cell table:style-name="ce24" table:formula="of:=IF([.AH34]=[.AH80];&quot;&quot;; [.AH34]-[.AH80])">
            <text:p/>
          </table:table-cell>
          <table:table-cell table:style-name="ce24" table:formula="of:=IF([.AI34]=[.AI80];&quot;&quot;; [.AI34]-[.AI80])">
            <text:p/>
          </table:table-cell>
          <table:table-cell table:style-name="ce24" table:formula="of:=IF([.AJ34]=[.AJ80];&quot;&quot;; [.AJ34]-[.AJ80])">
            <text:p/>
          </table:table-cell>
          <table:table-cell table:style-name="ce24" table:formula="of:=IF([.AK34]=[.AK80];&quot;&quot;; [.AK34]-[.AK80])">
            <text:p/>
          </table:table-cell>
          <table:table-cell table:style-name="ce24" table:formula="of:=IF([.AL34]=[.AL80];&quot;&quot;; [.AL34]-[.AL80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35]=[.C81];&quot;&quot;; [.C35]-[.C81])">
            <text:p/>
          </table:table-cell>
          <table:table-cell table:style-name="ce24" table:formula="of:=IF([.D35]=[.D81];&quot;&quot;; [.D35]-[.D81])">
            <text:p/>
          </table:table-cell>
          <table:table-cell table:style-name="ce24" table:formula="of:=IF([.E35]=[.E81];&quot;&quot;; [.E35]-[.E81])">
            <text:p/>
          </table:table-cell>
          <table:table-cell table:style-name="ce24" table:formula="of:=IF([.F35]=[.F81];&quot;&quot;; [.F35]-[.F81])">
            <text:p/>
          </table:table-cell>
          <table:table-cell table:style-name="ce24" table:formula="of:=IF([.G35]=[.G81];&quot;&quot;; [.G35]-[.G81])">
            <text:p/>
          </table:table-cell>
          <table:table-cell table:style-name="ce24" table:formula="of:=IF([.H35]=[.H81];&quot;&quot;; [.H35]-[.H81])">
            <text:p/>
          </table:table-cell>
          <table:table-cell table:style-name="ce24" table:formula="of:=IF([.I35]=[.I81];&quot;&quot;; [.I35]-[.I81])">
            <text:p/>
          </table:table-cell>
          <table:table-cell table:style-name="ce24" table:formula="of:=IF([.J35]=[.J81];&quot;&quot;; [.J35]-[.J81])">
            <text:p/>
          </table:table-cell>
          <table:table-cell table:style-name="ce24" table:formula="of:=IF([.K35]=[.K81];&quot;&quot;; [.K35]-[.K81])">
            <text:p/>
          </table:table-cell>
          <table:table-cell table:style-name="ce24" table:formula="of:=IF([.L35]=[.L81];&quot;&quot;; [.L35]-[.L81])">
            <text:p/>
          </table:table-cell>
          <table:table-cell table:style-name="ce24" table:formula="of:=IF([.M35]=[.M81];&quot;&quot;; [.M35]-[.M81])">
            <text:p/>
          </table:table-cell>
          <table:table-cell table:style-name="ce24" table:formula="of:=IF([.N35]=[.N81];&quot;&quot;; [.N35]-[.N81])">
            <text:p/>
          </table:table-cell>
          <table:table-cell table:style-name="ce24" table:formula="of:=IF([.O35]=[.O81];&quot;&quot;; [.O35]-[.O81])">
            <text:p/>
          </table:table-cell>
          <table:table-cell table:style-name="ce24" table:formula="of:=IF([.P35]=[.P81];&quot;&quot;; [.P35]-[.P81])">
            <text:p/>
          </table:table-cell>
          <table:table-cell table:style-name="ce24" table:formula="of:=IF([.Q35]=[.Q81];&quot;&quot;; [.Q35]-[.Q81])">
            <text:p/>
          </table:table-cell>
          <table:table-cell table:style-name="ce24" table:formula="of:=IF([.R35]=[.R81];&quot;&quot;; [.R35]-[.R81])">
            <text:p/>
          </table:table-cell>
          <table:table-cell table:style-name="ce24" table:formula="of:=IF([.S35]=[.S81];&quot;&quot;; [.S35]-[.S81])">
            <text:p/>
          </table:table-cell>
          <table:table-cell table:style-name="ce24" table:formula="of:=IF([.T35]=[.T81];&quot;&quot;; [.T35]-[.T81])">
            <text:p/>
          </table:table-cell>
          <table:table-cell table:style-name="ce24" table:formula="of:=IF([.U35]=[.U81];&quot;&quot;; [.U35]-[.U81])">
            <text:p/>
          </table:table-cell>
          <table:table-cell table:style-name="ce24" table:formula="of:=IF([.V35]=[.V81];&quot;&quot;; [.V35]-[.V81])">
            <text:p/>
          </table:table-cell>
          <table:table-cell table:style-name="ce24" table:formula="of:=IF([.W35]=[.W81];&quot;&quot;; [.W35]-[.W81])">
            <text:p/>
          </table:table-cell>
          <table:table-cell table:style-name="ce24" table:formula="of:=IF([.X35]=[.X81];&quot;&quot;; [.X35]-[.X81])">
            <text:p/>
          </table:table-cell>
          <table:table-cell table:style-name="ce24" table:formula="of:=IF([.Y35]=[.Y81];&quot;&quot;; [.Y35]-[.Y81])">
            <text:p/>
          </table:table-cell>
          <table:table-cell table:style-name="ce24" table:formula="of:=IF([.Z35]=[.Z81];&quot;&quot;; [.Z35]-[.Z81])">
            <text:p/>
          </table:table-cell>
          <table:table-cell table:style-name="ce24" table:formula="of:=IF([.AA35]=[.AA81];&quot;&quot;; [.AA35]-[.AA81])">
            <text:p/>
          </table:table-cell>
          <table:table-cell table:style-name="ce24" table:formula="of:=IF([.AB35]=[.AB81];&quot;&quot;; [.AB35]-[.AB81])">
            <text:p/>
          </table:table-cell>
          <table:table-cell table:style-name="ce24" table:formula="of:=IF([.AC35]=[.AC81];&quot;&quot;; [.AC35]-[.AC81])">
            <text:p/>
          </table:table-cell>
          <table:table-cell table:style-name="ce24" table:formula="of:=IF([.AD35]=[.AD81];&quot;&quot;; [.AD35]-[.AD81])">
            <text:p/>
          </table:table-cell>
          <table:table-cell table:style-name="ce24" table:formula="of:=IF([.AE35]=[.AE81];&quot;&quot;; [.AE35]-[.AE81])">
            <text:p/>
          </table:table-cell>
          <table:table-cell table:style-name="ce24" table:formula="of:=IF([.AF35]=[.AF81];&quot;&quot;; [.AF35]-[.AF81])">
            <text:p/>
          </table:table-cell>
          <table:table-cell table:style-name="ce24" table:formula="of:=IF([.AG35]=[.AG81];&quot;&quot;; [.AG35]-[.AG81])">
            <text:p/>
          </table:table-cell>
          <table:table-cell table:style-name="ce24" table:formula="of:=IF([.AH35]=[.AH81];&quot;&quot;; [.AH35]-[.AH81])">
            <text:p/>
          </table:table-cell>
          <table:table-cell table:style-name="ce24" table:formula="of:=IF([.AI35]=[.AI81];&quot;&quot;; [.AI35]-[.AI81])">
            <text:p/>
          </table:table-cell>
          <table:table-cell table:style-name="ce24" table:formula="of:=IF([.AJ35]=[.AJ81];&quot;&quot;; [.AJ35]-[.AJ81])">
            <text:p/>
          </table:table-cell>
          <table:table-cell table:style-name="ce24" table:formula="of:=IF([.AK35]=[.AK81];&quot;&quot;; [.AK35]-[.AK81])">
            <text:p/>
          </table:table-cell>
          <table:table-cell table:style-name="ce24" table:formula="of:=IF([.AL35]=[.AL81];&quot;&quot;; [.AL35]-[.AL81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36]=[.C82];&quot;&quot;; [.C36]-[.C82])">
            <text:p/>
          </table:table-cell>
          <table:table-cell table:style-name="ce24" table:formula="of:=IF([.D36]=[.D82];&quot;&quot;; [.D36]-[.D82])">
            <text:p/>
          </table:table-cell>
          <table:table-cell table:style-name="ce24" table:formula="of:=IF([.E36]=[.E82];&quot;&quot;; [.E36]-[.E82])">
            <text:p/>
          </table:table-cell>
          <table:table-cell table:style-name="ce24" table:formula="of:=IF([.F36]=[.F82];&quot;&quot;; [.F36]-[.F82])">
            <text:p/>
          </table:table-cell>
          <table:table-cell table:style-name="ce24" table:formula="of:=IF([.G36]=[.G82];&quot;&quot;; [.G36]-[.G82])">
            <text:p/>
          </table:table-cell>
          <table:table-cell table:style-name="ce24" table:formula="of:=IF([.H36]=[.H82];&quot;&quot;; [.H36]-[.H82])">
            <text:p/>
          </table:table-cell>
          <table:table-cell table:style-name="ce24" table:formula="of:=IF([.I36]=[.I82];&quot;&quot;; [.I36]-[.I82])">
            <text:p/>
          </table:table-cell>
          <table:table-cell table:style-name="ce24" table:formula="of:=IF([.J36]=[.J82];&quot;&quot;; [.J36]-[.J82])">
            <text:p/>
          </table:table-cell>
          <table:table-cell table:style-name="ce24" table:formula="of:=IF([.K36]=[.K82];&quot;&quot;; [.K36]-[.K82])">
            <text:p/>
          </table:table-cell>
          <table:table-cell table:style-name="ce24" table:formula="of:=IF([.L36]=[.L82];&quot;&quot;; [.L36]-[.L82])">
            <text:p/>
          </table:table-cell>
          <table:table-cell table:style-name="ce24" table:formula="of:=IF([.M36]=[.M82];&quot;&quot;; [.M36]-[.M82])">
            <text:p/>
          </table:table-cell>
          <table:table-cell table:style-name="ce24" table:formula="of:=IF([.N36]=[.N82];&quot;&quot;; [.N36]-[.N82])">
            <text:p/>
          </table:table-cell>
          <table:table-cell table:style-name="ce24" table:formula="of:=IF([.O36]=[.O82];&quot;&quot;; [.O36]-[.O82])">
            <text:p/>
          </table:table-cell>
          <table:table-cell table:style-name="ce24" table:formula="of:=IF([.P36]=[.P82];&quot;&quot;; [.P36]-[.P82])">
            <text:p/>
          </table:table-cell>
          <table:table-cell table:style-name="ce24" table:formula="of:=IF([.Q36]=[.Q82];&quot;&quot;; [.Q36]-[.Q82])">
            <text:p/>
          </table:table-cell>
          <table:table-cell table:style-name="ce24" table:formula="of:=IF([.R36]=[.R82];&quot;&quot;; [.R36]-[.R82])">
            <text:p/>
          </table:table-cell>
          <table:table-cell table:style-name="ce24" table:formula="of:=IF([.S36]=[.S82];&quot;&quot;; [.S36]-[.S82])">
            <text:p/>
          </table:table-cell>
          <table:table-cell table:style-name="ce24" table:formula="of:=IF([.T36]=[.T82];&quot;&quot;; [.T36]-[.T82])">
            <text:p/>
          </table:table-cell>
          <table:table-cell table:style-name="ce24" table:formula="of:=IF([.U36]=[.U82];&quot;&quot;; [.U36]-[.U82])">
            <text:p/>
          </table:table-cell>
          <table:table-cell table:style-name="ce24" table:formula="of:=IF([.V36]=[.V82];&quot;&quot;; [.V36]-[.V82])">
            <text:p/>
          </table:table-cell>
          <table:table-cell table:style-name="ce24" table:formula="of:=IF([.W36]=[.W82];&quot;&quot;; [.W36]-[.W82])">
            <text:p/>
          </table:table-cell>
          <table:table-cell table:style-name="ce24" table:formula="of:=IF([.X36]=[.X82];&quot;&quot;; [.X36]-[.X82])">
            <text:p/>
          </table:table-cell>
          <table:table-cell table:style-name="ce24" table:formula="of:=IF([.Y36]=[.Y82];&quot;&quot;; [.Y36]-[.Y82])">
            <text:p/>
          </table:table-cell>
          <table:table-cell table:style-name="ce24" table:formula="of:=IF([.Z36]=[.Z82];&quot;&quot;; [.Z36]-[.Z82])">
            <text:p/>
          </table:table-cell>
          <table:table-cell table:style-name="ce24" table:formula="of:=IF([.AA36]=[.AA82];&quot;&quot;; [.AA36]-[.AA82])">
            <text:p/>
          </table:table-cell>
          <table:table-cell table:style-name="ce24" table:formula="of:=IF([.AB36]=[.AB82];&quot;&quot;; [.AB36]-[.AB82])">
            <text:p/>
          </table:table-cell>
          <table:table-cell table:style-name="ce24" table:formula="of:=IF([.AC36]=[.AC82];&quot;&quot;; [.AC36]-[.AC82])">
            <text:p/>
          </table:table-cell>
          <table:table-cell table:style-name="ce24" table:formula="of:=IF([.AD36]=[.AD82];&quot;&quot;; [.AD36]-[.AD82])">
            <text:p/>
          </table:table-cell>
          <table:table-cell table:style-name="ce24" table:formula="of:=IF([.AE36]=[.AE82];&quot;&quot;; [.AE36]-[.AE82])">
            <text:p/>
          </table:table-cell>
          <table:table-cell table:style-name="ce24" table:formula="of:=IF([.AF36]=[.AF82];&quot;&quot;; [.AF36]-[.AF82])">
            <text:p/>
          </table:table-cell>
          <table:table-cell table:style-name="ce24" table:formula="of:=IF([.AG36]=[.AG82];&quot;&quot;; [.AG36]-[.AG82])">
            <text:p/>
          </table:table-cell>
          <table:table-cell table:style-name="ce24" table:formula="of:=IF([.AH36]=[.AH82];&quot;&quot;; [.AH36]-[.AH82])">
            <text:p/>
          </table:table-cell>
          <table:table-cell table:style-name="ce24" table:formula="of:=IF([.AI36]=[.AI82];&quot;&quot;; [.AI36]-[.AI82])">
            <text:p/>
          </table:table-cell>
          <table:table-cell table:style-name="ce24" table:formula="of:=IF([.AJ36]=[.AJ82];&quot;&quot;; [.AJ36]-[.AJ82])">
            <text:p/>
          </table:table-cell>
          <table:table-cell table:style-name="ce24" table:formula="of:=IF([.AK36]=[.AK82];&quot;&quot;; [.AK36]-[.AK82])">
            <text:p/>
          </table:table-cell>
          <table:table-cell table:style-name="ce24" table:formula="of:=IF([.AL36]=[.AL82];&quot;&quot;; [.AL36]-[.AL82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37]=[.C83];&quot;&quot;; [.C37]-[.C83])">
            <text:p/>
          </table:table-cell>
          <table:table-cell table:style-name="ce24" table:formula="of:=IF([.D37]=[.D83];&quot;&quot;; [.D37]-[.D83])">
            <text:p/>
          </table:table-cell>
          <table:table-cell table:style-name="ce24" table:formula="of:=IF([.E37]=[.E83];&quot;&quot;; [.E37]-[.E83])">
            <text:p/>
          </table:table-cell>
          <table:table-cell table:style-name="ce24" table:formula="of:=IF([.F37]=[.F83];&quot;&quot;; [.F37]-[.F83])">
            <text:p/>
          </table:table-cell>
          <table:table-cell table:style-name="ce24" table:formula="of:=IF([.G37]=[.G83];&quot;&quot;; [.G37]-[.G83])">
            <text:p/>
          </table:table-cell>
          <table:table-cell table:style-name="ce24" table:formula="of:=IF([.H37]=[.H83];&quot;&quot;; [.H37]-[.H83])">
            <text:p/>
          </table:table-cell>
          <table:table-cell table:style-name="ce24" table:formula="of:=IF([.I37]=[.I83];&quot;&quot;; [.I37]-[.I83])">
            <text:p/>
          </table:table-cell>
          <table:table-cell table:style-name="ce24" table:formula="of:=IF([.J37]=[.J83];&quot;&quot;; [.J37]-[.J83])">
            <text:p/>
          </table:table-cell>
          <table:table-cell table:style-name="ce24" table:formula="of:=IF([.K37]=[.K83];&quot;&quot;; [.K37]-[.K83])">
            <text:p/>
          </table:table-cell>
          <table:table-cell table:style-name="ce24" table:formula="of:=IF([.L37]=[.L83];&quot;&quot;; [.L37]-[.L83])">
            <text:p/>
          </table:table-cell>
          <table:table-cell table:style-name="ce24" table:formula="of:=IF([.M37]=[.M83];&quot;&quot;; [.M37]-[.M83])">
            <text:p/>
          </table:table-cell>
          <table:table-cell table:style-name="ce24" table:formula="of:=IF([.N37]=[.N83];&quot;&quot;; [.N37]-[.N83])">
            <text:p/>
          </table:table-cell>
          <table:table-cell table:style-name="ce24" table:formula="of:=IF([.O37]=[.O83];&quot;&quot;; [.O37]-[.O83])">
            <text:p/>
          </table:table-cell>
          <table:table-cell table:style-name="ce24" table:formula="of:=IF([.P37]=[.P83];&quot;&quot;; [.P37]-[.P83])">
            <text:p/>
          </table:table-cell>
          <table:table-cell table:style-name="ce24" table:formula="of:=IF([.Q37]=[.Q83];&quot;&quot;; [.Q37]-[.Q83])">
            <text:p/>
          </table:table-cell>
          <table:table-cell table:style-name="ce24" table:formula="of:=IF([.R37]=[.R83];&quot;&quot;; [.R37]-[.R83])">
            <text:p/>
          </table:table-cell>
          <table:table-cell table:style-name="ce24" table:formula="of:=IF([.S37]=[.S83];&quot;&quot;; [.S37]-[.S83])">
            <text:p/>
          </table:table-cell>
          <table:table-cell table:style-name="ce24" table:formula="of:=IF([.T37]=[.T83];&quot;&quot;; [.T37]-[.T83])">
            <text:p/>
          </table:table-cell>
          <table:table-cell table:style-name="ce24" table:formula="of:=IF([.U37]=[.U83];&quot;&quot;; [.U37]-[.U83])">
            <text:p/>
          </table:table-cell>
          <table:table-cell table:style-name="ce24" table:formula="of:=IF([.V37]=[.V83];&quot;&quot;; [.V37]-[.V83])">
            <text:p/>
          </table:table-cell>
          <table:table-cell table:style-name="ce24" table:formula="of:=IF([.W37]=[.W83];&quot;&quot;; [.W37]-[.W83])">
            <text:p/>
          </table:table-cell>
          <table:table-cell table:style-name="ce24" table:formula="of:=IF([.X37]=[.X83];&quot;&quot;; [.X37]-[.X83])">
            <text:p/>
          </table:table-cell>
          <table:table-cell table:style-name="ce24" table:formula="of:=IF([.Y37]=[.Y83];&quot;&quot;; [.Y37]-[.Y83])">
            <text:p/>
          </table:table-cell>
          <table:table-cell table:style-name="ce24" table:formula="of:=IF([.Z37]=[.Z83];&quot;&quot;; [.Z37]-[.Z83])">
            <text:p/>
          </table:table-cell>
          <table:table-cell table:style-name="ce24" table:formula="of:=IF([.AA37]=[.AA83];&quot;&quot;; [.AA37]-[.AA83])">
            <text:p/>
          </table:table-cell>
          <table:table-cell table:style-name="ce24" table:formula="of:=IF([.AB37]=[.AB83];&quot;&quot;; [.AB37]-[.AB83])">
            <text:p/>
          </table:table-cell>
          <table:table-cell table:style-name="ce24" table:formula="of:=IF([.AC37]=[.AC83];&quot;&quot;; [.AC37]-[.AC83])">
            <text:p/>
          </table:table-cell>
          <table:table-cell table:style-name="ce24" table:formula="of:=IF([.AD37]=[.AD83];&quot;&quot;; [.AD37]-[.AD83])">
            <text:p/>
          </table:table-cell>
          <table:table-cell table:style-name="ce24" table:formula="of:=IF([.AE37]=[.AE83];&quot;&quot;; [.AE37]-[.AE83])">
            <text:p/>
          </table:table-cell>
          <table:table-cell table:style-name="ce24" table:formula="of:=IF([.AF37]=[.AF83];&quot;&quot;; [.AF37]-[.AF83])">
            <text:p/>
          </table:table-cell>
          <table:table-cell table:style-name="ce24" table:formula="of:=IF([.AG37]=[.AG83];&quot;&quot;; [.AG37]-[.AG83])">
            <text:p/>
          </table:table-cell>
          <table:table-cell table:style-name="ce24" table:formula="of:=IF([.AH37]=[.AH83];&quot;&quot;; [.AH37]-[.AH83])">
            <text:p/>
          </table:table-cell>
          <table:table-cell table:style-name="ce24" table:formula="of:=IF([.AI37]=[.AI83];&quot;&quot;; [.AI37]-[.AI83])">
            <text:p/>
          </table:table-cell>
          <table:table-cell table:style-name="ce24" table:formula="of:=IF([.AJ37]=[.AJ83];&quot;&quot;; [.AJ37]-[.AJ83])">
            <text:p/>
          </table:table-cell>
          <table:table-cell table:style-name="ce24" table:formula="of:=IF([.AK37]=[.AK83];&quot;&quot;; [.AK37]-[.AK83])">
            <text:p/>
          </table:table-cell>
          <table:table-cell table:style-name="ce24" table:formula="of:=IF([.AL37]=[.AL83];&quot;&quot;; [.AL37]-[.AL83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38]=[.C84];&quot;&quot;; [.C38]-[.C84])">
            <text:p/>
          </table:table-cell>
          <table:table-cell table:style-name="ce24" table:formula="of:=IF([.D38]=[.D84];&quot;&quot;; [.D38]-[.D84])">
            <text:p/>
          </table:table-cell>
          <table:table-cell table:style-name="ce24" table:formula="of:=IF([.E38]=[.E84];&quot;&quot;; [.E38]-[.E84])">
            <text:p/>
          </table:table-cell>
          <table:table-cell table:style-name="ce24" table:formula="of:=IF([.F38]=[.F84];&quot;&quot;; [.F38]-[.F84])">
            <text:p/>
          </table:table-cell>
          <table:table-cell table:style-name="ce24" table:formula="of:=IF([.G38]=[.G84];&quot;&quot;; [.G38]-[.G84])">
            <text:p/>
          </table:table-cell>
          <table:table-cell table:style-name="ce24" table:formula="of:=IF([.H38]=[.H84];&quot;&quot;; [.H38]-[.H84])">
            <text:p/>
          </table:table-cell>
          <table:table-cell table:style-name="ce24" table:formula="of:=IF([.I38]=[.I84];&quot;&quot;; [.I38]-[.I84])">
            <text:p/>
          </table:table-cell>
          <table:table-cell table:style-name="ce24" table:formula="of:=IF([.J38]=[.J84];&quot;&quot;; [.J38]-[.J84])">
            <text:p/>
          </table:table-cell>
          <table:table-cell table:style-name="ce24" table:formula="of:=IF([.K38]=[.K84];&quot;&quot;; [.K38]-[.K84])">
            <text:p/>
          </table:table-cell>
          <table:table-cell table:style-name="ce24" table:formula="of:=IF([.L38]=[.L84];&quot;&quot;; [.L38]-[.L84])">
            <text:p/>
          </table:table-cell>
          <table:table-cell table:style-name="ce24" table:formula="of:=IF([.M38]=[.M84];&quot;&quot;; [.M38]-[.M84])">
            <text:p/>
          </table:table-cell>
          <table:table-cell table:style-name="ce24" table:formula="of:=IF([.N38]=[.N84];&quot;&quot;; [.N38]-[.N84])">
            <text:p/>
          </table:table-cell>
          <table:table-cell table:style-name="ce24" table:formula="of:=IF([.O38]=[.O84];&quot;&quot;; [.O38]-[.O84])">
            <text:p/>
          </table:table-cell>
          <table:table-cell table:style-name="ce24" table:formula="of:=IF([.P38]=[.P84];&quot;&quot;; [.P38]-[.P84])">
            <text:p/>
          </table:table-cell>
          <table:table-cell table:style-name="ce24" table:formula="of:=IF([.Q38]=[.Q84];&quot;&quot;; [.Q38]-[.Q84])">
            <text:p/>
          </table:table-cell>
          <table:table-cell table:style-name="ce24" table:formula="of:=IF([.R38]=[.R84];&quot;&quot;; [.R38]-[.R84])">
            <text:p/>
          </table:table-cell>
          <table:table-cell table:style-name="ce24" table:formula="of:=IF([.S38]=[.S84];&quot;&quot;; [.S38]-[.S84])">
            <text:p/>
          </table:table-cell>
          <table:table-cell table:style-name="ce24" table:formula="of:=IF([.T38]=[.T84];&quot;&quot;; [.T38]-[.T84])">
            <text:p/>
          </table:table-cell>
          <table:table-cell table:style-name="ce24" table:formula="of:=IF([.U38]=[.U84];&quot;&quot;; [.U38]-[.U84])">
            <text:p/>
          </table:table-cell>
          <table:table-cell table:style-name="ce24" table:formula="of:=IF([.V38]=[.V84];&quot;&quot;; [.V38]-[.V84])">
            <text:p/>
          </table:table-cell>
          <table:table-cell table:style-name="ce24" table:formula="of:=IF([.W38]=[.W84];&quot;&quot;; [.W38]-[.W84])">
            <text:p/>
          </table:table-cell>
          <table:table-cell table:style-name="ce24" table:formula="of:=IF([.X38]=[.X84];&quot;&quot;; [.X38]-[.X84])">
            <text:p/>
          </table:table-cell>
          <table:table-cell table:style-name="ce24" table:formula="of:=IF([.Y38]=[.Y84];&quot;&quot;; [.Y38]-[.Y84])">
            <text:p/>
          </table:table-cell>
          <table:table-cell table:style-name="ce24" table:formula="of:=IF([.Z38]=[.Z84];&quot;&quot;; [.Z38]-[.Z84])">
            <text:p/>
          </table:table-cell>
          <table:table-cell table:style-name="ce24" table:formula="of:=IF([.AA38]=[.AA84];&quot;&quot;; [.AA38]-[.AA84])">
            <text:p/>
          </table:table-cell>
          <table:table-cell table:style-name="ce24" table:formula="of:=IF([.AB38]=[.AB84];&quot;&quot;; [.AB38]-[.AB84])">
            <text:p/>
          </table:table-cell>
          <table:table-cell table:style-name="ce24" table:formula="of:=IF([.AC38]=[.AC84];&quot;&quot;; [.AC38]-[.AC84])">
            <text:p/>
          </table:table-cell>
          <table:table-cell table:style-name="ce24" table:formula="of:=IF([.AD38]=[.AD84];&quot;&quot;; [.AD38]-[.AD84])">
            <text:p/>
          </table:table-cell>
          <table:table-cell table:style-name="ce24" table:formula="of:=IF([.AE38]=[.AE84];&quot;&quot;; [.AE38]-[.AE84])">
            <text:p/>
          </table:table-cell>
          <table:table-cell table:style-name="ce24" table:formula="of:=IF([.AF38]=[.AF84];&quot;&quot;; [.AF38]-[.AF84])">
            <text:p/>
          </table:table-cell>
          <table:table-cell table:style-name="ce24" table:formula="of:=IF([.AG38]=[.AG84];&quot;&quot;; [.AG38]-[.AG84])">
            <text:p/>
          </table:table-cell>
          <table:table-cell table:style-name="ce24" table:formula="of:=IF([.AH38]=[.AH84];&quot;&quot;; [.AH38]-[.AH84])">
            <text:p/>
          </table:table-cell>
          <table:table-cell table:style-name="ce24" table:formula="of:=IF([.AI38]=[.AI84];&quot;&quot;; [.AI38]-[.AI84])">
            <text:p/>
          </table:table-cell>
          <table:table-cell table:style-name="ce24" table:formula="of:=IF([.AJ38]=[.AJ84];&quot;&quot;; [.AJ38]-[.AJ84])">
            <text:p/>
          </table:table-cell>
          <table:table-cell table:style-name="ce24" table:formula="of:=IF([.AK38]=[.AK84];&quot;&quot;; [.AK38]-[.AK84])">
            <text:p/>
          </table:table-cell>
          <table:table-cell table:style-name="ce24" table:formula="of:=IF([.AL38]=[.AL84];&quot;&quot;; [.AL38]-[.AL84])">
            <text:p/>
          </table:table-cell>
          <table:table-cell table:number-columns-repeated="985"/>
        </table:table-row>
        <table:table-row table:style-name="ro1" table:number-rows-repeated="104845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Eczar" svg:font-family="Eczar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42P0" style:volatile="true">
      <number:number number:decimal-places="0" number:min-decimal-places="0" number:min-integer-digits="1" number:grouping="true"/>
      <number:text> Ft</number:text>
    </number:number-style>
    <number:number-style style:name="N142">
      <number:text>-</number:text>
      <number:number number:decimal-places="0" number:min-decimal-places="0" number:min-integer-digits="1" number:grouping="true"/>
      <number:text> Ft</number:text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  <number:text> Ft</number:text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number:text> Ft</number:text>
      <style:map style:condition="value()&gt;=0" style:apply-style-name="N143P0"/>
    </number:number-style>
    <number:number-style style:name="N145P0" style:volatile="true">
      <number:number number:decimal-places="2" number:min-decimal-places="2" number:min-integer-digits="1" number:grouping="true"/>
      <number:text> Ft</number:text>
    </number:number-style>
    <number:number-style style:name="N145">
      <number:text>-</number:text>
      <number:number number:decimal-places="2" number:min-decimal-places="2" number:min-integer-digits="1" number:grouping="true"/>
      <number:text> Ft</number:text>
      <style:map style:condition="value()&gt;=0" style:apply-style-name="N145P0"/>
    </number:number-style>
    <number:number-style style:name="N146P0" style:volatile="true">
      <number:number number:decimal-places="2" number:min-decimal-places="2" number:min-integer-digits="1" number:grouping="true"/>
      <number:text> Ft</number:text>
    </number:number-style>
    <number:number-style style:name="N146">
      <style:text-properties fo:color="#ff0000"/>
      <number:text>-</number:text>
      <number:number number:decimal-places="2" number:min-decimal-places="2" number:min-integer-digits="1" number:grouping="true"/>
      <number:text> Ft</number:text>
      <style:map style:condition="value()&gt;=0" style:apply-style-name="N146P0"/>
    </number:number-style>
    <number:date-style style:name="N147">
      <number:year number:style="long"/>
      <number:text>.</number:text>
      <number:month number:style="long"/>
      <number:text>.</number:text>
      <number:day number:style="long"/>
    </number:date-style>
    <number:date-style style:name="N148">
      <number:day number:style="long"/>
      <number:text>.</number:text>
      <number:month number:textual="true"/>
      <number:text>.</number:text>
      <number:year/>
    </number:date-style>
    <number:date-style style:name="N149">
      <number:day number:style="long"/>
      <number:text>.</number:text>
      <number:month number:textual="true"/>
    </number:date-style>
    <number:date-style style:name="N150">
      <number:month number:textual="true"/>
      <number:text>.</number:text>
      <number:year/>
    </number:date-style>
    <number:time-style style:name="N151">
      <number:hours/>
      <number:text>:</number:text>
      <number:minutes number:style="long"/>
      <number:text> </number:text>
      <number:am-pm/>
    </number:time-style>
    <number:time-style style:name="N15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3">
      <number:hours/>
      <number:text>:</number:text>
      <number:minutes number:style="long"/>
    </number:time-style>
    <number:time-style style:name="N154">
      <number:hours/>
      <number:text>:</number:text>
      <number:minutes number:style="long"/>
      <number:text>:</number:text>
      <number:seconds number:style="long"/>
    </number:time-style>
    <number:date-style style:name="N155">
      <number:year number:style="long"/>
      <number:text>.</number:text>
      <number:month number:style="long"/>
      <number:text>.</number:text>
      <number:day number:style="long"/>
      <number:text> </number:text>
      <number:hours/>
      <number:text>:</number:text>
      <number:minutes number:style="long"/>
    </number:date-style>
    <number:number-style style:name="N157P0" style:volatile="true">
      <number:number number:decimal-places="0" number:min-decimal-places="0" number:min-integer-digits="1" number:grouping="true"/>
      <number:text>    </number:text>
    </number:number-style>
    <number:number-style style:name="N157"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57P0"/>
    </number:number-style>
    <number:number-style style:name="N158P0" style:volatile="true">
      <number:number number:decimal-places="0" number:min-decimal-places="0" number:min-integer-digits="1" number:grouping="true"/>
      <number:text>    </number:text>
    </number:number-style>
    <number:number-style style:name="N158">
      <style:text-properties fo:color="#ff0000"/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58P0"/>
    </number:number-style>
    <number:number-style style:name="N160P0" style:volatile="true">
      <number:number number:decimal-places="2" number:min-decimal-places="2" number:min-integer-digits="1" number:grouping="true"/>
      <number:text>    </number:text>
    </number:number-style>
    <number:number-style style:name="N160"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60P0"/>
    </number:number-style>
    <number:number-style style:name="N161P0" style:volatile="true">
      <number:number number:decimal-places="2" number:min-decimal-places="2" number:min-integer-digits="1" number:grouping="true"/>
      <number:text>    </number:text>
    </number:number-style>
    <number:number-style style:name="N161">
      <style:text-properties fo:color="#ff0000"/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61P0"/>
    </number:number-style>
    <number:number-style style:name="N165P0" style:volatile="true">
      <number:text> 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65P1" style:volatile="true">
      <number:text>-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65P2" style:volatile="true">
      <number:text> </number:text>
      <number:fill-character> </number:fill-character>
      <number:text>-    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fill-character> </number:fill-character>
      <number:number number:decimal-places="0" number:min-decimal-places="0" number:min-integer-digits="1" number:grouping="true"/>
      <number:text> Ft </number:text>
    </number:number-style>
    <number:number-style style:name="N169P1" style:volatile="true">
      <number:text>-</number:text>
      <number:fill-character> </number:fill-character>
      <number:number number:decimal-places="0" number:min-decimal-places="0" number:min-integer-digits="1" number:grouping="true"/>
      <number:text> Ft </number:text>
    </number:number-style>
    <number:number-style style:name="N169P2" style:volatile="true">
      <number:text> </number:text>
      <number:fill-character> </number:fill-character>
      <number:text>- Ft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73P1" style:volatile="true">
      <number:text>-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7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text> </number:text>
      <number:fill-character> </number:fill-character>
      <number:number number:decimal-places="2" number:min-decimal-places="2" number:min-integer-digits="1" number:grouping="true"/>
      <number:text> Ft </number:text>
    </number:number-style>
    <number:number-style style:name="N177P1" style:volatile="true">
      <number:text>-</number:text>
      <number:fill-character> </number:fill-character>
      <number:number number:decimal-places="2" number:min-decimal-places="2" number:min-integer-digits="1" number:grouping="true"/>
      <number:text> Ft </number:text>
    </number:number-style>
    <number:number-style style:name="N17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Ft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1">0000.00.00</text:date>, <text:time style:data-style-name="N2" text:time-value="14:03:12.633610055"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5T15:32:17.040073416</meta:creation-date>
    <dc:title>A4</dc:title>
    <meta:editing-duration>PT2H29M3S</meta:editing-duration>
    <meta:editing-cycles>46</meta:editing-cycles>
    <meta:generator>LibreOffice/7.1.0.3$Linux_X86_64 LibreOffice_project/10$Build-3</meta:generator>
    <dc:date>2021-02-11T14:05:06.733382109</dc:date>
    <meta:document-statistic meta:table-count="1" meta:cell-count="4045" meta:object-count="2"/>
    <meta:template xlink:type="simple" xlink:actuate="onRequest" xlink:title="A4" xlink:href="../../../../Sablonok/A4.ots" meta:date="2021-02-05T15:32:16.446990129"/>
  </office:meta>
</office:document-meta>
</file>